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0F0000000FEDEFC6DA2AC4EA88.png" manifest:media-type="image/png"/>
  <manifest:file-entry manifest:full-path="Pictures/100002010000000F0000000F11B80C9D2DA6CA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4" style:family="table">
      <style:table-properties style:width="19.103cm" fo:margin-left="-1.154cm" table:align="left"/>
    </style:style>
    <style:style style:name="Tableau14.A" style:family="table-column">
      <style:table-column-properties style:column-width="5.503cm"/>
    </style:style>
    <style:style style:name="Tableau14.B" style:family="table-column">
      <style:table-column-properties style:column-width="13.6cm"/>
    </style:style>
    <style:style style:name="Tableau14.1" style:family="table-row">
      <style:table-row-properties style:min-row-height="1.088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2" style:family="table-row">
      <style:table-row-properties style:min-row-height="0.711cm"/>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4" style:family="table-row">
      <style:table-row-properties style:min-row-height="0.545cm"/>
    </style:style>
    <style:style style:name="Tableau14.5" style:family="table-row">
      <style:table-row-properties style:min-row-height="0.649cm"/>
    </style:style>
    <style:style style:name="Tableau14.6" style:family="table-row">
      <style:table-row-properties style:min-row-height="0.554cm"/>
    </style:style>
    <style:style style:name="Tableau14.7" style:family="table-row">
      <style:table-row-properties style:min-row-height="0.459cm"/>
    </style:style>
    <style:style style:name="Tableau14.8" style:family="table-row">
      <style:table-row-properties style:min-row-height="0.284cm"/>
    </style:style>
    <style:style style:name="Tableau14.9" style:family="table-row">
      <style:table-row-properties style:min-row-height="0.4cm"/>
    </style:style>
    <style:style style:name="Tableau14.10" style:family="table-row">
      <style:table-row-properties style:min-row-height="0.199cm"/>
    </style:style>
    <style:style style:name="Tableau14.11" style:family="table-row">
      <style:table-row-properties style:min-row-height="0.21cm"/>
    </style:style>
    <style:style style:name="Tableau14.12" style:family="table-row">
      <style:table-row-properties style:min-row-height="0.22cm"/>
    </style:style>
    <style:style style:name="Tableau14.13" style:family="table-row">
      <style:table-row-properties style:min-row-height="0.443cm"/>
    </style:style>
    <style:style style:name="Tableau14.14" style:family="table-row">
      <style:table-row-properties style:min-row-height="0.136cm"/>
    </style:style>
    <style:style style:name="Tableau14.15" style:family="table-row">
      <style:table-row-properties style:min-row-height="0.146cm"/>
    </style:style>
    <style:style style:name="Tableau14.16" style:family="table-row">
      <style:table-row-properties style:min-row-height="0.157cm"/>
    </style:style>
    <style:style style:name="Tableau14.17" style:family="table-row">
      <style:table-row-properties style:min-row-height="0.168cm"/>
    </style:style>
    <style:style style:name="Tableau14.18" style:family="table-row">
      <style:table-row-properties style:min-row-height="0.893cm"/>
    </style:style>
    <style:style style:name="Tableau6" style:family="table">
      <style:table-properties style:width="18.997cm" fo:margin-left="-0.942cm" table:align="left"/>
    </style:style>
    <style:style style:name="Tableau6.A" style:family="table-column">
      <style:table-column-properties style:column-width="6.588cm"/>
    </style:style>
    <style:style style:name="Tableau6.B" style:family="table-column">
      <style:table-column-properties style:column-width="12.409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2" style:family="table-row">
      <style:table-row-properties style:min-row-height="1.82cm"/>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4" style:family="table-row">
      <style:table-row-properties style:min-row-height="0.677cm"/>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style:vertical-align="middle"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5" style:family="table">
      <style:table-properties style:width="18.997cm" fo:margin-left="-0.942cm" table:align="left"/>
    </style:style>
    <style:style style:name="Tableau5.A" style:family="table-column">
      <style:table-column-properties style:column-width="6.588cm"/>
    </style:style>
    <style:style style:name="Tableau5.B" style:family="table-column">
      <style:table-column-properties style:column-width="12.409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2" style:family="table-row">
      <style:table-row-properties style:min-row-height="1.157cm"/>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 fo:padding="0.097cm" fo:border-left="0.05pt solid #000000" fo:border-right="0.05pt solid #000000" fo:border-top="none" fo:border-bottom="0.05pt solid #000000"/>
    </style:style>
    <style:style style:name="Tableau5.3" style:family="table-row">
      <style:table-row-properties style:min-row-height="0.527cm"/>
    </style:style>
    <style:style style:name="Tableau5.A3" style:family="table-cell">
      <style:table-cell-properties fo:padding="0.097cm" fo:border-left="0.05pt solid #000000" fo:border-right="none" fo:border-top="none" fo:border-bottom="0.05pt solid #000000"/>
    </style:style>
    <style:style style:name="Tableau5.4" style:family="table-row">
      <style:table-row-properties style:min-row-height="0.677cm"/>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1" style:family="table">
      <style:table-properties style:width="18.997cm" fo:margin-left="-0.942cm" table:align="left"/>
    </style:style>
    <style:style style:name="Tableau1.A" style:family="table-column">
      <style:table-column-properties style:column-width="6.588cm"/>
    </style:style>
    <style:style style:name="Tableau1.B" style:family="table-column">
      <style:table-column-properties style:column-width="12.40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2" style:family="table-row">
      <style:table-row-properties style:min-row-height="1.82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4" style:family="table-row">
      <style:table-row-properties style:min-row-height="0.677cm"/>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7" style:family="table">
      <style:table-properties style:width="18.997cm" fo:margin-left="-0.942cm" table:align="left"/>
    </style:style>
    <style:style style:name="Tableau7.A" style:family="table-column">
      <style:table-column-properties style:column-width="6.588cm"/>
    </style:style>
    <style:style style:name="Tableau7.B" style:family="table-column">
      <style:table-column-properties style:column-width="12.409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2" style:family="table-row">
      <style:table-row-properties style:min-row-height="1.82cm"/>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4" style:family="table-row">
      <style:table-row-properties style:min-row-height="0.677cm"/>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style:vertical-align="middle"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8" style:family="table">
      <style:table-properties style:width="18.997cm" fo:margin-left="-0.942cm" table:align="left"/>
    </style:style>
    <style:style style:name="Tableau8.A" style:family="table-column">
      <style:table-column-properties style:column-width="6.588cm"/>
    </style:style>
    <style:style style:name="Tableau8.B" style:family="table-column">
      <style:table-column-properties style:column-width="12.409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2" style:family="table-row">
      <style:table-row-properties style:min-row-height="1.82cm"/>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4" style:family="table-row">
      <style:table-row-properties style:min-row-height="0.677cm"/>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style:vertical-align="middle"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15" style:family="table">
      <style:table-properties style:width="18.997cm" fo:margin-left="-0.942cm" table:align="left"/>
    </style:style>
    <style:style style:name="Tableau15.A" style:family="table-column">
      <style:table-column-properties style:column-width="6.588cm"/>
    </style:style>
    <style:style style:name="Tableau15.B" style:family="table-column">
      <style:table-column-properties style:column-width="12.409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style:vertical-align="middle" fo:padding="0.097cm" fo:border="0.05pt solid #000000"/>
    </style:style>
    <style:style style:name="Tableau15.2" style:family="table-row">
      <style:table-row-properties style:min-row-height="1.82cm"/>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style:vertical-align=""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4" style:family="table-row">
      <style:table-row-properties style:min-row-height="0.677cm"/>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style:vertical-align="middle"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4" style:family="table">
      <style:table-properties style:width="18.997cm" fo:margin-left="-0.942cm" table:align="left"/>
    </style:style>
    <style:style style:name="Tableau4.A" style:family="table-column">
      <style:table-column-properties style:column-width="6.588cm"/>
    </style:style>
    <style:style style:name="Tableau4.B" style:family="table-column">
      <style:table-column-properties style:column-width="12.40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2" style:family="table-row">
      <style:table-row-properties style:min-row-height="1.82cm"/>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4" style:family="table-row">
      <style:table-row-properties style:min-row-height="0.677cm"/>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2" style:family="table">
      <style:table-properties style:width="18.997cm" fo:margin-left="-0.942cm" table:align="left"/>
    </style:style>
    <style:style style:name="Tableau2.A" style:family="table-column">
      <style:table-column-properties style:column-width="6.588cm"/>
    </style:style>
    <style:style style:name="Tableau2.B"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2" style:family="table-row">
      <style:table-row-properties style:min-row-height="1.82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4" style:family="table-row">
      <style:table-row-properties style:min-row-height="0.677cm"/>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3" style:family="table">
      <style:table-properties style:width="7.197cm" fo:margin-left="4.879cm" table:align="left"/>
    </style:style>
    <style:style style:name="Tableau3.A" style:family="table-column">
      <style:table-column-properties style:column-width="7.197cm"/>
    </style:style>
    <style:style style:name="Tableau3.A1" style:family="table-cell">
      <style:table-cell-properties fo:background-color="#00cc00" fo:padding="0.097cm" fo:border="0.05pt solid #000000">
        <style:background-image/>
      </style:table-cell-properties>
    </style:style>
    <style:style style:name="Tableau10" style:family="table">
      <style:table-properties style:width="7.197cm" fo:margin-left="4.879cm" table:align="left"/>
    </style:style>
    <style:style style:name="Tableau10.A" style:family="table-column">
      <style:table-column-properties style:column-width="7.197cm"/>
    </style:style>
    <style:style style:name="Tableau10.A1" style:family="table-cell">
      <style:table-cell-properties fo:background-color="#00cc00" fo:padding="0.097cm" fo:border="0.05pt solid #000000">
        <style:background-image/>
      </style:table-cell-properties>
    </style:style>
    <style:style style:name="P1" style:family="paragraph" style:parent-style-name="Text_20_body">
      <style:text-properties officeooo:rsid="00226552" officeooo:paragraph-rsid="00226552"/>
    </style:style>
    <style:style style:name="P2" style:family="paragraph" style:parent-style-name="Text_20_body">
      <style:text-properties officeooo:rsid="001aada4" officeooo:paragraph-rsid="00ace51b" fo:background-color="#ffff00"/>
    </style:style>
    <style:style style:name="P3" style:family="paragraph" style:parent-style-name="Text_20_body">
      <style:text-properties officeooo:rsid="001aada4" officeooo:paragraph-rsid="00b2d8a3" fo:background-color="#ffff00"/>
    </style:style>
    <style:style style:name="P4" style:family="paragraph" style:parent-style-name="Text_20_body">
      <style:text-properties officeooo:paragraph-rsid="002ab15b" fo:background-color="#ffff00"/>
    </style:style>
    <style:style style:name="P5" style:family="paragraph" style:parent-style-name="Text_20_body">
      <style:text-properties officeooo:rsid="009d0d64" officeooo:paragraph-rsid="00b4de3d" fo:background-color="#ffff00"/>
    </style:style>
    <style:style style:name="P6" style:family="paragraph" style:parent-style-name="Text_20_body">
      <style:text-properties officeooo:rsid="00a08726" officeooo:paragraph-rsid="00b4de3d" fo:background-color="#ffff00"/>
    </style:style>
    <style:style style:name="P7" style:family="paragraph" style:parent-style-name="Text_20_body">
      <style:text-properties officeooo:rsid="001aada4" officeooo:paragraph-rsid="00ace51b" fo:background-color="#00cc00"/>
    </style:style>
    <style:style style:name="P8" style:family="paragraph" style:parent-style-name="Text_20_body">
      <style:text-properties fo:background-color="transparent"/>
    </style:style>
    <style:style style:name="P9" style:family="paragraph" style:parent-style-name="Text_20_body">
      <style:paragraph-properties fo:text-align="center" style:justify-single-word="false"/>
      <style:text-properties officeooo:rsid="001aada4" officeooo:paragraph-rsid="00ace51b" fo:background-color="transparent"/>
    </style:style>
    <style:style style:name="P10" style:family="paragraph" style:parent-style-name="Text_20_body">
      <style:text-properties officeooo:rsid="00bde607" officeooo:paragraph-rsid="00bde607" fo:background-color="transparent"/>
    </style:style>
    <style:style style:name="P11" style:family="paragraph" style:parent-style-name="Text_20_body">
      <style:text-properties style:text-underline-style="solid" style:text-underline-width="auto" style:text-underline-color="font-color" fo:font-weight="bold" officeooo:rsid="001c7d39" officeooo:paragraph-rsid="00ace51b"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01c7d39" officeooo:paragraph-rsid="00b2d8a3" style:font-weight-asian="bold" style:font-weight-complex="bold"/>
    </style:style>
    <style:style style:name="P13" style:family="paragraph" style:parent-style-name="Text_20_body">
      <style:paragraph-properties fo:text-align="center" style:justify-single-word="false"/>
      <style:text-properties fo:font-size="12pt" officeooo:paragraph-rsid="00ace51b" style:font-size-asian="12pt" style:font-size-complex="12pt"/>
    </style:style>
    <style:style style:name="P14" style:family="paragraph" style:parent-style-name="Text_20_body">
      <style:paragraph-properties fo:text-align="center" style:justify-single-word="false"/>
      <style:text-properties fo:font-size="12pt" officeooo:paragraph-rsid="00b2d8a3" style:font-size-asian="12pt" style:font-size-complex="12pt"/>
    </style:style>
    <style:style style:name="P15" style:family="paragraph" style:parent-style-name="Text_20_body">
      <style:text-properties officeooo:paragraph-rsid="002954be"/>
    </style:style>
    <style:style style:name="P16" style:family="paragraph" style:parent-style-name="Text_20_body">
      <style:text-properties officeooo:paragraph-rsid="002ab15b"/>
    </style:style>
    <style:style style:name="P17" style:family="paragraph" style:parent-style-name="Text_20_body">
      <style:paragraph-properties fo:text-align="start" style:justify-single-word="false"/>
      <style:text-properties officeooo:paragraph-rsid="007e0a09"/>
    </style:style>
    <style:style style:name="P18" style:family="paragraph" style:parent-style-name="Text_20_body">
      <style:paragraph-properties fo:text-align="start" style:justify-single-word="false"/>
      <style:text-properties officeooo:paragraph-rsid="00b2d8a3"/>
    </style:style>
    <style:style style:name="P19" style:family="paragraph" style:parent-style-name="Text_20_body">
      <style:paragraph-properties fo:text-align="start" style:justify-single-word="false"/>
      <style:text-properties officeooo:paragraph-rsid="002954be"/>
    </style:style>
    <style:style style:name="P20" style:family="paragraph" style:parent-style-name="Text_20_body">
      <style:paragraph-properties fo:text-align="start" style:justify-single-word="false"/>
      <style:text-properties officeooo:paragraph-rsid="00c58d82"/>
    </style:style>
    <style:style style:name="P21" style:family="paragraph" style:parent-style-name="Text_20_body">
      <style:paragraph-properties fo:text-align="start" style:justify-single-word="false"/>
      <style:text-properties officeooo:paragraph-rsid="012905b1"/>
    </style:style>
    <style:style style:name="P22" style:family="paragraph" style:parent-style-name="Text_20_body">
      <style:text-properties fo:font-style="italic" officeooo:rsid="002ab15b" officeooo:paragraph-rsid="002ab15b" style:font-style-asian="italic" style:font-style-complex="italic"/>
    </style:style>
    <style:style style:name="P23" style:family="paragraph" style:parent-style-name="Text_20_body">
      <style:text-properties fo:font-style="italic" officeooo:paragraph-rsid="002ab15b" fo:background-color="#ffff00" style:font-style-asian="italic" style:font-style-complex="italic"/>
    </style:style>
    <style:style style:name="P24" style:family="paragraph" style:parent-style-name="Text_20_body">
      <style:text-properties fo:font-style="italic" officeooo:rsid="00a1f4ba" officeooo:paragraph-rsid="00b4de3d" fo:background-color="#ffff00" style:font-style-asian="italic" style:font-style-complex="italic"/>
    </style:style>
    <style:style style:name="P25" style:family="paragraph" style:parent-style-name="Text_20_body">
      <style:text-properties fo:font-style="italic" officeooo:paragraph-rsid="002954be" fo:background-color="#ed1c24" style:font-style-asian="italic" style:font-style-complex="italic"/>
    </style:style>
    <style:style style:name="P26" style:family="paragraph" style:parent-style-name="Text_20_body">
      <style:text-properties officeooo:paragraph-rsid="002c5963"/>
    </style:style>
    <style:style style:name="P27" style:family="paragraph" style:parent-style-name="Text_20_body">
      <style:text-properties officeooo:rsid="002d89e0" officeooo:paragraph-rsid="002d89e0"/>
    </style:style>
    <style:style style:name="P28" style:family="paragraph" style:parent-style-name="Text_20_body">
      <style:text-properties officeooo:paragraph-rsid="00305707"/>
    </style:style>
    <style:style style:name="P29" style:family="paragraph" style:parent-style-name="Text_20_body">
      <style:paragraph-properties fo:text-align="start" style:justify-single-word="false"/>
      <style:text-properties officeooo:rsid="00305707" officeooo:paragraph-rsid="0038ec0e"/>
    </style:style>
    <style:style style:name="P30" style:family="paragraph" style:parent-style-name="Text_20_body">
      <style:text-properties officeooo:paragraph-rsid="0032ee8c"/>
    </style:style>
    <style:style style:name="P31" style:family="paragraph" style:parent-style-name="Text_20_body">
      <style:paragraph-properties fo:text-align="center" style:justify-single-word="false"/>
      <style:text-properties officeooo:rsid="00349c9a" officeooo:paragraph-rsid="00349c9a"/>
    </style:style>
    <style:style style:name="P32" style:family="paragraph" style:parent-style-name="Text_20_body">
      <style:text-properties officeooo:rsid="00349c9a" officeooo:paragraph-rsid="00349c9a"/>
    </style:style>
    <style:style style:name="P33" style:family="paragraph" style:parent-style-name="Text_20_body">
      <style:paragraph-properties fo:text-align="center" style:justify-single-word="false"/>
      <style:text-properties officeooo:rsid="00375c9e" officeooo:paragraph-rsid="00375c9e"/>
    </style:style>
    <style:style style:name="P34" style:family="paragraph" style:parent-style-name="Text_20_body">
      <style:paragraph-properties fo:text-align="center" style:justify-single-word="false"/>
      <style:text-properties officeooo:rsid="0038ec0e" officeooo:paragraph-rsid="0038ec0e"/>
    </style:style>
    <style:style style:name="P35" style:family="paragraph" style:parent-style-name="Text_20_body">
      <style:paragraph-properties fo:text-align="center" style:justify-single-word="false"/>
      <style:text-properties officeooo:rsid="003c8ce7" officeooo:paragraph-rsid="003c8ce7"/>
    </style:style>
    <style:style style:name="P36" style:family="paragraph" style:parent-style-name="Text_20_body">
      <style:paragraph-properties fo:text-align="justify" style:justify-single-word="false"/>
      <style:text-properties officeooo:paragraph-rsid="0052736e"/>
    </style:style>
    <style:style style:name="P37" style:family="paragraph" style:parent-style-name="Text_20_body">
      <style:text-properties officeooo:paragraph-rsid="005ce81e"/>
    </style:style>
    <style:style style:name="P38" style:family="paragraph" style:parent-style-name="Text_20_body">
      <style:paragraph-properties fo:text-align="justify" style:justify-single-word="false"/>
      <style:text-properties fo:font-size="9pt" fo:font-style="italic" officeooo:paragraph-rsid="005c5bb7" style:font-size-asian="9pt" style:font-style-asian="italic" style:font-size-complex="9pt" style:font-style-complex="italic"/>
    </style:style>
    <style:style style:name="P39" style:family="paragraph" style:parent-style-name="Text_20_body">
      <style:paragraph-properties fo:text-align="justify" style:justify-single-word="false"/>
      <style:text-properties fo:font-size="9pt" fo:font-style="italic" officeooo:rsid="0045da64" officeooo:paragraph-rsid="0045da64" style:font-size-asian="9pt" style:font-style-asian="italic" style:font-size-complex="9pt" style:font-style-complex="italic"/>
    </style:style>
    <style:style style:name="P40" style:family="paragraph" style:parent-style-name="Text_20_body">
      <style:paragraph-properties fo:text-align="start" style:justify-single-word="false"/>
      <style:text-properties fo:font-size="9pt" officeooo:paragraph-rsid="003eb104" style:font-size-asian="7.84999990463257pt" style:font-size-complex="9pt"/>
    </style:style>
    <style:style style:name="P41" style:family="paragraph" style:parent-style-name="Text_20_body">
      <style:text-properties officeooo:rsid="007ac5c3" officeooo:paragraph-rsid="007ac5c3"/>
    </style:style>
    <style:style style:name="P42" style:family="paragraph" style:parent-style-name="Text_20_body">
      <style:paragraph-properties fo:text-align="center" style:justify-single-word="false"/>
      <style:text-properties fo:language="fr" fo:country="FR" officeooo:rsid="002d89e0" officeooo:paragraph-rsid="003a88f7" style:language-asian="zxx" style:country-asian="none" style:language-complex="zxx" style:country-complex="none"/>
    </style:style>
    <style:style style:name="P43" style:family="paragraph" style:parent-style-name="Text_20_body">
      <style:paragraph-properties fo:text-align="center" style:justify-single-word="false"/>
      <style:text-properties fo:language="fr" fo:country="FR" officeooo:rsid="002d89e0" officeooo:paragraph-rsid="002e8efe" style:language-asian="zxx" style:country-asian="none" style:language-complex="zxx" style:country-complex="none"/>
    </style:style>
    <style:style style:name="P44" style:family="paragraph" style:parent-style-name="Text_20_body">
      <style:paragraph-properties fo:text-align="start" style:justify-single-word="false"/>
      <style:text-properties fo:language="fr" fo:country="FR" officeooo:rsid="0032ee8c" officeooo:paragraph-rsid="00349c9a" style:language-asian="zxx" style:country-asian="none" style:language-complex="zxx" style:country-complex="none"/>
    </style:style>
    <style:style style:name="P45" style:family="paragraph" style:parent-style-name="Text_20_body">
      <style:paragraph-properties fo:text-align="start" style:justify-single-word="false"/>
      <style:text-properties fo:language="fr" fo:country="FR" officeooo:rsid="0032ee8c" officeooo:paragraph-rsid="0032ee8c" style:language-asian="zxx" style:country-asian="none" style:language-complex="zxx" style:country-complex="none"/>
    </style:style>
    <style:style style:name="P46" style:family="paragraph" style:parent-style-name="Text_20_body">
      <style:paragraph-properties fo:text-align="start" style:justify-single-word="false"/>
      <style:text-properties fo:language="fr" fo:country="FR" officeooo:rsid="00349c9a" officeooo:paragraph-rsid="00349c9a"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fr" fo:country="FR" officeooo:rsid="00375c9e" officeooo:paragraph-rsid="00375c9e" style:language-asian="zxx" style:country-asian="none" style:language-complex="zxx" style:country-complex="none"/>
    </style:style>
    <style:style style:name="P48" style:family="paragraph" style:parent-style-name="Text_20_body">
      <style:paragraph-properties fo:text-align="start" style:justify-single-word="false"/>
      <style:text-properties fo:language="fr" fo:country="FR" officeooo:rsid="003a88f7" officeooo:paragraph-rsid="003a88f7" style:language-asian="zxx" style:country-asian="none" style:language-complex="zxx" style:country-complex="none"/>
    </style:style>
    <style:style style:name="P49" style:family="paragraph" style:parent-style-name="Text_20_body">
      <style:paragraph-properties fo:text-align="center" style:justify-single-word="false"/>
      <style:text-properties fo:language="fr" fo:country="FR" officeooo:rsid="00305707" officeooo:paragraph-rsid="003a88f7" style:language-asian="zxx" style:country-asian="none" style:language-complex="zxx" style:country-complex="none"/>
    </style:style>
    <style:style style:name="P50" style:family="paragraph" style:parent-style-name="Text_20_body">
      <style:paragraph-properties fo:text-align="center" style:justify-single-word="false"/>
      <style:text-properties fo:language="fr" fo:country="FR" officeooo:rsid="011b0c49" officeooo:paragraph-rsid="011b0c49" style:language-asian="zxx" style:country-asian="none" style:language-complex="zxx" style:country-complex="none"/>
    </style:style>
    <style:style style:name="P51" style:family="paragraph" style:parent-style-name="Text_20_body">
      <style:text-properties fo:language="fr" fo:country="FR" officeooo:paragraph-rsid="002ab15b" fo:background-color="#ffff00" style:language-asian="zxx" style:country-asian="none" style:language-complex="zxx" style:country-complex="none"/>
    </style:style>
    <style:style style:name="P52" style:family="paragraph" style:parent-style-name="Text_20_body">
      <style:text-properties fo:language="fr" fo:country="FR" officeooo:rsid="00a9f462" officeooo:paragraph-rsid="00a9f462"/>
    </style:style>
    <style:style style:name="P53" style:family="paragraph" style:parent-style-name="Text_20_body">
      <style:text-properties officeooo:rsid="00305d6c" officeooo:paragraph-rsid="005ce81e"/>
    </style:style>
    <style:style style:name="P54" style:family="paragraph" style:parent-style-name="Text_20_body">
      <style:text-properties officeooo:paragraph-rsid="00a9f462"/>
    </style:style>
    <style:style style:name="P55" style:family="paragraph" style:parent-style-name="Text_20_body">
      <style:text-properties officeooo:paragraph-rsid="00ace51b"/>
    </style:style>
    <style:style style:name="P56" style:family="paragraph" style:parent-style-name="Text_20_body">
      <style:paragraph-properties fo:text-align="center" style:justify-single-word="false"/>
      <style:text-properties officeooo:paragraph-rsid="00b2d8a3"/>
    </style:style>
    <style:style style:name="P57" style:family="paragraph" style:parent-style-name="Text_20_body">
      <style:text-properties officeooo:paragraph-rsid="00ad71d9"/>
    </style:style>
    <style:style style:name="P58" style:family="paragraph" style:parent-style-name="Text_20_body">
      <style:text-properties officeooo:paragraph-rsid="009f3b0c"/>
    </style:style>
    <style:style style:name="P59" style:family="paragraph" style:parent-style-name="Text_20_body">
      <style:text-properties officeooo:paragraph-rsid="00b2d8a3"/>
    </style:style>
    <style:style style:name="P60" style:family="paragraph" style:parent-style-name="Text_20_body">
      <style:paragraph-properties fo:text-align="center" style:justify-single-word="false"/>
      <style:text-properties fo:font-size="15pt" officeooo:rsid="004c14a0" officeooo:paragraph-rsid="00b2d8a3" style:font-size-asian="15pt" style:font-size-complex="15pt"/>
    </style:style>
    <style:style style:name="P61" style:family="paragraph" style:parent-style-name="Text_20_body">
      <style:text-properties officeooo:paragraph-rsid="00b4de3d"/>
    </style:style>
    <style:style style:name="P62" style:family="paragraph" style:parent-style-name="Text_20_body">
      <style:text-properties fo:font-style="normal" officeooo:paragraph-rsid="00b4de3d" fo:background-color="#ffff00" style:font-style-asian="normal" style:font-style-complex="normal"/>
    </style:style>
    <style:style style:name="P63" style:family="paragraph" style:parent-style-name="Text_20_body">
      <style:text-properties officeooo:rsid="008d8f91" officeooo:paragraph-rsid="00b4de3d"/>
    </style:style>
    <style:style style:name="P64" style:family="paragraph" style:parent-style-name="Text_20_body">
      <style:text-properties officeooo:rsid="009ed2a3" officeooo:paragraph-rsid="00b4de3d"/>
    </style:style>
    <style:style style:name="P65" style:family="paragraph" style:parent-style-name="Text_20_body">
      <style:text-properties officeooo:paragraph-rsid="00b64072"/>
    </style:style>
    <style:style style:name="P66" style:family="paragraph" style:parent-style-name="Text_20_body">
      <style:text-properties officeooo:paragraph-rsid="00b83fb6"/>
    </style:style>
    <style:style style:name="P67" style:family="paragraph" style:parent-style-name="Text_20_body">
      <style:text-properties officeooo:paragraph-rsid="00b91f67"/>
    </style:style>
    <style:style style:name="P68" style:family="paragraph" style:parent-style-name="Text_20_body">
      <style:text-properties officeooo:rsid="00bc8ad7" officeooo:paragraph-rsid="00bc8ad7"/>
    </style:style>
    <style:style style:name="P69" style:family="paragraph" style:parent-style-name="Text_20_body">
      <style:paragraph-properties fo:text-align="center" style:justify-single-word="false"/>
      <style:text-properties officeooo:rsid="00bc8ad7" officeooo:paragraph-rsid="00bc8ad7"/>
    </style:style>
    <style:style style:name="P70" style:family="paragraph" style:parent-style-name="Text_20_body">
      <style:text-properties fo:background-color="#fff200"/>
    </style:style>
    <style:style style:name="P71" style:family="paragraph" style:parent-style-name="Text_20_body">
      <style:text-properties officeooo:paragraph-rsid="00c20431"/>
    </style:style>
    <style:style style:name="P72" style:family="paragraph" style:parent-style-name="Text_20_body">
      <style:text-properties officeooo:paragraph-rsid="00d87101"/>
    </style:style>
    <style:style style:name="P73" style:family="paragraph" style:parent-style-name="Text_20_body">
      <style:text-properties officeooo:paragraph-rsid="00d944b8"/>
    </style:style>
    <style:style style:name="P74" style:family="paragraph" style:parent-style-name="Text_20_body">
      <style:text-properties style:use-window-font-color="true" fo:font-style="italic" officeooo:paragraph-rsid="002954be" fo:background-color="#ed1c24" style:font-style-asian="italic" style:font-style-complex="italic"/>
    </style:style>
    <style:style style:name="P75" style:family="paragraph" style:parent-style-name="Text_20_body">
      <style:text-properties officeooo:paragraph-rsid="00dbfef1"/>
    </style:style>
    <style:style style:name="P76" style:family="paragraph" style:parent-style-name="Text_20_body">
      <style:text-properties officeooo:paragraph-rsid="00dc1bb2"/>
    </style:style>
    <style:style style:name="P77" style:family="paragraph" style:parent-style-name="Text_20_body">
      <style:text-properties officeooo:rsid="00dc1bb2" officeooo:paragraph-rsid="00dc1bb2"/>
    </style:style>
    <style:style style:name="P78" style:family="paragraph" style:parent-style-name="Text_20_body">
      <style:text-properties officeooo:paragraph-rsid="00e1e4aa"/>
    </style:style>
    <style:style style:name="P79" style:family="paragraph" style:parent-style-name="Text_20_body">
      <style:text-properties officeooo:paragraph-rsid="00e364a1"/>
    </style:style>
    <style:style style:name="P80" style:family="paragraph" style:parent-style-name="Text_20_body">
      <style:text-properties officeooo:paragraph-rsid="00e74fae"/>
    </style:style>
    <style:style style:name="P81" style:family="paragraph" style:parent-style-name="Text_20_body">
      <style:text-properties officeooo:paragraph-rsid="00e93bec"/>
    </style:style>
    <style:style style:name="P82" style:family="paragraph" style:parent-style-name="Text_20_body">
      <style:text-properties officeooo:paragraph-rsid="00e9f59c"/>
    </style:style>
    <style:style style:name="P83" style:family="paragraph" style:parent-style-name="Text_20_body">
      <style:text-properties officeooo:paragraph-rsid="00fc65f2"/>
    </style:style>
    <style:style style:name="P84" style:family="paragraph" style:parent-style-name="Text_20_body">
      <style:text-properties officeooo:rsid="0105927c" officeooo:paragraph-rsid="0105927c"/>
    </style:style>
    <style:style style:name="P85" style:family="paragraph" style:parent-style-name="Text_20_body">
      <style:text-properties officeooo:paragraph-rsid="0105927c"/>
    </style:style>
    <style:style style:name="P86" style:family="paragraph" style:parent-style-name="Text_20_body">
      <style:text-properties officeooo:paragraph-rsid="01061a02"/>
    </style:style>
    <style:style style:name="P87" style:family="paragraph" style:parent-style-name="Text_20_body">
      <style:text-properties officeooo:paragraph-rsid="010b4384"/>
    </style:style>
    <style:style style:name="P88" style:family="paragraph" style:parent-style-name="Text_20_body">
      <style:text-properties officeooo:paragraph-rsid="010c7088"/>
    </style:style>
    <style:style style:name="P89" style:family="paragraph" style:parent-style-name="Text_20_body">
      <style:text-properties officeooo:paragraph-rsid="0120f3da"/>
    </style:style>
    <style:style style:name="P90" style:family="paragraph" style:parent-style-name="Text_20_body">
      <style:text-properties officeooo:paragraph-rsid="0116261e"/>
    </style:style>
    <style:style style:name="P91" style:family="paragraph" style:parent-style-name="Text_20_body">
      <style:paragraph-properties fo:text-align="center" style:justify-single-word="false"/>
      <style:text-properties officeooo:rsid="0117e12b" officeooo:paragraph-rsid="0117e12b"/>
    </style:style>
    <style:style style:name="P92" style:family="paragraph" style:parent-style-name="Text_20_body">
      <style:text-properties officeooo:rsid="002e8efe" officeooo:paragraph-rsid="002e8efe"/>
    </style:style>
    <style:style style:name="P93" style:family="paragraph" style:parent-style-name="Text_20_body">
      <style:text-properties officeooo:rsid="01190f06" officeooo:paragraph-rsid="01190f06"/>
    </style:style>
    <style:style style:name="P94" style:family="paragraph" style:parent-style-name="Text_20_body">
      <style:text-properties officeooo:paragraph-rsid="011ca44e"/>
    </style:style>
    <style:style style:name="P95" style:family="paragraph" style:parent-style-name="Text_20_body">
      <style:text-properties officeooo:paragraph-rsid="0121eac0"/>
    </style:style>
    <style:style style:name="P96" style:family="paragraph" style:parent-style-name="Text_20_body">
      <style:text-properties officeooo:paragraph-rsid="012787f2"/>
    </style:style>
    <style:style style:name="P97" style:family="paragraph" style:parent-style-name="Text_20_body">
      <style:text-properties officeooo:paragraph-rsid="012bd804"/>
    </style:style>
    <style:style style:name="P98" style:family="paragraph" style:parent-style-name="Text_20_body">
      <style:text-properties officeooo:paragraph-rsid="0132eddd"/>
    </style:style>
    <style:style style:name="P99" style:family="paragraph" style:parent-style-name="Text_20_body">
      <style:text-properties fo:font-size="11pt" fo:font-weight="normal" officeooo:rsid="0117e12b" officeooo:paragraph-rsid="0117e12b" style:font-size-asian="11pt" style:font-weight-asian="normal" style:font-name-complex="Arial1" style:font-size-complex="11pt" style:font-weight-complex="normal"/>
    </style:style>
    <style:style style:name="P100" style:family="paragraph" style:parent-style-name="Text_20_body">
      <style:text-properties fo:font-size="11pt" fo:font-weight="normal" officeooo:rsid="010b4384" officeooo:paragraph-rsid="010b4384" style:font-size-asian="11pt" style:font-weight-asian="normal" style:font-size-complex="11pt" style:font-weight-complex="normal"/>
    </style:style>
    <style:style style:name="P101" style:family="paragraph" style:parent-style-name="Text_20_body">
      <style:text-properties fo:font-size="11pt" fo:font-weight="normal" officeooo:paragraph-rsid="0116261e" style:font-size-asian="11pt" style:font-weight-asian="normal" style:font-size-complex="11pt" style:font-weight-complex="normal"/>
    </style:style>
    <style:style style:name="P102" style:family="paragraph" style:parent-style-name="Text_20_body">
      <style:text-properties fo:font-size="11pt" officeooo:rsid="0105927c" officeooo:paragraph-rsid="0105927c" style:font-size-asian="11pt" style:font-size-complex="11pt"/>
    </style:style>
    <style:style style:name="P103" style:family="paragraph" style:parent-style-name="Text_20_body">
      <style:text-properties fo:font-size="11pt" officeooo:rsid="01061a02" officeooo:paragraph-rsid="01061a02" style:font-size-asian="11pt" style:font-size-complex="11pt"/>
    </style:style>
    <style:style style:name="P104" style:family="paragraph" style:parent-style-name="Text_20_body">
      <style:text-properties fo:font-size="11pt" officeooo:paragraph-rsid="01061a02" style:font-size-asian="11pt" style:font-size-complex="11pt"/>
    </style:style>
    <style:style style:name="P105" style:family="paragraph" style:parent-style-name="Text_20_body">
      <style:text-properties fo:font-size="11pt" officeooo:rsid="010b4384" officeooo:paragraph-rsid="010b4384" style:font-size-asian="11pt" style:font-size-complex="11pt"/>
    </style:style>
    <style:style style:name="P106" style:family="paragraph" style:parent-style-name="Text_20_body">
      <style:text-properties officeooo:rsid="00908956" officeooo:paragraph-rsid="00908956"/>
    </style:style>
    <style:style style:name="P107" style:family="paragraph" style:parent-style-name="Text_20_body">
      <style:text-properties officeooo:rsid="0082bfc1" officeooo:paragraph-rsid="0114ea0e"/>
    </style:style>
    <style:style style:name="P108" style:family="paragraph" style:parent-style-name="Text_20_body">
      <style:text-properties officeooo:rsid="01061a02" officeooo:paragraph-rsid="01061a02"/>
    </style:style>
    <style:style style:name="P109" style:family="paragraph" style:parent-style-name="Text_20_body">
      <style:text-properties officeooo:rsid="010a5a3e" officeooo:paragraph-rsid="01061a02"/>
    </style:style>
    <style:style style:name="P110" style:family="paragraph" style:parent-style-name="Table_20_Contents">
      <style:text-properties officeooo:rsid="001720c9" officeooo:paragraph-rsid="001720c9"/>
    </style:style>
    <style:style style:name="P111" style:family="paragraph" style:parent-style-name="Table_20_Contents">
      <style:text-properties officeooo:rsid="001720c9" officeooo:paragraph-rsid="002954be"/>
    </style:style>
    <style:style style:name="P112" style:family="paragraph" style:parent-style-name="Table_20_Contents">
      <style:text-properties officeooo:rsid="001720c9" officeooo:paragraph-rsid="00ace51b"/>
    </style:style>
    <style:style style:name="P113" style:family="paragraph" style:parent-style-name="Table_20_Contents">
      <style:text-properties officeooo:rsid="001720c9" officeooo:paragraph-rsid="00b2d8a3"/>
    </style:style>
    <style:style style:name="P114" style:family="paragraph" style:parent-style-name="Table_20_Contents">
      <style:text-properties officeooo:rsid="001720c9" officeooo:paragraph-rsid="00b4de3d"/>
    </style:style>
    <style:style style:name="P115" style:family="paragraph" style:parent-style-name="Table_20_Contents">
      <style:text-properties officeooo:rsid="00204a64" officeooo:paragraph-rsid="00204a64"/>
    </style:style>
    <style:style style:name="P116" style:family="paragraph" style:parent-style-name="Table_20_Contents">
      <style:text-properties officeooo:rsid="00204a64" officeooo:paragraph-rsid="002954be"/>
    </style:style>
    <style:style style:name="P117" style:family="paragraph" style:parent-style-name="Table_20_Contents">
      <style:text-properties officeooo:rsid="00204a64" officeooo:paragraph-rsid="00ace51b"/>
    </style:style>
    <style:style style:name="P118" style:family="paragraph" style:parent-style-name="Table_20_Contents">
      <style:text-properties officeooo:rsid="00204a64" officeooo:paragraph-rsid="00b2d8a3"/>
    </style:style>
    <style:style style:name="P119" style:family="paragraph" style:parent-style-name="Table_20_Contents">
      <style:text-properties officeooo:rsid="00204a64" officeooo:paragraph-rsid="00b4de3d"/>
    </style:style>
    <style:style style:name="P120" style:family="paragraph" style:parent-style-name="Table_20_Contents">
      <style:text-properties officeooo:rsid="0027e771" officeooo:paragraph-rsid="007e0a09"/>
    </style:style>
    <style:style style:name="P121" style:family="paragraph" style:parent-style-name="Table_20_Contents">
      <style:text-properties officeooo:rsid="0027e771" officeooo:paragraph-rsid="00ecf02b"/>
    </style:style>
    <style:style style:name="P122" style:family="paragraph" style:parent-style-name="Table_20_Contents">
      <style:paragraph-properties fo:text-align="start" style:justify-single-word="false"/>
      <style:text-properties officeooo:paragraph-rsid="00ace51b"/>
    </style:style>
    <style:style style:name="P123" style:family="paragraph" style:parent-style-name="Table_20_Contents">
      <style:text-properties officeooo:rsid="002d89e0" officeooo:paragraph-rsid="002d89e0"/>
    </style:style>
    <style:style style:name="P124" style:family="paragraph" style:parent-style-name="Table_20_Contents">
      <style:text-properties officeooo:rsid="002d89e0" officeooo:paragraph-rsid="004036c9"/>
    </style:style>
    <style:style style:name="P125" style:family="paragraph" style:parent-style-name="Table_20_Contents">
      <style:text-properties fo:font-style="italic" officeooo:rsid="002d89e0" officeooo:paragraph-rsid="002d89e0" style:font-style-asian="italic" style:font-style-complex="italic"/>
    </style:style>
    <style:style style:name="P126" style:family="paragraph" style:parent-style-name="Table_20_Contents">
      <style:paragraph-properties fo:text-align="start" style:justify-single-word="false"/>
      <style:text-properties officeooo:rsid="005fe8ff" officeooo:paragraph-rsid="007e0a09"/>
    </style:style>
    <style:style style:name="P127" style:family="paragraph" style:parent-style-name="Table_20_Contents">
      <style:paragraph-properties fo:text-align="start" style:justify-single-word="false"/>
      <style:text-properties officeooo:rsid="005fe8ff" officeooo:paragraph-rsid="013466cf"/>
    </style:style>
    <style:style style:name="P128" style:family="paragraph" style:parent-style-name="Table_20_Contents">
      <style:text-properties officeooo:rsid="007ac5c3" officeooo:paragraph-rsid="007ac5c3"/>
    </style:style>
    <style:style style:name="P129" style:family="paragraph" style:parent-style-name="Table_20_Contents">
      <style:paragraph-properties fo:text-align="start" style:justify-single-word="false"/>
      <style:text-properties officeooo:rsid="007ac5c3" officeooo:paragraph-rsid="00cce7c7"/>
    </style:style>
    <style:style style:name="P130" style:family="paragraph" style:parent-style-name="Table_20_Contents">
      <style:paragraph-properties fo:text-align="start" style:justify-single-word="false"/>
      <style:text-properties officeooo:rsid="008299f8" officeooo:paragraph-rsid="008299f8"/>
    </style:style>
    <style:style style:name="P131" style:family="paragraph" style:parent-style-name="Table_20_Contents">
      <style:paragraph-properties fo:text-align="start" style:justify-single-word="false"/>
      <style:text-properties officeooo:rsid="008299f8" officeooo:paragraph-rsid="00eb2493"/>
    </style:style>
    <style:style style:name="P132" style:family="paragraph" style:parent-style-name="Table_20_Contents">
      <style:text-properties officeooo:rsid="0055df08"/>
    </style:style>
    <style:style style:name="P133" style:family="paragraph" style:parent-style-name="Table_20_Contents">
      <style:text-properties officeooo:rsid="0055df08" officeooo:paragraph-rsid="01352bfc"/>
    </style:style>
    <style:style style:name="P134" style:family="paragraph" style:parent-style-name="Table_20_Contents">
      <style:text-properties officeooo:paragraph-rsid="00ace51b"/>
    </style:style>
    <style:style style:name="P135" style:family="paragraph" style:parent-style-name="Table_20_Contents">
      <style:text-properties officeooo:paragraph-rsid="00b2d8a3"/>
    </style:style>
    <style:style style:name="P136" style:family="paragraph" style:parent-style-name="Table_20_Contents">
      <style:paragraph-properties fo:text-align="start" style:justify-single-word="false"/>
      <style:text-properties officeooo:rsid="006e438b" officeooo:paragraph-rsid="00b2d8a3"/>
    </style:style>
    <style:style style:name="P137" style:family="paragraph" style:parent-style-name="Table_20_Contents">
      <style:text-properties officeooo:rsid="006818fa" officeooo:paragraph-rsid="00b2d8a3"/>
    </style:style>
    <style:style style:name="P138" style:family="paragraph" style:parent-style-name="Table_20_Contents">
      <style:paragraph-properties fo:text-align="start" style:justify-single-word="false"/>
      <style:text-properties officeooo:rsid="0082b3e0" officeooo:paragraph-rsid="00b2d8a3"/>
    </style:style>
    <style:style style:name="P139" style:family="paragraph" style:parent-style-name="Table_20_Contents">
      <style:paragraph-properties fo:text-align="start" style:justify-single-word="false"/>
      <style:text-properties officeooo:rsid="0082b3e0" officeooo:paragraph-rsid="00b4de3d"/>
    </style:style>
    <style:style style:name="P140" style:family="paragraph" style:parent-style-name="Table_20_Contents">
      <style:text-properties officeooo:rsid="00826586" officeooo:paragraph-rsid="00ecf02b"/>
    </style:style>
    <style:style style:name="P141" style:family="paragraph" style:parent-style-name="Table_20_Contents">
      <style:text-properties officeooo:rsid="001720c9" officeooo:paragraph-rsid="002954be" fo:background-color="transparent"/>
    </style:style>
    <style:style style:name="P142" style:family="paragraph" style:parent-style-name="Table_20_Contents">
      <style:text-properties officeooo:rsid="0027e771" officeooo:paragraph-rsid="00ecf02b" fo:background-color="transparent"/>
    </style:style>
    <style:style style:name="P143" style:family="paragraph" style:parent-style-name="Table_20_Contents">
      <style:paragraph-properties fo:text-align="start" style:justify-single-word="false"/>
      <style:text-properties officeooo:rsid="008299f8" officeooo:paragraph-rsid="00cce7c7" fo:background-color="transparent"/>
    </style:style>
    <style:style style:name="P144" style:family="paragraph" style:parent-style-name="Table_20_Contents">
      <style:text-properties officeooo:rsid="00204a64" officeooo:paragraph-rsid="002954be" fo:background-color="transparent"/>
    </style:style>
    <style:style style:name="P145" style:family="paragraph" style:parent-style-name="Table_20_Contents">
      <style:text-properties officeooo:rsid="00204a64" officeooo:paragraph-rsid="00ecf02b" fo:background-color="transparent"/>
    </style:style>
    <style:style style:name="P146" style:family="paragraph" style:parent-style-name="Table_20_Contents">
      <style:text-properties officeooo:rsid="0055df08" officeooo:paragraph-rsid="01352bfc" fo:background-color="transparent"/>
    </style:style>
    <style:style style:name="P147" style:family="paragraph" style:parent-style-name="Standard">
      <style:paragraph-properties fo:text-align="center" style:justify-single-word="false"/>
      <style:text-properties style:use-window-font-color="true" style:font-name="Calibri" fo:font-size="11pt" fo:font-style="italic" fo:font-weight="bold" officeooo:paragraph-rsid="001720c9" style:font-size-asian="11pt" style:font-style-asian="italic" style:font-weight-asian="bold" style:font-name-complex="Calibri" style:font-size-complex="11pt"/>
    </style:style>
    <style:style style:name="P148" style:family="paragraph" style:parent-style-name="Standard">
      <style:paragraph-properties fo:text-align="center" style:justify-single-word="false"/>
      <style:text-properties style:use-window-font-color="true" style:font-name="Calibri" fo:font-size="11pt" fo:font-style="italic" fo:font-weight="bold" officeooo:paragraph-rsid="002954be" style:font-size-asian="11pt" style:font-style-asian="italic" style:font-weight-asian="bold" style:font-name-complex="Calibri" style:font-size-complex="11pt"/>
    </style:style>
    <style:style style:name="P149" style:family="paragraph" style:parent-style-name="Standard">
      <style:paragraph-properties fo:text-align="center" style:justify-single-word="false"/>
      <style:text-properties style:use-window-font-color="true" style:font-name="Calibri" fo:font-size="11pt" fo:font-style="italic" fo:font-weight="bold" officeooo:paragraph-rsid="00ace51b" style:font-size-asian="11pt" style:font-style-asian="italic" style:font-weight-asian="bold" style:font-name-complex="Calibri" style:font-size-complex="11pt"/>
    </style:style>
    <style:style style:name="P150" style:family="paragraph" style:parent-style-name="Standard">
      <style:paragraph-properties fo:text-align="center" style:justify-single-word="false"/>
      <style:text-properties style:use-window-font-color="true" style:font-name="Calibri" fo:font-size="11pt" fo:font-style="italic" fo:font-weight="bold" officeooo:paragraph-rsid="00b2d8a3" style:font-size-asian="11pt" style:font-style-asian="italic" style:font-weight-asian="bold" style:font-name-complex="Calibri" style:font-size-complex="11pt"/>
    </style:style>
    <style:style style:name="P151" style:family="paragraph" style:parent-style-name="Standard">
      <style:paragraph-properties fo:text-align="center" style:justify-single-word="false"/>
      <style:text-properties style:use-window-font-color="true" style:font-name="Calibri" fo:font-size="11pt" fo:font-style="italic" fo:font-weight="bold" officeooo:paragraph-rsid="00b4de3d" style:font-size-asian="11pt" style:font-style-asian="italic" style:font-weight-asian="bold" style:font-name-complex="Calibri" style:font-size-complex="11pt"/>
    </style:style>
    <style:style style:name="P152" style:family="paragraph" style:parent-style-name="Standard">
      <style:paragraph-properties fo:text-align="center" style:justify-single-word="false"/>
      <style:text-properties style:use-window-font-color="true" style:font-name="Calibri" fo:font-size="11pt" fo:font-style="italic" fo:font-weight="bold" officeooo:paragraph-rsid="002954be" fo:background-color="transparent" style:font-size-asian="11pt" style:font-style-asian="italic" style:font-weight-asian="bold" style:font-name-complex="Calibri" style:font-size-complex="11pt"/>
    </style:style>
    <style:style style:name="P153" style:family="paragraph" style:parent-style-name="Standard">
      <style:paragraph-properties fo:text-align="center" style:justify-single-word="false"/>
      <style:text-properties style:use-window-font-color="true" style:font-name="Calibri" fo:font-size="10pt" fo:font-style="normal" fo:font-weight="bold" officeooo:paragraph-rsid="001720c9" style:font-size-asian="10pt" style:font-style-asian="normal" style:font-weight-asian="bold" style:font-name-complex="Calibri" style:font-size-complex="10pt" style:font-style-complex="normal"/>
    </style:style>
    <style:style style:name="P154" style:family="paragraph" style:parent-style-name="Standard">
      <style:paragraph-properties fo:text-align="center" style:justify-single-word="false"/>
      <style:text-properties style:use-window-font-color="true" style:font-name="Calibri" fo:font-size="10pt" fo:font-style="normal" fo:font-weight="bold" officeooo:paragraph-rsid="00ace51b" style:font-size-asian="10pt" style:font-style-asian="normal" style:font-weight-asian="bold" style:font-name-complex="Calibri" style:font-size-complex="10pt" style:font-style-complex="normal"/>
    </style:style>
    <style:style style:name="P155" style:family="paragraph" style:parent-style-name="Standard">
      <style:paragraph-properties fo:text-align="center" style:justify-single-word="false"/>
      <style:text-properties style:use-window-font-color="true" style:font-name="Calibri" fo:font-size="10pt" fo:font-style="normal" fo:font-weight="bold" officeooo:paragraph-rsid="00b2d8a3" style:font-size-asian="10pt" style:font-style-asian="normal" style:font-weight-asian="bold" style:font-name-complex="Calibri" style:font-size-complex="10pt" style:font-style-complex="normal"/>
    </style:style>
    <style:style style:name="P156" style:family="paragraph" style:parent-style-name="Standard">
      <style:paragraph-properties fo:text-align="center" style:justify-single-word="false"/>
      <style:text-properties style:use-window-font-color="true" style:font-name="Calibri" fo:font-size="10pt" fo:font-style="normal" fo:font-weight="bold" officeooo:paragraph-rsid="00b4de3d" style:font-size-asian="10pt" style:font-style-asian="normal" style:font-weight-asian="bold" style:font-name-complex="Calibri" style:font-size-complex="10pt" style:font-style-complex="normal"/>
    </style:style>
    <style:style style:name="P157" style:family="paragraph" style:parent-style-name="Standard">
      <style:paragraph-properties fo:text-align="center" style:justify-single-word="false"/>
      <style:text-properties style:use-window-font-color="true" style:font-name="Calibri" fo:font-size="10pt" fo:font-style="normal" fo:font-weight="bold" officeooo:paragraph-rsid="00cce7c7" style:font-size-asian="10pt" style:font-style-asian="normal" style:font-weight-asian="bold" style:font-name-complex="Calibri" style:font-size-complex="10pt" style:font-style-complex="normal"/>
    </style:style>
    <style:style style:name="P158" style:family="paragraph" style:parent-style-name="Standard">
      <style:paragraph-properties fo:text-align="center" style:justify-single-word="false"/>
      <style:text-properties style:use-window-font-color="true" style:font-name="Calibri" fo:font-size="10pt" fo:font-style="normal" fo:font-weight="bold" officeooo:paragraph-rsid="002954be" fo:background-color="transparent" style:font-size-asian="10pt" style:font-style-asian="normal" style:font-weight-asian="bold" style:font-name-complex="Calibri" style:font-size-complex="10pt" style:font-style-complex="normal"/>
    </style:style>
    <style:style style:name="P159" style:family="paragraph" style:parent-style-name="Standard">
      <style:paragraph-properties fo:text-align="center" style:justify-single-word="false"/>
      <style:text-properties officeooo:paragraph-rsid="006a8daf"/>
    </style:style>
    <style:style style:name="P160" style:family="paragraph" style:parent-style-name="Standard">
      <style:text-properties officeooo:rsid="00866e9d" officeooo:paragraph-rsid="00866e9d"/>
    </style:style>
    <style:style style:name="P161" style:family="paragraph" style:parent-style-name="Standard">
      <style:text-properties officeooo:paragraph-rsid="00ace51b"/>
    </style:style>
    <style:style style:name="P162" style:family="paragraph" style:parent-style-name="Standard">
      <style:text-properties officeooo:paragraph-rsid="00b2d8a3"/>
    </style:style>
    <style:style style:name="P163" style:family="paragraph" style:parent-style-name="Standard">
      <style:text-properties officeooo:paragraph-rsid="00b4de3d"/>
    </style:style>
    <style:style style:name="P164" style:family="paragraph" style:parent-style-name="Standard">
      <style:text-properties officeooo:paragraph-rsid="00ad71d9"/>
    </style:style>
    <style:style style:name="P165" style:family="paragraph" style:parent-style-name="Standard">
      <style:text-properties fo:font-size="11pt" officeooo:paragraph-rsid="00ace51b" fo:background-color="transparent" style:font-size-asian="11pt" style:font-size-complex="11pt"/>
    </style:style>
    <style:style style:name="P166" style:family="paragraph" style:parent-style-name="Standard">
      <style:text-properties officeooo:paragraph-rsid="002954be" fo:background-color="transparent"/>
    </style:style>
    <style:style style:name="P167" style:family="paragraph" style:parent-style-name="Subtitle">
      <style:text-properties officeooo:rsid="002637d1" officeooo:paragraph-rsid="002637d1"/>
    </style:style>
    <style:style style:name="P168" style:family="paragraph" style:parent-style-name="Standard">
      <style:paragraph-properties fo:text-align="center" style:justify-single-word="false" fo:break-before="page"/>
      <style:text-properties style:use-window-font-color="true" style:font-name="Calibri" fo:font-size="18pt" fo:font-weight="bold" officeooo:paragraph-rsid="002954be" style:font-size-asian="18pt" style:font-weight-asian="bold" style:font-name-complex="Calibri" style:font-size-complex="18pt"/>
    </style:style>
    <style:style style:name="P169" style:family="paragraph" style:parent-style-name="Standard">
      <style:paragraph-properties fo:text-align="center" style:justify-single-word="false" fo:break-before="page"/>
      <style:text-properties style:use-window-font-color="true" style:font-name="Calibri" fo:font-size="18pt" fo:font-weight="bold" officeooo:paragraph-rsid="00ace51b" style:font-size-asian="18pt" style:font-weight-asian="bold" style:font-name-complex="Calibri" style:font-size-complex="18pt"/>
    </style:style>
    <style:style style:name="P170" style:family="paragraph" style:parent-style-name="Standard">
      <style:paragraph-properties fo:text-align="center" style:justify-single-word="false" fo:break-before="page"/>
      <style:text-properties style:use-window-font-color="true" style:font-name="Calibri" fo:font-size="18pt" fo:font-weight="bold" officeooo:paragraph-rsid="00b2d8a3" style:font-size-asian="18pt" style:font-weight-asian="bold" style:font-name-complex="Calibri" style:font-size-complex="18pt"/>
    </style:style>
    <style:style style:name="P171" style:family="paragraph" style:parent-style-name="Standard">
      <style:paragraph-properties fo:text-align="center" style:justify-single-word="false" fo:break-before="page"/>
      <style:text-properties style:use-window-font-color="true" style:font-name="Calibri" fo:font-size="18pt" fo:font-weight="bold" officeooo:paragraph-rsid="001720c9" style:font-size-asian="18pt" style:font-weight-asian="bold" style:font-name-complex="Calibri" style:font-size-complex="18pt"/>
    </style:style>
    <style:style style:name="P172" style:family="paragraph" style:parent-style-name="Standard">
      <style:paragraph-properties fo:text-align="center" style:justify-single-word="false" fo:break-before="page"/>
      <style:text-properties style:use-window-font-color="true" style:font-name="Calibri" fo:font-size="18pt" fo:font-weight="bold" officeooo:paragraph-rsid="002954be" fo:background-color="transparent" style:font-size-asian="18pt" style:font-weight-asian="bold" style:font-name-complex="Calibri" style:font-size-complex="18pt"/>
    </style:style>
    <style:style style:name="P173" style:family="paragraph" style:parent-style-name="Standard">
      <style:paragraph-properties fo:text-align="center" style:justify-single-word="false" fo:break-before="page"/>
      <style:text-properties officeooo:paragraph-rsid="00b4de3d"/>
    </style:style>
    <style:style style:name="P174" style:family="paragraph" style:parent-style-name="Heading_20_2">
      <style:text-properties officeooo:paragraph-rsid="00b2d8a3"/>
    </style:style>
    <style:style style:name="P175" style:family="paragraph" style:parent-style-name="Heading_20_2">
      <style:text-properties fo:background-color="transparent"/>
    </style:style>
    <style:style style:name="P176" style:family="paragraph" style:parent-style-name="Heading_20_2">
      <style:text-properties officeooo:paragraph-rsid="00ace51b"/>
    </style:style>
    <style:style style:name="P177" style:family="paragraph" style:parent-style-name="Heading_20_1">
      <style:text-properties officeooo:paragraph-rsid="00b2d8a3"/>
    </style:style>
    <style:style style:name="P178" style:family="paragraph" style:parent-style-name="Heading_20_1">
      <style:text-properties officeooo:rsid="0095cbf7" officeooo:paragraph-rsid="0098ca0e"/>
    </style:style>
    <style:style style:name="P179" style:family="paragraph" style:parent-style-name="Heading_20_1">
      <style:text-properties officeooo:paragraph-rsid="00b4de3d"/>
    </style:style>
    <style:style style:name="P180" style:family="paragraph" style:parent-style-name="Heading_20_1">
      <style:text-properties officeooo:paragraph-rsid="002954be"/>
    </style:style>
    <style:style style:name="P181" style:family="paragraph" style:parent-style-name="Heading_20_1">
      <style:text-properties officeooo:paragraph-rsid="00ace51b"/>
    </style:style>
    <style:style style:name="P182" style:family="paragraph" style:parent-style-name="Heading_20_1">
      <style:text-properties officeooo:paragraph-rsid="002954be" fo:background-color="transparent"/>
    </style:style>
    <style:style style:name="P183" style:family="paragraph" style:parent-style-name="Text_20_body" style:list-style-name="L1">
      <style:text-properties officeooo:paragraph-rsid="002ab15b" fo:background-color="#ffff00"/>
    </style:style>
    <style:style style:name="P184" style:family="paragraph" style:parent-style-name="Text_20_body" style:list-style-name="L2">
      <style:text-properties officeooo:paragraph-rsid="00b4de3d"/>
    </style:style>
    <style:style style:name="P185" style:family="paragraph" style:parent-style-name="Text_20_body" style:list-style-name="L3">
      <style:text-properties officeooo:paragraph-rsid="00b4de3d"/>
    </style:style>
    <style:style style:name="P186" style:family="paragraph" style:parent-style-name="Text_20_body" style:list-style-name="L4">
      <style:text-properties officeooo:paragraph-rsid="00d944b8"/>
    </style:style>
    <style:style style:name="P187" style:family="paragraph" style:parent-style-name="Text_20_body" style:list-style-name="L5">
      <style:text-properties officeooo:paragraph-rsid="00e1e4aa"/>
    </style:style>
    <style:style style:name="P188" style:family="paragraph" style:parent-style-name="Text_20_body" style:list-style-name="L6"/>
    <style:style style:name="P189" style:family="paragraph" style:parent-style-name="Text_20_body" style:list-style-name="L7">
      <style:text-properties officeooo:paragraph-rsid="00fc65f2"/>
    </style:style>
    <style:style style:name="P190" style:family="paragraph" style:parent-style-name="Text_20_body" style:list-style-name="L8"/>
    <style:style style:name="P191" style:family="paragraph" style:parent-style-name="Text_20_body" style:list-style-name="L9"/>
    <style:style style:name="P192" style:family="paragraph" style:parent-style-name="Text_20_body" style:list-style-name="L10"/>
    <style:style style:name="P193" style:family="paragraph" style:parent-style-name="Text_20_body" style:list-style-name="L11">
      <style:text-properties officeooo:paragraph-rsid="00ffc19d"/>
    </style:style>
    <style:style style:name="P194" style:family="paragraph" style:parent-style-name="Text_20_body" style:list-style-name="L11">
      <style:text-properties fo:font-size="11pt" officeooo:paragraph-rsid="00ffc19d" style:font-size-asian="11pt" style:font-size-complex="11pt"/>
    </style:style>
    <style:style style:name="P195" style:family="paragraph" style:parent-style-name="Text_20_body" style:list-style-name="L13">
      <style:text-properties fo:font-size="11pt" officeooo:paragraph-rsid="010c7088" style:font-size-asian="11pt" style:font-size-complex="11pt"/>
    </style:style>
    <style:style style:name="P196" style:family="paragraph" style:parent-style-name="Text_20_body" style:list-style-name="L12"/>
    <style:style style:name="P197" style:family="paragraph" style:parent-style-name="Text_20_body" style:list-style-name="WW8Num10"/>
    <style:style style:name="P198" style:family="paragraph" style:parent-style-name="Text_20_body" style:list-style-name="L14"/>
    <style:style style:name="P199" style:family="paragraph" style:parent-style-name="Text_20_body" style:list-style-name="L15">
      <style:text-properties officeooo:paragraph-rsid="0120f3da"/>
    </style:style>
    <style:style style:name="P200" style:family="paragraph" style:parent-style-name="Text_20_body" style:list-style-name="L15">
      <style:text-properties officeooo:paragraph-rsid="011f3e05"/>
    </style:style>
    <style:style style:name="P201" style:family="paragraph" style:parent-style-name="Text_20_body">
      <style:text-properties officeooo:paragraph-rsid="00dc1bb2" fo:background-color="transparent"/>
    </style:style>
    <style:style style:name="T1" style:family="text">
      <style:text-properties fo:font-style="italic" style:font-style-asian="italic" style:font-style-complex="italic"/>
    </style:style>
    <style:style style:name="T2" style:family="text">
      <style:text-properties officeooo:rsid="0017b9a0"/>
    </style:style>
    <style:style style:name="T3" style:family="text">
      <style:text-properties officeooo:rsid="00210ca0"/>
    </style:style>
    <style:style style:name="T4" style:family="text">
      <style:text-properties officeooo:rsid="00271d96"/>
    </style:style>
    <style:style style:name="T5" style:family="text">
      <style:text-properties style:use-window-font-color="true" style:font-name="Calibri" fo:font-size="10pt" fo:font-style="normal" fo:font-weight="bold" style:font-size-asian="10pt" style:font-style-asian="normal" style:font-weight-asian="bold" style:font-name-complex="Calibri" style:font-size-complex="10pt" style:font-style-complex="normal"/>
    </style:style>
    <style:style style:name="T6" style:family="text">
      <style:text-properties style:use-window-font-color="true" style:font-name="Calibri" fo:font-size="10pt" fo:font-style="normal" fo:font-weight="bold" officeooo:rsid="000dfa95" style:font-size-asian="10pt" style:font-style-asian="normal" style:font-weight-asian="bold" style:font-name-complex="Calibri" style:font-size-complex="10pt" style:font-style-complex="normal"/>
    </style:style>
    <style:style style:name="T7" style:family="text">
      <style:text-properties style:use-window-font-color="true" style:font-name="Calibri" fo:font-size="18pt" fo:font-weight="bold" style:font-size-asian="18pt" style:font-weight-asian="bold" style:font-name-complex="Calibri" style:font-size-complex="18pt"/>
    </style:style>
    <style:style style:name="T8" style:family="text">
      <style:text-properties style:use-window-font-color="true" style:font-name="Calibri" fo:font-size="18pt" fo:font-weight="bold" officeooo:rsid="006660bf" style:font-size-asian="18pt" style:font-weight-asian="bold" style:font-name-complex="Calibri" style:font-size-complex="18pt"/>
    </style:style>
    <style:style style:name="T9" style:family="text">
      <style:text-properties officeooo:rsid="0027e771"/>
    </style:style>
    <style:style style:name="T10" style:family="text">
      <style:text-properties fo:language="fr" fo:country="FR"/>
    </style:style>
    <style:style style:name="T11" style:family="text">
      <style:text-properties fo:language="fr" fo:country="FR" style:language-asian="zxx" style:country-asian="none" style:language-complex="zxx" style:country-complex="none"/>
    </style:style>
    <style:style style:name="T12" style:family="text">
      <style:text-properties fo:language="fr" fo:country="FR" officeooo:rsid="0032ee8c" style:language-asian="zxx" style:country-asian="none" style:language-complex="zxx" style:country-complex="none"/>
    </style:style>
    <style:style style:name="T13" style:family="text">
      <style:text-properties fo:language="fr" fo:country="FR" officeooo:rsid="00349c9a" style:language-asian="zxx" style:country-asian="none" style:language-complex="zxx" style:country-complex="none"/>
    </style:style>
    <style:style style:name="T14" style:family="text">
      <style:text-properties fo:language="fr" fo:country="FR" officeooo:rsid="00375c9e" style:language-asian="zxx" style:country-asian="none" style:language-complex="zxx" style:country-complex="none"/>
    </style:style>
    <style:style style:name="T15" style:family="text">
      <style:text-properties fo:language="fr" fo:country="FR" officeooo:rsid="003a88f7" style:language-asian="zxx" style:country-asian="none" style:language-complex="zxx" style:country-complex="none"/>
    </style:style>
    <style:style style:name="T16" style:family="text">
      <style:text-properties fo:language="fr" fo:country="FR" officeooo:rsid="004fa5ff" style:language-asian="zxx" style:country-asian="none" style:language-complex="zxx" style:country-complex="none"/>
    </style:style>
    <style:style style:name="T17" style:family="text">
      <style:text-properties fo:language="fr" fo:country="FR" officeooo:rsid="005e302b" style:language-asian="zxx" style:country-asian="none" style:language-complex="zxx" style:country-complex="none"/>
    </style:style>
    <style:style style:name="T18" style:family="text">
      <style:text-properties fo:language="fr" fo:country="FR" officeooo:rsid="005fa5bf" style:language-asian="zxx" style:country-asian="none" style:language-complex="zxx" style:country-complex="none"/>
    </style:style>
    <style:style style:name="T19" style:family="text">
      <style:text-properties fo:language="fr" fo:country="FR" officeooo:rsid="00704d92" style:language-asian="zxx" style:country-asian="none" style:language-complex="zxx" style:country-complex="none"/>
    </style:style>
    <style:style style:name="T20" style:family="text">
      <style:text-properties fo:language="fr" fo:country="FR" officeooo:rsid="007ac5c3" style:language-asian="zxx" style:country-asian="none" style:language-complex="zxx" style:country-complex="none"/>
    </style:style>
    <style:style style:name="T21" style:family="text">
      <style:text-properties fo:language="fr" fo:country="FR" officeooo:rsid="007ce0bf" style:language-asian="zxx" style:country-asian="none" style:language-complex="zxx" style:country-complex="none"/>
    </style:style>
    <style:style style:name="T22" style:family="text">
      <style:text-properties fo:language="fr" fo:country="FR" officeooo:rsid="00af3cea" style:language-asian="zxx" style:country-asian="none" style:language-complex="zxx" style:country-complex="none"/>
    </style:style>
    <style:style style:name="T23" style:family="text">
      <style:text-properties fo:language="fr" fo:country="FR" officeooo:rsid="00c20431" style:language-asian="zxx" style:country-asian="none" style:language-complex="zxx" style:country-complex="none"/>
    </style:style>
    <style:style style:name="T24" style:family="text">
      <style:text-properties fo:language="fr" fo:country="FR" officeooo:rsid="00ecf02b" style:language-asian="zxx" style:country-asian="none" style:language-complex="zxx" style:country-complex="none"/>
    </style:style>
    <style:style style:name="T25" style:family="text">
      <style:text-properties fo:language="fr" fo:country="FR" officeooo:rsid="0027e771" style:language-asian="zxx" style:country-asian="none" style:language-complex="zxx" style:country-complex="none"/>
    </style:style>
    <style:style style:name="T26" style:family="text">
      <style:text-properties fo:language="fr" fo:country="FR" fo:background-color="#ffff00" loext:char-shading-value="0" style:language-asian="zxx" style:country-asian="none" style:language-complex="zxx" style:country-complex="none"/>
    </style:style>
    <style:style style:name="T27" style:family="text">
      <style:text-properties fo:language="fr" fo:country="FR" officeooo:rsid="00a9f462"/>
    </style:style>
    <style:style style:name="T28" style:family="text">
      <style:text-properties fo:language="fr" fo:country="FR" fo:background-color="#fff200" loext:char-shading-value="0"/>
    </style:style>
    <style:style style:name="T29" style:family="text">
      <style:text-properties fo:language="fr" fo:country="FR" officeooo:rsid="00349c9a" fo:background-color="transparent" loext:char-shading-value="0" style:language-asian="zxx" style:country-asian="none" style:language-complex="zxx" style:country-complex="none"/>
    </style:style>
    <style:style style:name="T30" style:family="text">
      <style:text-properties fo:background-color="#ffff00" loext:char-shading-value="0"/>
    </style:style>
    <style:style style:name="T31" style:family="text">
      <style:text-properties officeooo:rsid="0039b5d7" fo:background-color="#ffff00" loext:char-shading-value="0"/>
    </style:style>
    <style:style style:name="T32" style:family="text">
      <style:text-properties officeooo:rsid="00908956" fo:background-color="#ffff00" loext:char-shading-value="0"/>
    </style:style>
    <style:style style:name="T33" style:family="text">
      <style:text-properties fo:background-color="transparent" loext:char-shading-value="0"/>
    </style:style>
    <style:style style:name="T34" style:family="text">
      <style:text-properties officeooo:rsid="002d89e0" fo:background-color="transparent" loext:char-shading-value="0"/>
    </style:style>
    <style:style style:name="T35" style:family="text">
      <style:text-properties officeooo:rsid="00e74fae" fo:background-color="transparent" loext:char-shading-value="0"/>
    </style:style>
    <style:style style:name="T36" style:family="text">
      <style:text-properties fo:background-color="transparent" loext:char-shading-value="0"/>
    </style:style>
    <style:style style:name="T37" style:family="text">
      <style:text-properties officeooo:rsid="003e595e"/>
    </style:style>
    <style:style style:name="T38" style:family="text">
      <style:text-properties officeooo:rsid="004698d2"/>
    </style:style>
    <style:style style:name="T39" style:family="text">
      <style:text-properties officeooo:rsid="00473bb4"/>
    </style:style>
    <style:style style:name="T40" style:family="text">
      <style:text-properties officeooo:rsid="004db6c1"/>
    </style:style>
    <style:style style:name="T41" style:family="text">
      <style:text-properties officeooo:rsid="005191b2"/>
    </style:style>
    <style:style style:name="T42" style:family="text">
      <style:text-properties officeooo:rsid="0053d456"/>
    </style:style>
    <style:style style:name="T43" style:family="text">
      <style:text-properties officeooo:rsid="00593e16"/>
    </style:style>
    <style:style style:name="T44" style:family="text">
      <style:text-properties officeooo:rsid="005a818c"/>
    </style:style>
    <style:style style:name="T45" style:family="text">
      <style:text-properties officeooo:rsid="005b855d"/>
    </style:style>
    <style:style style:name="T46" style:family="text">
      <style:text-properties fo:font-size="9pt" fo:font-style="italic" officeooo:rsid="0052736e" style:font-size-asian="9pt" style:font-style-asian="italic" style:font-size-complex="9pt" style:font-style-complex="italic"/>
    </style:style>
    <style:style style:name="T47" style:family="text">
      <style:text-properties officeooo:rsid="006660bf"/>
    </style:style>
    <style:style style:name="T48" style:family="text">
      <style:text-properties officeooo:rsid="006818fa"/>
    </style:style>
    <style:style style:name="T49" style:family="text">
      <style:text-properties officeooo:rsid="0069ba53"/>
    </style:style>
    <style:style style:name="T50" style:family="text">
      <style:text-properties officeooo:rsid="006a8daf"/>
    </style:style>
    <style:style style:name="T51" style:family="text">
      <style:text-properties officeooo:rsid="007ac5c3"/>
    </style:style>
    <style:style style:name="T52" style:family="text">
      <style:text-properties officeooo:rsid="00826586"/>
    </style:style>
    <style:style style:name="T53" style:family="text">
      <style:text-properties officeooo:rsid="0088a0c5"/>
    </style:style>
    <style:style style:name="T54" style:family="text">
      <style:text-properties officeooo:rsid="008d8f91"/>
    </style:style>
    <style:style style:name="T55" style:family="text">
      <style:text-properties officeooo:rsid="008f2403"/>
    </style:style>
    <style:style style:name="T56" style:family="text">
      <style:text-properties officeooo:rsid="008ffcb2"/>
    </style:style>
    <style:style style:name="T57" style:family="text">
      <style:text-properties officeooo:rsid="00908956"/>
    </style:style>
    <style:style style:name="T58" style:family="text">
      <style:text-properties fo:font-weight="normal" style:font-weight-asian="normal" style:font-weight-complex="normal"/>
    </style:style>
    <style:style style:name="T59" style:family="text">
      <style:text-properties fo:font-weight="normal" officeooo:rsid="0099b250" style:font-weight-asian="normal" style:font-weight-complex="normal"/>
    </style:style>
    <style:style style:name="T60" style:family="text">
      <style:text-properties fo:font-weight="normal" officeooo:rsid="009c57f6" style:font-weight-asian="normal" style:font-weight-complex="normal"/>
    </style:style>
    <style:style style:name="T61" style:family="text">
      <style:text-properties fo:font-weight="normal" officeooo:rsid="009c6847" style:font-weight-asian="normal" style:font-weight-complex="normal"/>
    </style:style>
    <style:style style:name="T62" style:family="text">
      <style:text-properties style:text-underline-style="none"/>
    </style:style>
    <style:style style:name="T63" style:family="text">
      <style:text-properties officeooo:rsid="00940f67"/>
    </style:style>
    <style:style style:name="T64" style:family="text">
      <style:text-properties officeooo:rsid="0095cbf7"/>
    </style:style>
    <style:style style:name="T65" style:family="text">
      <style:text-properties officeooo:rsid="0098ca0e"/>
    </style:style>
    <style:style style:name="T66" style:family="text">
      <style:text-properties officeooo:rsid="0099b250"/>
    </style:style>
    <style:style style:name="T67" style:family="text">
      <style:text-properties officeooo:rsid="009c57f6"/>
    </style:style>
    <style:style style:name="T68" style:family="text">
      <style:text-properties officeooo:rsid="009d0d64"/>
    </style:style>
    <style:style style:name="T69" style:family="text">
      <style:text-properties officeooo:rsid="009d57b6"/>
    </style:style>
    <style:style style:name="T70" style:family="text">
      <style:text-properties officeooo:rsid="009ed2a3"/>
    </style:style>
    <style:style style:name="T71" style:family="text">
      <style:text-properties officeooo:rsid="009f3b0c"/>
    </style:style>
    <style:style style:name="T72" style:family="text">
      <style:text-properties officeooo:rsid="00a91183"/>
    </style:style>
    <style:style style:name="T73" style:family="text">
      <style:text-properties fo:font-style="normal" fo:background-color="#ffff00" loext:char-shading-value="0" style:font-style-asian="normal" style:font-style-complex="normal"/>
    </style:style>
    <style:style style:name="T74" style:family="text">
      <style:text-properties officeooo:rsid="00a9f462"/>
    </style:style>
    <style:style style:name="T75" style:family="text">
      <style:text-properties officeooo:rsid="00ace51b"/>
    </style:style>
    <style:style style:name="T76" style:family="text">
      <style:text-properties fo:font-size="11pt" style:font-size-asian="11pt" style:font-size-complex="11pt"/>
    </style:style>
    <style:style style:name="T77" style:family="text">
      <style:text-properties fo:font-size="11pt" officeooo:rsid="00f05d53" style:font-size-asian="11pt" style:font-size-complex="11pt"/>
    </style:style>
    <style:style style:name="T78" style:family="text">
      <style:text-properties fo:font-size="11pt" officeooo:rsid="00f2bb9b" style:font-size-asian="11pt" style:font-size-complex="11pt"/>
    </style:style>
    <style:style style:name="T79" style:family="text">
      <style:text-properties fo:font-size="11pt" officeooo:rsid="0101f8e7" style:font-size-asian="11pt" style:font-size-complex="11pt"/>
    </style:style>
    <style:style style:name="T80" style:family="text">
      <style:text-properties fo:font-size="11pt" style:font-size-asian="11pt" style:font-name-complex="Arial1" style:font-size-complex="11pt"/>
    </style:style>
    <style:style style:name="T81" style:family="text">
      <style:text-properties fo:font-size="11pt" officeooo:rsid="011f3e05" style:font-size-asian="11pt" style:font-name-complex="Arial1" style:font-size-complex="11pt"/>
    </style:style>
    <style:style style:name="T82" style:family="text">
      <style:text-properties fo:font-size="11pt" fo:font-weight="bold" style:font-size-asian="11pt" style:font-weight-asian="bold" style:font-size-complex="11pt"/>
    </style:style>
    <style:style style:name="T83" style:family="text">
      <style:text-properties fo:font-size="11pt" fo:font-weight="bold" style:font-size-asian="11pt" style:font-weight-asian="bold" style:font-name-complex="Arial1" style:font-size-complex="11pt"/>
    </style:style>
    <style:style style:name="T84" style:family="text">
      <style:text-properties fo:font-size="11pt" fo:font-weight="bold" fo:background-color="transparent" loext:char-shading-value="0" style:font-size-asian="11pt" style:font-weight-asian="bold" style:font-name-complex="Arial1" style:font-size-complex="11pt"/>
    </style:style>
    <style:style style:name="T85" style:family="text">
      <style:text-properties fo:font-size="11pt" fo:language="fr" fo:country="FR" fo:font-weight="normal" officeooo:rsid="0032ee8c" style:font-size-asian="11pt" style:language-asian="zxx" style:country-asian="none" style:font-weight-asian="normal" style:font-size-complex="11pt" style:language-complex="zxx" style:country-complex="none" style:font-weight-complex="normal"/>
    </style:style>
    <style:style style:name="T86" style:family="text">
      <style:text-properties fo:font-size="11pt" fo:language="fr" fo:country="FR" fo:font-weight="normal" officeooo:rsid="00349c9a" style:font-size-asian="11pt" style:language-asian="zxx" style:country-asian="none" style:font-weight-asian="normal" style:font-size-complex="11pt" style:language-complex="zxx" style:country-complex="none" style:font-weight-complex="normal"/>
    </style:style>
    <style:style style:name="T87" style:family="text">
      <style:text-properties fo:font-size="11pt" fo:language="fr" fo:country="FR" fo:font-weight="normal" officeooo:rsid="003a88f7" style:font-size-asian="11pt" style:language-asian="zxx" style:country-asian="none" style:font-weight-asian="normal" style:font-size-complex="11pt" style:language-complex="zxx" style:country-complex="none" style:font-weight-complex="normal"/>
    </style:style>
    <style:style style:name="T88" style:family="text">
      <style:text-properties fo:font-size="11pt" fo:language="fr" fo:country="FR" fo:font-weight="normal" officeooo:rsid="0032ee8c" style:font-size-asian="11pt" style:language-asian="zxx" style:country-asian="none" style:font-weight-asian="normal" style:font-name-complex="Arial1" style:font-size-complex="11pt" style:language-complex="zxx" style:country-complex="none" style:font-weight-complex="normal"/>
    </style:style>
    <style:style style:name="T89" style:family="text">
      <style:text-properties fo:font-size="11pt" fo:language="fr" fo:country="FR" fo:font-weight="normal" officeooo:rsid="00349c9a" style:font-size-asian="11pt" style:language-asian="zxx" style:country-asian="none" style:font-weight-asian="normal" style:font-name-complex="Arial1" style:font-size-complex="11pt" style:language-complex="zxx" style:country-complex="none" style:font-weight-complex="normal"/>
    </style:style>
    <style:style style:name="T90" style:family="text">
      <style:text-properties fo:font-size="11pt" fo:language="fr" fo:country="FR" fo:font-weight="normal" officeooo:rsid="003a88f7" style:font-size-asian="11pt" style:language-asian="zxx" style:country-asian="none" style:font-weight-asian="normal" style:font-name-complex="Arial1" style:font-size-complex="11pt" style:language-complex="zxx" style:country-complex="none" style:font-weight-complex="normal"/>
    </style:style>
    <style:style style:name="T91" style:family="text">
      <style:text-properties fo:font-size="11pt" fo:language="fr" fo:country="FR" fo:font-weight="normal" officeooo:rsid="0032ee8c"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92" style:family="text">
      <style:text-properties fo:font-size="11pt" fo:language="fr" fo:country="FR" fo:font-weight="normal" officeooo:rsid="0117e12b"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93" style:family="text">
      <style:text-properties fo:font-size="11pt" fo:language="fr" fo:country="FR" fo:font-weight="normal" officeooo:rsid="012905b1"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94" style:family="text">
      <style:text-properties fo:font-size="11pt" fo:font-style="italic" style:font-size-asian="11pt" style:font-style-asian="italic" style:font-size-complex="11pt"/>
    </style:style>
    <style:style style:name="T95" style:family="text">
      <style:text-properties fo:font-size="11pt" fo:font-style="italic" style:text-underline-style="none" style:font-size-asian="11pt" style:font-style-asian="italic" style:font-size-complex="11pt"/>
    </style:style>
    <style:style style:name="T96" style:family="text">
      <style:text-properties fo:font-size="11pt" fo:font-style="italic" style:text-underline-style="none" officeooo:rsid="00f5a826" style:font-size-asian="11pt" style:font-style-asian="italic" style:font-size-complex="11pt"/>
    </style:style>
    <style:style style:name="T97" style:family="text">
      <style:text-properties fo:font-size="11pt" fo:font-weight="normal" style:font-size-asian="11pt" style:font-weight-asian="normal" style:font-size-complex="11pt" style:font-weight-complex="normal"/>
    </style:style>
    <style:style style:name="T98" style:family="text">
      <style:text-properties fo:font-size="11pt" fo:font-weight="normal" officeooo:rsid="00bc8ad7" style:font-size-asian="11pt" style:font-weight-asian="normal" style:font-size-complex="11pt" style:font-weight-complex="normal"/>
    </style:style>
    <style:style style:name="T99" style:family="text">
      <style:text-properties fo:font-size="11pt" fo:font-weight="normal" officeooo:rsid="002e8efe" style:font-size-asian="11pt" style:font-weight-asian="normal" style:font-size-complex="11pt" style:font-weight-complex="normal"/>
    </style:style>
    <style:style style:name="T100" style:family="text">
      <style:text-properties fo:font-size="11pt" fo:font-weight="normal" officeooo:rsid="0116261e" style:font-size-asian="11pt" style:font-weight-asian="normal" style:font-size-complex="11pt" style:font-weight-complex="normal"/>
    </style:style>
    <style:style style:name="T101" style:family="text">
      <style:text-properties fo:font-size="11pt" fo:font-weight="normal" officeooo:rsid="00b19729" style:font-size-asian="11pt" style:font-weight-asian="normal" style:font-size-complex="11pt" style:font-weight-complex="normal"/>
    </style:style>
    <style:style style:name="T102" style:family="text">
      <style:text-properties fo:font-size="11pt" fo:font-weight="normal" style:font-size-asian="11pt" style:font-weight-asian="normal" style:font-name-complex="Arial1" style:font-size-complex="11pt" style:font-weight-complex="normal"/>
    </style:style>
    <style:style style:name="T103" style:family="text">
      <style:text-properties fo:font-size="11pt" fo:font-weight="normal" officeooo:rsid="00bc8ad7" style:font-size-asian="11pt" style:font-weight-asian="normal" style:font-name-complex="Arial1" style:font-size-complex="11pt" style:font-weight-complex="normal"/>
    </style:style>
    <style:style style:name="T104" style:family="text">
      <style:text-properties fo:font-size="11pt" fo:font-weight="normal" officeooo:rsid="002e8efe" style:font-size-asian="11pt" style:font-weight-asian="normal" style:font-name-complex="Arial1" style:font-size-complex="11pt" style:font-weight-complex="normal"/>
    </style:style>
    <style:style style:name="T105" style:family="text">
      <style:text-properties fo:font-size="11pt" fo:font-weight="normal" officeooo:rsid="01190f06" style:font-size-asian="11pt" style:font-weight-asian="normal" style:font-name-complex="Arial1" style:font-size-complex="11pt" style:font-weight-complex="normal"/>
    </style:style>
    <style:style style:name="T106" style:family="text">
      <style:text-properties fo:font-size="11pt" fo:font-weight="normal" fo:background-color="#fff200" loext:char-shading-value="0" style:font-size-asian="11pt" style:font-weight-asian="normal" style:font-size-complex="11pt" style:font-weight-complex="normal"/>
    </style:style>
    <style:style style:name="T107" style:family="text">
      <style:text-properties fo:font-size="11pt" fo:font-weight="normal" officeooo:rsid="012b72d6" fo:background-color="#fff200" loext:char-shading-value="0" style:font-size-asian="11pt" style:font-weight-asian="normal" style:font-size-complex="11pt" style:font-weight-complex="normal"/>
    </style:style>
    <style:style style:name="T108" style:family="text">
      <style:text-properties fo:font-size="11pt" fo:font-weight="normal" officeooo:rsid="012bd804" fo:background-color="#fff200" loext:char-shading-value="0" style:font-size-asian="11pt" style:font-weight-asian="normal" style:font-size-complex="11pt" style:font-weight-complex="normal"/>
    </style:style>
    <style:style style:name="T109" style:family="text">
      <style:text-properties fo:font-size="11pt" fo:font-weight="normal" officeooo:rsid="012ecbb6" fo:background-color="#fff200" loext:char-shading-value="0" style:font-size-asian="11pt" style:font-weight-asian="normal" style:font-size-complex="11pt" style:font-weight-complex="normal"/>
    </style:style>
    <style:style style:name="T110" style:family="text">
      <style:text-properties fo:font-size="11pt" fo:font-weight="normal" officeooo:rsid="012fb3c8" fo:background-color="#fff200" loext:char-shading-value="0" style:font-size-asian="11pt" style:font-weight-asian="normal" style:font-size-complex="11pt" style:font-weight-complex="normal"/>
    </style:style>
    <style:style style:name="T111" style:family="text">
      <style:text-properties fo:font-size="11pt" fo:font-weight="normal" officeooo:rsid="0130f38b" fo:background-color="#fff200" loext:char-shading-value="0" style:font-size-asian="11pt" style:font-weight-asian="normal" style:font-size-complex="11pt" style:font-weight-complex="normal"/>
    </style:style>
    <style:style style:name="T112" style:family="text">
      <style:text-properties fo:font-size="11pt" fo:font-weight="normal" officeooo:rsid="0132eddd" fo:background-color="#fff200" loext:char-shading-value="0" style:font-size-asian="11pt" style:font-weight-asian="normal" style:font-size-complex="11pt" style:font-weight-complex="normal"/>
    </style:style>
    <style:style style:name="T113" style:family="text">
      <style:text-properties fo:font-size="11pt" fo:font-weight="normal" officeooo:rsid="01363e01" fo:background-color="#fff200" loext:char-shading-value="0" style:font-size-asian="11pt" style:font-weight-asian="normal" style:font-size-complex="11pt" style:font-weight-complex="normal"/>
    </style:style>
    <style:style style:name="T114" style:family="text">
      <style:text-properties fo:font-size="11pt" fo:font-weight="normal" fo:background-color="#fff200" loext:char-shading-value="0" style:font-size-asian="11pt" style:font-weight-asian="normal" style:font-name-complex="Arial1" style:font-size-complex="11pt" style:font-weight-complex="normal"/>
    </style:style>
    <style:style style:name="T115" style:family="text">
      <style:text-properties fo:font-size="11pt" fo:font-weight="normal" officeooo:rsid="012b72d6" fo:background-color="#fff200" loext:char-shading-value="0" style:font-size-asian="11pt" style:font-weight-asian="normal" style:font-name-complex="Arial1" style:font-size-complex="11pt" style:font-weight-complex="normal"/>
    </style:style>
    <style:style style:name="T116" style:family="text">
      <style:text-properties fo:font-size="11pt" fo:font-weight="normal" officeooo:rsid="0132eddd" fo:background-color="#fff200" loext:char-shading-value="0" style:font-size-asian="11pt" style:font-weight-asian="normal" style:font-name-complex="Arial1" style:font-size-complex="11pt" style:font-weight-complex="normal"/>
    </style:style>
    <style:style style:name="T117" style:family="text">
      <style:text-properties fo:font-size="11pt" fo:font-weight="normal" officeooo:rsid="0117e12b" fo:background-color="transparent" loext:char-shading-value="0" style:font-size-asian="11pt" style:font-weight-asian="normal" style:font-name-complex="Arial1" style:font-size-complex="11pt" style:font-weight-complex="normal"/>
    </style:style>
    <style:style style:name="T118" style:family="text">
      <style:text-properties fo:font-size="11pt" fo:background-color="transparent" loext:char-shading-value="0" style:font-size-asian="11pt" style:font-name-complex="Arial1" style:font-size-complex="11pt"/>
    </style:style>
    <style:style style:name="T119" style:family="text">
      <style:text-properties officeooo:rsid="00af3cea"/>
    </style:style>
    <style:style style:name="T120" style:family="text">
      <style:text-properties officeooo:rsid="00b19729"/>
    </style:style>
    <style:style style:name="T121" style:family="text">
      <style:text-properties officeooo:rsid="00b4de3d"/>
    </style:style>
    <style:style style:name="T122" style:family="text">
      <style:text-properties officeooo:rsid="00b64072"/>
    </style:style>
    <style:style style:name="T123" style:family="text">
      <style:text-properties fo:background-color="#fff200" loext:char-shading-value="0"/>
    </style:style>
    <style:style style:name="T124" style:family="text">
      <style:text-properties officeooo:rsid="00cbb56c" fo:background-color="#fff200" loext:char-shading-value="0"/>
    </style:style>
    <style:style style:name="T125" style:family="text">
      <style:text-properties officeooo:rsid="00d197ee" fo:background-color="#fff200" loext:char-shading-value="0"/>
    </style:style>
    <style:style style:name="T126" style:family="text">
      <style:text-properties officeooo:rsid="00d2cbdf" fo:background-color="#fff200" loext:char-shading-value="0"/>
    </style:style>
    <style:style style:name="T127" style:family="text">
      <style:text-properties officeooo:rsid="00e078e5" fo:background-color="#fff200" loext:char-shading-value="0"/>
    </style:style>
    <style:style style:name="T128" style:family="text">
      <style:text-properties officeooo:rsid="00e364a1" fo:background-color="#fff200" loext:char-shading-value="0"/>
    </style:style>
    <style:style style:name="T129" style:family="text">
      <style:text-properties officeooo:rsid="00e74fae" fo:background-color="#fff200" loext:char-shading-value="0"/>
    </style:style>
    <style:style style:name="T130" style:family="text">
      <style:text-properties officeooo:rsid="00c20431"/>
    </style:style>
    <style:style style:name="T131" style:family="text">
      <style:text-properties officeooo:rsid="00349c9a"/>
    </style:style>
    <style:style style:name="T132" style:family="text">
      <style:text-properties officeooo:rsid="002d89e0"/>
    </style:style>
    <style:style style:name="T133" style:family="text">
      <style:text-properties officeooo:rsid="00c58d82"/>
    </style:style>
    <style:style style:name="T134" style:family="text">
      <style:text-properties officeooo:rsid="00c9c6de"/>
    </style:style>
    <style:style style:name="T135" style:family="text">
      <style:text-properties officeooo:rsid="000dfa95"/>
    </style:style>
    <style:style style:name="T136" style:family="text">
      <style:text-properties officeooo:rsid="00cce7c7"/>
    </style:style>
    <style:style style:name="T137" style:family="text">
      <style:text-properties officeooo:rsid="00db2571"/>
    </style:style>
    <style:style style:name="T138" style:family="text">
      <style:text-properties officeooo:rsid="00dbfef1"/>
    </style:style>
    <style:style style:name="T139" style:family="text">
      <style:text-properties officeooo:rsid="00df8ebc"/>
    </style:style>
    <style:style style:name="T140" style:family="text">
      <style:text-properties officeooo:rsid="00e1e4aa"/>
    </style:style>
    <style:style style:name="T141" style:family="text">
      <style:text-properties officeooo:rsid="00e93bec"/>
    </style:style>
    <style:style style:name="T142" style:family="text">
      <style:text-properties officeooo:rsid="00eb2493"/>
    </style:style>
    <style:style style:name="T143" style:family="text">
      <style:text-properties officeooo:rsid="00ecf02b"/>
    </style:style>
    <style:style style:name="T144" style:family="text">
      <style:text-properties officeooo:rsid="00f2706e"/>
    </style:style>
    <style:style style:name="T145" style:family="text">
      <style:text-properties officeooo:rsid="01142f64"/>
    </style:style>
    <style:style style:name="T146" style:family="text">
      <style:text-properties officeooo:rsid="01143565"/>
    </style:style>
    <style:style style:name="T147" style:family="text">
      <style:text-properties officeooo:rsid="0116261e"/>
    </style:style>
    <style:style style:name="T148" style:family="text">
      <style:text-properties officeooo:rsid="01221cf9"/>
    </style:style>
    <style:style style:name="T149" style:family="text">
      <style:text-properties officeooo:rsid="013466cf"/>
    </style:style>
    <style:style style:name="fr1"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me de Rédaction</text:p>
      <text:p text:style-name="P167">Contenu des pages <text:span text:style-name="T4">obligatoires et communes</text:span></text:p>
      <text:p text:style-name="P1">Projet :</text:p>
      <text:p text:style-name="P1">Client :</text:p>
      <text:p text:style-name="P22">Liste des mots-clefs à remplacer par remplacement automatique :</text:p>
      <table:table table:name="Tableau14" table:style-name="Tableau14">
        <table:table-column table:style-name="Tableau14.A"/>
        <table:table-column table:style-name="Tableau14.B"/>
        <table:table-row table:style-name="Tableau14.1">
          <table:table-cell table:style-name="Tableau14.A1" office:value-type="string">
            <text:p text:style-name="P26">URL_SITE_WEB</text:p>
          </table:table-cell>
          <table:table-cell table:style-name="Tableau14.B1" office:value-type="string">
            <text:p text:style-name="P123">Adresse URL du site</text:p>
            <text:p text:style-name="P125">(exemple : monsiteweb.fr )</text:p>
          </table:table-cell>
        </table:table-row>
        <table:table-row table:style-name="Tableau14.2">
          <table:table-cell table:style-name="Tableau14.A2" office:value-type="string">
            <text:p text:style-name="P41">NOM_SITE</text:p>
          </table:table-cell>
          <table:table-cell table:style-name="Tableau14.B2" office:value-type="string">
            <text:p text:style-name="P128">Nom du site</text:p>
          </table:table-cell>
        </table:table-row>
        <table:table-row table:style-name="Tableau14.1">
          <table:table-cell table:style-name="Tableau14.A2" office:value-type="string">
            <text:p text:style-name="P27">NOM_PROPRIETAIRE</text:p>
          </table:table-cell>
          <table:table-cell table:style-name="Tableau14.B2" office:value-type="string">
            <text:p text:style-name="P124">Nom de la personne physique propriétaire du site ou la dénomination sociale d'une entreprise ou autre organisme.</text:p>
          </table:table-cell>
        </table:table-row>
        <table:table-row table:style-name="Tableau14.4">
          <table:table-cell table:style-name="Tableau14.A2" office:value-type="string">
            <text:p text:style-name="P93">VILLE_SOC</text:p>
          </table:table-cell>
          <table:table-cell table:style-name="Tableau14.B2" office:value-type="string">
            <text:p text:style-name="P50">Ville du siège sociale de l’entreprise</text:p>
          </table:table-cell>
        </table:table-row>
        <table:table-row table:style-name="Tableau14.5">
          <table:table-cell table:style-name="Tableau14.A2" office:value-type="string">
            <text:p text:style-name="P44">RAISON_SOCIALE</text:p>
          </table:table-cell>
          <table:table-cell table:style-name="Tableau14.B2" office:value-type="string">
            <text:p text:style-name="P31">Raison Sociale</text:p>
          </table:table-cell>
        </table:table-row>
        <table:table-row table:style-name="Tableau14.6">
          <table:table-cell table:style-name="Tableau14.A2" office:value-type="string">
            <text:p text:style-name="P32">SIRET_<text:span text:style-name="T130">SOC</text:span></text:p>
          </table:table-cell>
          <table:table-cell table:style-name="Tableau14.B2" office:value-type="string">
            <text:p text:style-name="P31">Numéro de SIRET</text:p>
          </table:table-cell>
        </table:table-row>
        <table:table-row table:style-name="Tableau14.7">
          <table:table-cell table:style-name="Tableau14.A2" office:value-type="string">
            <text:p text:style-name="P46">ADR_POST_PROP</text:p>
          </table:table-cell>
          <table:table-cell table:style-name="Tableau14.B2" office:value-type="string">
            <text:p text:style-name="P31">Adresse Postale du Propriétaire</text:p>
          </table:table-cell>
        </table:table-row>
        <table:table-row table:style-name="Tableau14.8">
          <table:table-cell table:style-name="Tableau14.A2" office:value-type="string">
            <text:p text:style-name="P46">CAPITAL_SOC</text:p>
          </table:table-cell>
          <table:table-cell table:style-name="Tableau14.B2" office:value-type="string">
            <text:p text:style-name="P31">Capital Social</text:p>
          </table:table-cell>
        </table:table-row>
        <table:table-row table:style-name="Tableau14.9">
          <table:table-cell table:style-name="Tableau14.A2" office:value-type="string">
            <text:p text:style-name="P47">PRESTATAIRE</text:p>
          </table:table-cell>
          <table:table-cell table:style-name="Tableau14.B2" office:value-type="string">
            <text:p text:style-name="P33">Agence Prestataire</text:p>
          </table:table-cell>
        </table:table-row>
        <table:table-row table:style-name="Tableau14.10">
          <table:table-cell table:style-name="Tableau14.A2" office:value-type="string">
            <text:p text:style-name="P29"><text:span text:style-name="T12">URL_</text:span><text:span text:style-name="T14">PRESTATAIRE</text:span></text:p>
          </table:table-cell>
          <table:table-cell table:style-name="Tableau14.B2" office:value-type="string">
            <text:p text:style-name="P34">Adresse du site du Prestataire (penser à en faire un lien)</text:p>
          </table:table-cell>
        </table:table-row>
        <table:table-row table:style-name="Tableau14.11">
          <table:table-cell table:style-name="Tableau14.A2" office:value-type="string">
            <text:p text:style-name="P48">RESP_PUBLICATION</text:p>
          </table:table-cell>
          <table:table-cell table:style-name="Tableau14.B2" office:value-type="string">
            <text:p text:style-name="P49">Nom du Responsable de publication</text:p>
          </table:table-cell>
        </table:table-row>
        <table:table-row table:style-name="Tableau14.12">
          <table:table-cell table:style-name="Tableau14.A2" office:value-type="string">
            <text:p text:style-name="P48">CONTACT_RESP_PUB</text:p>
          </table:table-cell>
          <table:table-cell table:style-name="Tableau14.B2" office:value-type="string">
            <text:p text:style-name="P42">Contact du Responsable de publication</text:p>
          </table:table-cell>
        </table:table-row>
        <table:table-row table:style-name="Tableau14.13">
          <table:table-cell table:style-name="Tableau14.A2" office:value-type="string">
            <text:p text:style-name="P48"><text:span text:style-name="T119">NOM_</text:span>WEBMASTER</text:p>
          </table:table-cell>
          <table:table-cell table:style-name="Tableau14.B2" office:value-type="string">
            <text:p text:style-name="P49">Nom du Webmaster</text:p>
          </table:table-cell>
        </table:table-row>
        <table:table-row table:style-name="Tableau14.14">
          <table:table-cell table:style-name="Tableau14.A2" office:value-type="string">
            <text:p text:style-name="P48">CONTACT_WEBMASTER</text:p>
          </table:table-cell>
          <table:table-cell table:style-name="Tableau14.B2" office:value-type="string">
            <text:p text:style-name="P49">Contact du Webmaster</text:p>
          </table:table-cell>
        </table:table-row>
        <table:table-row table:style-name="Tableau14.15">
          <table:table-cell table:style-name="Tableau14.A2" office:value-type="string">
            <text:p text:style-name="P45"><text:span text:style-name="T119">NOM_</text:span>HEBERGEUR</text:p>
          </table:table-cell>
          <table:table-cell table:style-name="Tableau14.B2" office:value-type="string">
            <text:p text:style-name="P35">Nom de l’Hébergeur</text:p>
          </table:table-cell>
        </table:table-row>
        <table:table-row table:style-name="Tableau14.16">
          <table:table-cell table:style-name="Tableau14.A2" office:value-type="string">
            <text:p text:style-name="P48">URL_HEBERGEUR</text:p>
          </table:table-cell>
          <table:table-cell table:style-name="Tableau14.B2" office:value-type="string">
            <text:p text:style-name="P42">Adresse de l'Hébergeur</text:p>
          </table:table-cell>
        </table:table-row>
        <table:table-row table:style-name="Tableau14.17">
          <table:table-cell table:style-name="Tableau14.A2" office:value-type="string">
            <text:p text:style-name="P48">TEL_HEBERGEUR</text:p>
          </table:table-cell>
          <table:table-cell table:style-name="Tableau14.B2" office:value-type="string">
            <text:p text:style-name="P49">Téléphone de l'Hébergeur</text:p>
          </table:table-cell>
        </table:table-row>
        <table:table-row table:style-name="Tableau14.18">
          <table:table-cell table:style-name="Tableau14.A2" office:value-type="string">
            <text:p text:style-name="P68">VILLE_RCS</text:p>
          </table:table-cell>
          <table:table-cell table:style-name="Tableau14.B2" office:value-type="string">
            <text:p text:style-name="P69">Ville d’enregistrement au registre des Commerces (RCS)</text:p>
          </table:table-cell>
        </table:table-row>
        <table:table-row table:style-name="Tableau14.18">
          <table:table-cell table:style-name="Tableau14.A2" office:value-type="string">
            <text:p text:style-name="P92">NUM_RCS</text:p>
          </table:table-cell>
          <table:table-cell table:style-name="Tableau14.B2" office:value-type="string">
            <text:p text:style-name="P43">N° du Registre du Commerce et des Sociétés</text:p>
          </table:table-cell>
        </table:table-row>
        <table:table-row table:style-name="Tableau14.18">
          <table:table-cell table:style-name="Tableau14.A2" office:value-type="string">
            <text:p text:style-name="P99">FORME_SOC</text:p>
          </table:table-cell>
          <table:table-cell table:style-name="Tableau14.B2" office:value-type="string">
            <text:p text:style-name="P91">Forme de la société (SARL, SA, EURL, EI, micro-entrepreneur, etc.)</text:p>
          </table:table-cell>
        </table:table-row>
        <table:table-row table:style-name="Tableau14.18">
          <table:table-cell table:style-name="Tableau14.A2" office:value-type="string">
            <text:p text:style-name="P68"/>
          </table:table-cell>
          <table:table-cell table:style-name="Tableau14.B2" office:value-type="string">
            <text:p text:style-name="P69"/>
          </table:table-cell>
        </table:table-row>
        <table:table-row table:style-name="Tableau14.18">
          <table:table-cell table:style-name="Tableau14.A2" office:value-type="string">
            <text:p text:style-name="P68"/>
          </table:table-cell>
          <table:table-cell table:style-name="Tableau14.B2" office:value-type="string">
            <text:p text:style-name="P69"/>
          </table:table-cell>
        </table:table-row>
      </table:table>
      <text:p text:style-name="P170">PAGE « <text:span text:style-name="T39">Contact</text:span> »</text:p>
      <text:p text:style-name="P150">***</text:p>
      <text:p text:style-name="P155">/<text:span text:style-name="T40">contact</text:span></text:p>
      <text:p text:style-name="P162"/>
      <table:table table:name="Tableau6" table:style-name="Tableau6">
        <table:table-column table:style-name="Tableau6.A"/>
        <table:table-column table:style-name="Tableau6.B"/>
        <table:table-row>
          <table:table-cell table:style-name="Tableau6.A1" office:value-type="string">
            <text:p text:style-name="P113">&lt;title&gt; 56 caractères MAX</text:p>
          </table:table-cell>
          <table:table-cell table:style-name="Tableau6.B1" office:value-type="string">
            <text:p text:style-name="P56"><text:span text:style-name="T16">Contact</text:span><text:span text:style-name="T20"> </text:span><text:span text:style-name="T21">du site </text:span><text:span text:style-name="T20">NOM_SITE</text:span></text:p>
          </table:table-cell>
        </table:table-row>
        <table:table-row table:style-name="Tableau6.2">
          <table:table-cell table:style-name="Tableau6.A5" office:value-type="string">
            <text:p text:style-name="P113">Meta description</text:p>
            <text:p text:style-name="P113">156 caractères MAX</text:p>
          </table:table-cell>
          <table:table-cell table:style-name="Tableau6.B2" office:value-type="string">
            <text:p text:style-name="P136">Contactez <text:span text:style-name="T51">NOM_SITE</text:span><text:span text:style-name="T11"> pour plus d’informations ou pour un devis.</text:span></text:p>
          </table:table-cell>
        </table:table-row>
        <table:table-row table:style-name="Tableau6.2">
          <table:table-cell table:style-name="Tableau6.A5" office:value-type="string">
            <text:p text:style-name="P113">Sélection de Mots-clefs <text:span text:style-name="T2">à intégrer</text:span></text:p>
          </table:table-cell>
          <table:table-cell table:style-name="Tableau6.B2" office:value-type="string">
            <text:p text:style-name="P18"><text:span text:style-name="T20">NOM_SITE</text:span><text:span text:style-name="T11">, </text:span><text:span text:style-name="T19">contact</text:span></text:p>
          </table:table-cell>
        </table:table-row>
        <table:table-row table:style-name="Tableau6.4">
          <table:table-cell table:style-name="Tableau6.A5" office:value-type="string">
            <text:p text:style-name="P113">Nombre total de mots</text:p>
          </table:table-cell>
          <table:table-cell table:style-name="Tableau6.B4" office:value-type="string">
            <text:p text:style-name="P135"/>
          </table:table-cell>
        </table:table-row>
        <table:table-row table:style-name="Tableau6.4">
          <table:table-cell table:style-name="Tableau6.A5" office:value-type="string">
            <text:p text:style-name="P118">Fil d’ariane</text:p>
            <text:p text:style-name="P118">(Emplacement dans le menu)</text:p>
          </table:table-cell>
          <table:table-cell table:style-name="Tableau6.B4" office:value-type="string">
            <text:p text:style-name="P118">&gt; <text:span text:style-name="T41">Contact</text:span></text:p>
          </table:table-cell>
        </table:table-row>
      </table:table>
      <text:h text:style-name="P177" text:outline-level="1">H1 – Dénomination commerciale + Activité + Localité</text:h>
      <text:p text:style-name="P59">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text:p>
      <text:p text:style-name="P3">Nombre de mots :</text:p>
      <text:h text:style-name="P174" text:outline-level="2">H2 – Activité</text:h>
      <text:p text:style-name="P59">Maecenas justo mi, rutrum quis quam eget, eleifend egestas nibh. Donec nec bibendum sapien, viverra facilisis justo. Sed a consectetur sem, ut tempus tellus. Maecenas placerat dui non mi tincidunt ullamcorper. Pellentesque semper tortor sed interdum tincidunt.</text:p>
      <text:p text:style-name="P3">Nombre de mots :</text:p>
      <text:p text:style-name="P60">[ Formulaire ]</text:p>
      <text:p text:style-name="P59">Les informations recueillies font l’objet d’un traitement informatique destiné à <text:span text:style-name="T30">(Veuillez préciser la finalité)</text:span>. Les destinataires des données sont <text:span text:style-name="T34">NOM_PROPRIETAIRE</text:span><text:span text:style-name="T33">.</text:span></text:p>
      <text:p text:style-name="P59">Conformément à la loi « informatique et libertés » du 6 janvier 1978 modifiée en 2004, vous bénéficiez d’un droit d’accès et de rectification aux informations qui vous concernent, que vous pouvez exercer en vous adressant à <text:span text:style-name="T31">(</text:span><text:span text:style-name="T30">Veuillez préciser le service et l’adresse)</text:span>.</text:p>
      <text:p text:style-name="P59">Vous pouvez également, pour des motifs légitimes, vous opposer au traitement des données vous concernant.</text:p>
      <text:p text:style-name="P59"/>
      <text:p text:style-name="P12">Pictos :</text:p>
      <text:p text:style-name="P14">Lorem ipsum // dolor sit amet // consectetur // adipiscing elit</text:p>
      <text:p text:style-name="P171">PAGE « <text:span text:style-name="T9">Mentions légales »</text:span></text:p>
      <text:p text:style-name="P147">***</text:p>
      <text:p text:style-name="P153">/<text:span text:style-name="T37">mentions-legales</text:span></text:p>
      <text:p text:style-name="P40"/>
      <text:p text:style-name="P38">Ce fichier donne un modèle de page de mentions légales adapté à la quasi-totalité des site professionnels et de e-commerce.</text:p>
      <text:p text:style-name="P38">Il se peut que certaines informations ne soient pas nécessaires pour des sites Vitrine ou de particuliers <text:span text:style-name="T44">et d’</text:span>associations <text:span text:style-name="T43">(CNIL) ou</text:span> <text:span text:style-name="T44">d’autoentrepreuneurs (n° TVA + n° RCS).</text:span></text:p>
      <text:p text:style-name="P38">Il en est de la responsabilité du client de connaître les réglementations spécifiques à son activité <text:span text:style-name="T45">à intégrer dans les mentions légales.</text:span></text:p>
      <text:p text:style-name="P39">Il est à noter que ces mentions légales sont, de préférence et autant que possible, à intégrer dans le<text:span text:style-name="T38">s pages de réseaux sociaux.</text:span></text:p>
      <text:p text:style-name="P36"><text:span text:style-name="T46">Pour toute information complémentaire : </text:span><text:a xlink:type="simple" xlink:href="https://www.cnil.fr/fr/modeles/mention" text:style-name="Internet_20_link" text:visited-style-name="Visited_20_Internet_20_Link"><text:span text:style-name="T46">https://www.cnil.fr/fr/modeles/mention</text:span></text:a><text:span text:style-name="T46"> </text:span></text:p>
      <table:table table:name="Tableau5" table:style-name="Tableau5">
        <table:table-column table:style-name="Tableau5.A"/>
        <table:table-column table:style-name="Tableau5.B"/>
        <table:table-row>
          <table:table-cell table:style-name="Tableau5.A1" office:value-type="string">
            <text:p text:style-name="P110">&lt;title&gt; 56 caractères MAX</text:p>
          </table:table-cell>
          <table:table-cell table:style-name="Tableau5.B1" office:value-type="string">
            <text:p text:style-name="P120"><text:span text:style-name="T20">NOM_SITE</text:span><text:span text:style-name="T11"> - </text:span>Mentions légales</text:p>
          </table:table-cell>
        </table:table-row>
        <table:table-row table:style-name="Tableau5.2">
          <table:table-cell table:style-name="Tableau5.A5" office:value-type="string">
            <text:p text:style-name="P110">Meta description</text:p>
            <text:p text:style-name="P110">156 caractères MAX</text:p>
          </table:table-cell>
          <table:table-cell table:style-name="Tableau5.B2" office:value-type="string">
            <text:p text:style-name="P126">Mentions légales du site <text:span text:style-name="T51">NOM_SITE</text:span> appartenant à <text:span text:style-name="T11">NOM_PROPRIETAIRE.</text:span></text:p>
          </table:table-cell>
        </table:table-row>
        <table:table-row table:style-name="Tableau5.3">
          <table:table-cell table:style-name="Tableau5.A5" office:value-type="string">
            <text:p text:style-name="P110">Sélection de Mots-clefs <text:span text:style-name="T2">à intégrer</text:span></text:p>
          </table:table-cell>
          <table:table-cell table:style-name="Tableau5.B2" office:value-type="string">
            <text:p text:style-name="P17"><text:span text:style-name="T20">NOM_SITE</text:span><text:span text:style-name="T11">, </text:span><text:span text:style-name="T18">m</text:span><text:span text:style-name="T17">entions légales</text:span></text:p>
          </table:table-cell>
        </table:table-row>
        <table:table-row table:style-name="Tableau5.4">
          <table:table-cell table:style-name="Tableau5.A5" office:value-type="string">
            <text:p text:style-name="P110">Nombre total de mots</text:p>
          </table:table-cell>
          <table:table-cell table:style-name="Tableau5.B4" office:value-type="string">
            <text:p text:style-name="P132">+ 1500 mots</text:p>
          </table:table-cell>
        </table:table-row>
        <table:table-row table:style-name="Tableau5.4">
          <table:table-cell table:style-name="Tableau5.A5" office:value-type="string">
            <text:p text:style-name="P115">Fil d’ariane</text:p>
            <text:p text:style-name="P115">(Emplacement dans le menu)</text:p>
          </table:table-cell>
          <table:table-cell table:style-name="Tableau5.B4" office:value-type="string">
            <text:p text:style-name="P115">&gt; <text:span text:style-name="T9">Mentions légales</text:span></text:p>
          </table:table-cell>
        </table:table-row>
      </table:table>
      <text:h text:style-name="P178" text:outline-level="1">Mentions légales <text:span text:style-name="T65">du site URL_SITE_WEB</text:span></text:h>
      <text:h text:style-name="Heading_20_2" text:outline-level="2">Présentation du site « <text:span text:style-name="T51">NOM_SITE »</text:span></text:h>
      <text:p text:style-name="P16">En vertu de l'article 6 de la loi n° 2004-575 du 21 juin 2004 pour la confiance dans l'économie numérique, il est précisé aux utilisateurs du site URL_SITE_WEB l'identité des différents intervenants dans le cadre de sa réalisation et de son suivi :</text:p>
      <text:p text:style-name="P21"><text:span text:style-name="Strong_20_Emphasis"><text:span text:style-name="T11">Propriétaire</text:span></text:span><text:span text:style-name="T11"> : NOM_PROPRIETAIRE – </text:span><text:span text:style-name="T12">RAISON_SOCIALE –</text:span><text:span text:style-name="T11"> </text:span><text:span text:style-name="T13">SIRET_</text:span><text:span text:style-name="T23">SOC</text:span><text:span text:style-name="T11"> – </text:span><text:span text:style-name="T13">ADR_POST_PROP</text:span><text:span text:style-name="T11"> – </text:span><text:span text:style-name="T92">FORME_SOC </text:span><text:span text:style-name="T93">au Capital de </text:span><text:span text:style-name="T13">CAPITAL_SOC</text:span><text:span text:style-name="T11"><text:line-break/>Numéro du Registre du Commerce et des Sociétés : NUM_RCS<text:line-break/></text:span><text:span text:style-name="T26">Numéro de TVA intracommunautaire : "N° individuel d’identification (TVA intracommunautaire)"<text:line-break/>Autoentreprise, « </text:span><text:span text:style-name="Emphasis"><text:span text:style-name="T26">TVA non applicable - article 293 B du CGI </text:span></text:span><text:span text:style-name="T26">» </text:span><text:span text:style-name="T11"><text:line-break/></text:span><text:span text:style-name="Strong_20_Emphasis"><text:span text:style-name="T11">Créateur</text:span></text:span><text:span text:style-name="T11"> : </text:span><text:span text:style-name="T14">PRESTATAIRE</text:span><text:span text:style-name="T11"> – URL_</text:span><text:span text:style-name="T14">PRESTATAIRE</text:span><text:span text:style-name="T11"><text:line-break/>Directeur de</text:span><text:span text:style-name="Strong_20_Emphasis"><text:span text:style-name="T11"> publication</text:span></text:span><text:span text:style-name="T11"> : </text:span><text:span text:style-name="T15">RESP_PUBLICATION</text:span><text:span text:style-name="T11"> – </text:span><text:span text:style-name="T15">CONTACT_RESP_PUB</text:span><text:span text:style-name="T11"><text:line-break/></text:span><text:span text:style-name="T26">Le directeur de publication est une personne physique ou une personne morale.</text:span><text:span text:style-name="T11"><text:line-break/></text:span><text:span text:style-name="Strong_20_Emphasis"><text:span text:style-name="T11">Webmaster</text:span></text:span><text:span text:style-name="T11"> : </text:span><text:span text:style-name="T22">NOM_</text:span><text:span text:style-name="T15">WEBMASTER</text:span><text:span text:style-name="T11"> – </text:span><text:span text:style-name="T15">CONTACT_WEBMASTER</text:span><text:span text:style-name="T11"><text:line-break/></text:span><text:span text:style-name="Strong_20_Emphasis"><text:span text:style-name="T11">Hébergeur</text:span></text:span><text:span text:style-name="T11"> : </text:span><text:span text:style-name="T22">NOM_</text:span><text:span text:style-name="T12">HEBERGEUR</text:span><text:span text:style-name="T11"> – </text:span><text:span text:style-name="T15">URL_HEBERGEUR</text:span><text:span text:style-name="T11"> – </text:span><text:span text:style-name="T15">TEL_HEBERGEUR</text:span></text:p>
      <text:p text:style-name="P16">Vous pouvez retrouver nous contacter grâce à notre formulaire de contact.</text:p>
      <text:p text:style-name="P23">Réglementation de l'Activité professionnelle</text:p>
      <text:p text:style-name="P4">Autorisation d'activité délivrée par l'autorité suivante : <text:span text:style-name="T1">nom et adresse de l’autorité</text:span>.</text:p>
      <text:p text:style-name="P4">Profession Réglementée :</text:p>
      <text:list xml:id="list3451441279" text:style-name="L1">
        <text:list-item>
          <text:p text:style-name="P183"><text:soft-page-break/>Référence aux règles professionnelles applicables,</text:p>
        </text:list-item>
        <text:list-item>
          <text:p text:style-name="P183">Titre professionnel,</text:p>
        </text:list-item>
        <text:list-item>
          <text:p text:style-name="P183">Etat membre dans lequel il a été octroyé,</text:p>
        </text:list-item>
        <text:list-item>
          <text:p text:style-name="P183">Nom de l’ordre ou de l’organisme professionnel auprès duquel elle est inscrite.</text:p>
        </text:list-item>
      </text:list>
      <text:h text:style-name="Heading_20_2" text:outline-level="2">Conditions générales d’utilisation du site et des services proposés</text:h>
      <text:p text:style-name="P16">L’utilisation du site URL_SITE_WEB implique l’acceptation pleine et entière des conditions générales d’utilisation ci-après décrites. Ces conditions d’utilisation sont susceptibles d’être modifiées ou complétées à tout moment, les utilisateurs du site URL_SITE_WEB sont donc invités à les consulter de manière régulière.</text:p>
      <text:p text:style-name="P16">Ce site est normalement accessible à tout moment aux utilisateurs. Une interruption pour raison de maintenance technique peut être toutefois décidée par NOM_PROPRIETAIRE, qui s’efforcera alors de communiquer préalablement aux utilisateurs les dates et heures de l’intervention.</text:p>
      <text:p text:style-name="P16">Le site URL_SITE_WEB est mis à jour régulièrement par "Nom du Responsable de publication". De la même façon, les mentions légales peuvent être modifiées à tout moment : elles s’imposent néanmoins à l’utilisateur qui est invité à s’y référer le plus souvent possible afin d’en prendre connaissance.</text:p>
      <text:p text:style-name="P4">La boutique e-commerce implique aussi l'acceptation des conditions générales de vente disponibles sur leur page dédiée. Elles sont tout aussi susceptibles d’être modifiées ou complétées à tout moment, les utilisateurs clients de la e-boutique sont donc invités à les consulter de manière régulière. (Site<text:span text:style-name="T42">s</text:span> e-commerce)</text:p>
      <text:h text:style-name="Heading_20_2" text:outline-level="2">Description des services fournis</text:h>
      <text:p text:style-name="P16">Le site URL_SITE_WEB a pour objet de fournir une information concernant l’ensemble des activités de la société.</text:p>
      <text:p text:style-name="P16">NOM_PROPRIETAIRE s’efforce de fournir sur le site URL_SITE_WEB des informations aussi précises que possible. Toutefois, il ne pourra être tenue responsable des omissions, des inexactitudes et des carences dans la mise à jour, qu’elles soient de son fait ou du fait des tiers partenaires qui lui fournissent ces informations.</text:p>
      <text:p text:style-name="P16">Tous les informations indiquées sur le site URL_SITE_WEB sont données à titre indicatif, et sont susceptibles d’évoluer. Par ailleurs, les renseignements figurant sur le site URL_SITE_WEB ne sont pas exhaustifs. Ils sont donnés sous réserve de modifications ayant été apportées depuis leur mise en ligne.</text:p>
      <text:h text:style-name="Heading_20_2" text:outline-level="2">Limitations contractuelles sur les données techniques</text:h>
      <text:p text:style-name="P16">Le site utilise la technologie JavaScript.</text:p>
      <text:p text:style-name="P16"><text:soft-page-break/>Le site Internet ne pourra être tenu responsable de dommages matériels liés à l’utilisation du site. De plus, l’utilisateur du site s’engage à accéder au site en utilisant un matériel récent, ne contenant pas de virus et avec un navigateur de dernière génération mis-à-jour</text:p>
      <text:h text:style-name="Heading_20_2" text:outline-level="2">Propriété intellectuelle et contrefaçons</text:h>
      <text:p text:style-name="P16">NOM_PROPRIETAIRE est propriétaire des droits de propriété intellectuelle ou détient les droits d’usage sur tous les éléments accessibles sur le site, notamment les textes, images, graphismes, logo, icônes, sons, logiciels.</text:p>
      <text:p text:style-name="P16">Toute reproduction, représentation, modification, publication, adaptation de tout ou partie des éléments du site, quel que soit le moyen ou le procédé utilisé, est interdite, sauf autorisation écrite préalable de : NOM_PROPRIETAIRE.</text:p>
      <text:p text:style-name="P16">Toute exploitation non autorisée du site ou de l’un quelconque des éléments qu’il contient sera considérée comme constitutive d’une contrefaçon et poursuivie conformément aux dispositions des articles L.335-2 et suivants du Code de Propriété Intellectuelle.</text:p>
      <text:p text:style-name="P16">NOM_PROPRIETAIRE est identiquement propriétaire des "droits des producteurs de bases de données" visés au Livre III, Titre IV, du Code de la Propriété Intellectuelle (loi n° 98-536 du 1er juillet 1998) relative aux droits d'auteur et aux bases de données.</text:p>
      <text:h text:style-name="Heading_20_2" text:outline-level="2">Limitations de responsabilité</text:h>
      <text:p text:style-name="P30">NOM_PROPRIETAIRE ne pourra être tenue responsable des dommages directs et indirects causés au matériel de l’utilisateur, lors de l’accès au site URL_SITE_WEB, et résultant soit de l’utilisation d’un matériel ne répondant pas aux spécifications indiquées au point 4, soit de l’apparition d’un bug ou d’une incompatibilité.</text:p>
      <text:p text:style-name="P30">NOM_PROPRIETAIRE ne pourra également être tenue responsable des dommages indirects (tels par exemple qu’une perte de marché ou perte d’une chance) consécutifs à l’utilisation du site URL_SITE_WEB .</text:p>
      <text:p text:style-name="P16">Des espaces interactifs (possibilité de poser des questions dans l’espace contact) sont à la disposition des utilisateurs. NOM_PROPRIETAIRE se réserve le droit de supprimer, sans mise en demeure préalable, tout contenu déposé dans cet espace qui contreviendrait à la législation applicable en France, en particulier aux dispositions relatives à la protection des données. Le cas échéant, NOM_PROPRIETAIRE se réserve également la possibilité de mettre en cause la responsabilité civile et/ou pénale de l’utilisateur, notamment en cas de message à caractère raciste, injurieux, diffamant, ou pornographique, quel que soit le support utilisé (texte, photographie…).</text:p>
      <text:h text:style-name="Heading_20_2" text:outline-level="2">Gestion des données personnelles</text:h>
      <text:p text:style-name="P16">En France, les données personnelles sont notamment protégées par la loi n° 78-87 du 6 janvier 1978, la loi n° 2004-801 du 6 août 2004, l'article L. 226-13 du Code pénal et la Directive Européenne du 24 octobre 1995.</text:p>
      <text:p text:style-name="P28"><text:soft-page-break/>A l'occasion de l'utilisation du site URL_SITE_WEB, peuvent êtres recueillies : l'URL des liens par l'intermédiaire desquels l'utilisateur a accédé au site URL_SITE_WEB, le fournisseur d'accès de l'utilisateur, l'adresse de protocole Internet (IP) de l'utilisateur.</text:p>
      <text:p text:style-name="P28">En tout état de cause NOM_PROPRIETAIRE ne collecte des informations personnelles relatives à l'utilisateur que pour le besoin de certains services proposés par le site URL_SITE_WEB. L'utilisateur fournit ces informations en toute connaissance de cause, notamment lorsqu'il procède par lui-même à leur saisie. Il est alors précisé à l'utilisateur du site URL_SITE_WEB l’obligation ou non de fournir ces informations.</text:p>
      <text:p text:style-name="P16">Conformément aux dispositions des articles 38 et suivants de la loi 78-17 du 6 janvier 1978 relative à l’informatique, aux fichiers et aux libertés, tout utilisateur dispose d’un droit d’accès, de rectification et d’opposition aux données personnelles le concernant, en effectuant sa demande écrite et signée, accompagnée d’une copie du titre d’identité avec signature du titulaire de la pièce, en précisant l’adresse à laquelle la réponse doit être envoyée.</text:p>
      <text:p text:style-name="P28">Aucune information personnelle de l'utilisateur du site URL_SITE_WEB n'est publiée à l'insu de l'utilisateur, échangée, transférée, cédée ou vendue sur un support quelconque à des tiers. Seule l'hypothèse du rachat de NOM_PROPRIETAIRE et de ses droits permettrait la transmission des dites informations à l'éventuel acquéreur qui serait à son tour tenu de la même obligation de conservation et de modification des données vis à vis de l'utilisateur du site URL_SITE_WEB.</text:p>
      <text:p text:style-name="P16">Les bases de données sont protégées par les dispositions de la loi du 1er juillet 1998 transposant la directive 96/9 du 11 mars 1996 relative à la protection juridique des bases de données.</text:p>
      <text:h text:style-name="Heading_20_2" text:outline-level="2">Liens hypertextes</text:h>
      <text:p text:style-name="P106">Le site URL_SITE_WEB contient un certain nombre de liens hypertextes vers d’autres sites, mis en place avec l’autorisation de NOM_PROPRIETAIRE. Cependant, NOM_PROPRIETAIRE n’a pas la possibilité de vérifier le contenu des sites ainsi visités, et n’assumera en conséquence aucune responsabilité de ce fait.</text:p>
      <text:h text:style-name="Heading_20_2" text:outline-level="2">Droit applicable et attribution de juridiction</text:h>
      <text:p text:style-name="P16">Tout litige en relation avec l’utilisation du site URL_SITE_WEB est soumis au droit français. Il est fait attribution exclusive de juridiction aux tribunaux compétents de <text:span text:style-name="T30">Paris/"Département du Propriétaire"</text:span>/France.</text:p>
      <text:h text:style-name="Heading_20_2" text:outline-level="2">Les principales lois concernées</text:h>
      <text:p text:style-name="P54">Loi n° 78-17 du 6 janvier 1978<text:span text:style-name="T64">, </text:span>relative à l'informatique, aux fichiers et aux libertés <text:span text:style-name="T74">individuelles</text:span>, notamment modifiée par :</text:p>
      <text:p text:style-name="P54">- l’<text:span text:style-name="T64">ordonnance</text:span> n° 2004-801 du 6 août 2004,</text:p>
      <text:p text:style-name="P54"><text:span text:style-name="T64">- l’ordonnance n° 2011-2012 du 24 août 2011 (transposant la </text:span><text:a xlink:type="simple" xlink:href="http://eur-lex.europa.eu/legal-content/FR/TXT/?uri=URISERV%3Al24216a" text:style-name="Internet_20_link" text:visited-style-name="Visited_20_Internet_20_Link"><text:span text:style-name="T64">directive européenne 2009/136/CE, dites "paquet télécom"</text:span></text:a><text:span text:style-name="T64">),</text:span></text:p>
      <text:p text:style-name="P54">- <text:span text:style-name="T74">l’ordonnance n°... du 27 avril 2016 (transposant la </text:span><text:a xlink:type="simple" xlink:href="https://eur-lex.europa.eu/legal-content/FR/TXT/HTML/?uri=CELEX:32016R0679" text:style-name="Internet_20_link" text:visited-style-name="Visited_20_Internet_20_Link"><text:span text:style-name="T74">directive européenn 2016/679 , dites « </text:span></text:a><text:bookmark text:name="firstHeading"/><text:a xlink:type="simple" xlink:href="https://eur-lex.europa.eu/legal-content/FR/TXT/HTML/?uri=CELEX:32016R0679" text:style-name="Internet_20_link" text:visited-style-name="Visited_20_Internet_20_Link"><text:span text:style-name="T10">Règlement général sur la protection des données »</text:span></text:a><text:span text:style-name="T27">),</text:span></text:p>
      <text:p text:style-name="P52"><text:soft-page-break/>- </text:p>
      <text:p text:style-name="P16">Loi n° 2004-575 du 21 juin 2004 pour la confiance dans l'économie numérique.</text:p>
      <text:p text:style-name="P51">Article 286 ter du code général des impôts (si N° de TVA). </text:p>
      <text:p text:style-name="P51">Article 293 B du code général des impôts (si auto-entreprise).</text:p>
      <text:h text:style-name="Heading_20_2" text:outline-level="2">Lexique</text:h>
      <text:p text:style-name="P16">Utilisateur : Internaute se connectant, utilisant le site susnommé.</text:p>
      <text:p text:style-name="P37">Informations personnelles : « les informations qui permettent, sous quelque forme que ce soit, directement ou non, l'identification des personnes physiques auxquelles elles s'appliquent » (article 4 de la loi n° 78-17 du 6 janvier 1978).</text:p>
      <text:p text:style-name="P53">Adresse IP : adresse identifiant un ordinateur ou tout autre machine sur un réseau via le protocole TCP/IP, tel le réseau Internet.</text:p>
      <text:p text:style-name="P58"><text:span text:style-name="T71">Cookie : </text:span>fichier texte déposé sur votre ordinateur lors de la visite d'un site. Il a pour but de collecter des informations relatives à votre navigation. Les cookies sont gérés par votre navigateur internet.</text:p>
      <text:p text:style-name="P59"/>
      <text:p text:style-name="P170">PAGE « <text:span text:style-name="T47">Netiquette</text:span> »</text:p>
      <text:p text:style-name="P150">***</text:p>
      <text:p text:style-name="P155">/<text:span text:style-name="T50">netiquette</text:span></text:p>
      <text:p text:style-name="P162"/>
      <table:table table:name="Tableau1" table:style-name="Tableau1">
        <table:table-column table:style-name="Tableau1.A"/>
        <table:table-column table:style-name="Tableau1.B"/>
        <table:table-row>
          <table:table-cell table:style-name="Tableau1.A1" office:value-type="string">
            <text:p text:style-name="P113">&lt;title&gt; 56 caractères MAX</text:p>
          </table:table-cell>
          <table:table-cell table:style-name="Tableau1.B1" office:value-type="string">
            <text:p text:style-name="P137">Netiquette <text:span text:style-name="T51">du site </text:span><text:span text:style-name="T20">NOM_SITE</text:span></text:p>
          </table:table-cell>
        </table:table-row>
        <table:table-row table:style-name="Tableau1.2">
          <table:table-cell table:style-name="Tableau1.A5" office:value-type="string">
            <text:p text:style-name="P113">Meta description</text:p>
            <text:p text:style-name="P113">156 caractères MAX</text:p>
          </table:table-cell>
          <table:table-cell table:style-name="Tableau1.B2" office:value-type="string">
            <text:p text:style-name="P127"><text:span text:style-name="T149">Charte de bonne conduite</text:span> du site <text:span text:style-name="T51">NOM_SITE</text:span> appartenant à <text:span text:style-name="T11">NOM_PROPRIETAIRE.</text:span></text:p>
          </table:table-cell>
        </table:table-row>
        <table:table-row table:style-name="Tableau1.2">
          <table:table-cell table:style-name="Tableau1.A5" office:value-type="string">
            <text:p text:style-name="P113">Sélection de Mots-clefs <text:span text:style-name="T2">à intégrer</text:span></text:p>
          </table:table-cell>
          <table:table-cell table:style-name="Tableau1.B2" office:value-type="string">
            <text:p text:style-name="P138">Netiquette, <text:span text:style-name="T122">Charte de bonne conduite, NOM_SITE</text:span></text:p>
          </table:table-cell>
        </table:table-row>
        <table:table-row table:style-name="Tableau1.4">
          <table:table-cell table:style-name="Tableau1.A5" office:value-type="string">
            <text:p text:style-name="P113">Nombre total de mots</text:p>
          </table:table-cell>
          <table:table-cell table:style-name="Tableau1.B4" office:value-type="string">
            <text:p text:style-name="P133">+ 1500 mots</text:p>
          </table:table-cell>
        </table:table-row>
        <table:table-row table:style-name="Tableau1.4">
          <table:table-cell table:style-name="Tableau1.A5" office:value-type="string">
            <text:p text:style-name="P118">Fil d’ariane</text:p>
            <text:p text:style-name="P118">(Emplacement dans le menu)</text:p>
          </table:table-cell>
          <table:table-cell table:style-name="Tableau1.B4" office:value-type="string">
            <text:p text:style-name="P118">&gt; <text:span text:style-name="T48">Netiquette</text:span></text:p>
          </table:table-cell>
        </table:table-row>
      </table:table>
      <text:h text:style-name="P177" text:outline-level="1">H1 – <text:span text:style-name="T51">Netiquette du site </text:span></text:h>
      <text:p text:style-name="P107">Vous trouverez ici la charte de bonne conduite sur les espaces de discussions et d’échanges (forum, commentaires, messageries, etc.) du site NOM_SITE. Ces consignes sont là pour permettre une bonne harmonie des échanges entre les utilisateurs du site NOM_SITE et avec l’équipe du site. En cas de conflit, le propriétaire du site et les modérateurs qu’il désigne peuvent se baser sur cette charte afin de régler les conflits.</text:p>
      <text:h text:style-name="Heading_20_2" text:outline-level="2" text:is-list-header="true">H2 – </text:h>
      <text:p text:style-name="Text_20_body"/>
      <text:p text:style-name="P173"><text:span text:style-name="T7">PAGE « </text:span><text:span text:style-name="T8">Gestion des Cookies et Traceurs</text:span><text:span text:style-name="T7"> »</text:span></text:p>
      <text:p text:style-name="P151">***</text:p>
      <text:p text:style-name="P156">/<text:span text:style-name="T136">cookies-traceurs</text:span></text:p>
      <text:p text:style-name="P163"/>
      <table:table table:name="Tableau7" table:style-name="Tableau7">
        <table:table-column table:style-name="Tableau7.A"/>
        <table:table-column table:style-name="Tableau7.B"/>
        <table:table-row>
          <table:table-cell table:style-name="Tableau7.A1" office:value-type="string">
            <text:p text:style-name="P114">&lt;title&gt; 56 caractères MAX</text:p>
          </table:table-cell>
          <table:table-cell table:style-name="Tableau7.B1" office:value-type="string">
            <text:p text:style-name="P121"><text:span text:style-name="T20">NOM_SITE – </text:span><text:span text:style-name="T24">Gestion des Cookies et Traceurs</text:span></text:p>
          </table:table-cell>
        </table:table-row>
        <table:table-row table:style-name="Tableau7.2">
          <table:table-cell table:style-name="Tableau7.A5" office:value-type="string">
            <text:p text:style-name="P114">Meta description</text:p>
            <text:p text:style-name="P114">156 caractères MAX</text:p>
          </table:table-cell>
          <table:table-cell table:style-name="Tableau7.B2" office:value-type="string">
            <text:p text:style-name="P127"><text:span text:style-name="T149">Page de Gestion des Traceurs</text:span> du site <text:span text:style-name="T51">NOM_SITE</text:span> appartenant à <text:span text:style-name="T11">NOM_PROPRIETAIRE.</text:span></text:p>
          </table:table-cell>
        </table:table-row>
        <table:table-row table:style-name="Tableau7.2">
          <table:table-cell table:style-name="Tableau7.A5" office:value-type="string">
            <text:p text:style-name="P114">Sélection de Mots-clefs <text:span text:style-name="T2">à intégrer</text:span></text:p>
          </table:table-cell>
          <table:table-cell table:style-name="Tableau7.B2" office:value-type="string">
            <text:p text:style-name="P139"><text:span text:style-name="T122">Cookies, Traceurs</text:span>, <text:span text:style-name="T51">NOM_SITE</text:span></text:p>
          </table:table-cell>
        </table:table-row>
        <table:table-row table:style-name="Tableau7.4">
          <table:table-cell table:style-name="Tableau7.A5" office:value-type="string">
            <text:p text:style-name="P114">Nombre total de mots</text:p>
          </table:table-cell>
          <table:table-cell table:style-name="Tableau7.B4" office:value-type="string">
            <text:p text:style-name="P133">+ 1500 mots</text:p>
          </table:table-cell>
        </table:table-row>
        <table:table-row table:style-name="Tableau7.4">
          <table:table-cell table:style-name="Tableau7.A5" office:value-type="string">
            <text:p text:style-name="P119">Fil d’ariane</text:p>
            <text:p text:style-name="P119">(Emplacement dans le menu)</text:p>
          </table:table-cell>
          <table:table-cell table:style-name="Tableau7.B4" office:value-type="string">
            <text:p text:style-name="P119">&gt; <text:span text:style-name="T48">Netiquette</text:span></text:p>
          </table:table-cell>
        </table:table-row>
      </table:table>
      <text:h text:style-name="P179" text:outline-level="1">H1 – <text:s/><text:span text:style-name="T7">Gestion des Cookies et Traceurs</text:span></text:h>
      <text:h text:style-name="Heading_20_2" text:outline-level="2" text:is-list-header="true"><text:span text:style-name="T121">H2 – </text:span>Cookies strictement nécessaires au site <text:span text:style-name="T57">URL_SITE_WEB</text:span></text:h>
      <text:p text:style-name="P61">La navigation sur le site URL_SITE_WEB est susceptible de provoquer l’installation de cookie(s) sur l’ordinateur de l’utilisateur. Un cookie est un fichier de petite taille, qui ne permet pas l’identification de l’utilisateur, mais qui enregistre des informations relatives à la navigation d’un ordinateur sur un site. Les données ainsi obtenues visent à faciliter la navigation ultérieure sur le site <text:span text:style-name="T57">et de faciliter plusieurs fonctionnalités intrinsèques.</text:span></text:p>
      <text:p text:style-name="P61">Le refus d’installation d’un cookie peut entraîner l’impossibilité d’accéder à certains services. L’utilisateur peut toutefois configurer son ordinateur de la manière suivante, pour refuser l’installation des cookies :</text:p>
      <text:p text:style-name="P61">Sous Internet Explorer : onglet outil (pictogramme en forme de rouage en haut a droite) / options internet. Cliquez sur Confidentialité et choisissez Bloquer tous les cookies. Validez sur OK.</text:p>
      <text:p text:style-name="P61">Sous Firefox : <text:span text:style-name="T55">après avoir cliqué sur le bouton « alt », il faut aller dans le menu Outils</text:span> puis aller dans l'onglet Options. Cliquer sur l'onglet Vie privée. Paramétrez les Règles de conservation sur : utiliser les paramètres personnalisés pour l'historique. Enfin décochez-la pour désactiver les cookies.</text:p>
      <text:p text:style-name="P61">Sous Safari : Cliquez en haut à droite du navigateur sur le pictogramme de menu (symbolisé par un rouage). Sélectionnez Paramètres. Cliquez sur Afficher les paramètres avancés. Dans la section "Confidentialité", cliquez sur Paramètres de contenu. Dans la section "Cookies", vous pouvez bloquer les cookies.</text:p>
      <text:p text:style-name="P61">Sous Chrome : Cliquez en haut à droite du navigateur sur le pictogramme de menu <text:span text:style-name="T56">Édition</text:span>. Sélectionnez <text:span text:style-name="T56">Préférences</text:span>. Dans l'onglet "Confidentialité", vous pouvez bloquer les cookies <text:span text:style-name="T56">avec le réglage "Bloquer les cookies" positionné sur "Toujours"</text:span>.</text:p>
      <text:p text:style-name="P61">Sous Opéra 6.0 : Cliquez dans le menu "Fichier", puis "Préférences", puis entrez dans l'onglet "Vie Privée".</text:p>
      <text:p text:style-name="P61"><text:soft-page-break/>Sous Opéra 27.0 et au-delà : Dans le menu, cliquez sur "Réglages", puis cliquez sur l'onglet "Vie privée &amp; Sécurité". Dans la section "Cookies", choisissez l'option "Empêcher les sites de créer des données", vous pouvez aussi augmenter le niveau de confidentialité en cliquant sur l'option "Bloquer les cookies de tierces parties et les données de site".</text:p>
      <text:p text:style-name="P5">Liste des cookies nécessaires utilisés : <text:span text:style-name="T1">(noms et fonctions)</text:span></text:p>
      <text:h text:style-name="Heading_20_2" text:outline-level="2" text:is-list-header="true">Cookies <text:span text:style-name="T68">et traceurs tiers</text:span></text:h>
      <text:p text:style-name="P61"><text:span text:style-name="T57">Le site utilise aussi d’autres outils utilisant des cookies ou d’autres traceurs qui ont pour </text:span>vocation <text:span text:style-name="T69">de mesurer</text:span> <text:span text:style-name="T69">les</text:span> fréquentation, <text:span text:style-name="T69">améliorer l’expérience utilisateur, permettre</text:span> <text:span text:style-name="T57">des partages sur les réseaux sociaux </text:span><text:span text:style-name="T32">ou encore des opérations publicitaires</text:span>. <text:span text:style-name="T67">Normalement, vous avez déjà accepté ou refusé ceux-ci sur votre navigateur grâce à un bandeau affiché sur la page.</text:span></text:p>
      <text:p text:style-name="P6">Vous pouvez à tout moment modifier ce choix c<text:span text:style-name="T72">hoisissant les options </text:span>ci-dessous :</text:p>
      <text:p text:style-name="P61"><text:span text:style-name="Emphasis"><text:span text:style-name="T73">Acceptez-vous le dépôt et la lecture de cookies afin que nous et nos partenaires puissions analyser vos centres d'intérêts pour vous proposer des publicités personnalisées ?</text:span></text:span></text:p>
      <text:p text:style-name="P62"><draw:frame draw:style-name="fr1" draw:name="Image1" text:anchor-type="paragraph" svg:width="0.397cm" svg:height="0.397cm" draw:z-index="0"><draw:image xlink:href="Pictures/100002010000000F0000000FEDEFC6DA2AC4EA88.png" xlink:type="simple" xlink:show="embed" xlink:actuate="onLoad" loext:mime-type="image/png"/><svg:title>Btn-radio checked</svg:title></draw:frame>Oui</text:p>
      <text:p text:style-name="P62"><draw:frame draw:style-name="fr2" draw:name="Image2" text:anchor-type="paragraph" svg:width="0.397cm" svg:height="0.397cm" draw:z-index="1"><draw:image xlink:href="Pictures/100002010000000F0000000F11B80C9D2DA6CA21.png" xlink:type="simple" xlink:show="embed" xlink:actuate="onLoad" loext:mime-type="image/png"/><svg:title>Btn radio non checked</svg:title></draw:frame>Non</text:p>
      <text:p text:style-name="P61"><text:span text:style-name="Emphasis"><text:span text:style-name="T73">Acceptez-vous le dépôt et la lecture de cookies afin d'analyser votre navigation et nous permettre de mesurer l'audience de notre site internet ?</text:span></text:span></text:p>
      <text:p text:style-name="P62"><draw:frame draw:style-name="fr1" draw:name="Image3" text:anchor-type="paragraph" svg:width="0.397cm" svg:height="0.397cm" draw:z-index="2"><draw:image xlink:href="Pictures/100002010000000F0000000FEDEFC6DA2AC4EA88.png" xlink:type="simple" xlink:show="embed" xlink:actuate="onLoad" loext:mime-type="image/png"/><svg:title>Btn-radio checked</svg:title></draw:frame>Oui</text:p>
      <text:p text:style-name="P62"><draw:frame draw:style-name="fr2" draw:name="Image4" text:anchor-type="paragraph" svg:width="0.397cm" svg:height="0.397cm" draw:z-index="3"><draw:image xlink:href="Pictures/100002010000000F0000000F11B80C9D2DA6CA21.png" xlink:type="simple" xlink:show="embed" xlink:actuate="onLoad" loext:mime-type="image/png"/><svg:title>Btn radio non checked</svg:title></draw:frame>Non</text:p>
      <text:p text:style-name="P61"><text:span text:style-name="Emphasis"><text:span text:style-name="T73">Acceptez-vous le dépôt et/ou la lecture de cookies pour vous permettre de partager des contenus de notre site avec d'autres personnes ou de faire connaître à ces autres personnes votre consultation ou votre opinion  (boutons "J'aime" de Facebook par exemple) ?</text:span></text:span></text:p>
      <text:p text:style-name="P62"><draw:frame draw:style-name="fr1" draw:name="Image5" text:anchor-type="paragraph" svg:width="0.397cm" svg:height="0.397cm" draw:z-index="4"><draw:image xlink:href="Pictures/100002010000000F0000000FEDEFC6DA2AC4EA88.png" xlink:type="simple" xlink:show="embed" xlink:actuate="onLoad" loext:mime-type="image/png"/><svg:title>Btn-radio checked</svg:title></draw:frame>Oui</text:p>
      <text:p text:style-name="P24"><draw:frame draw:style-name="fr2" draw:name="Image6" text:anchor-type="paragraph" svg:width="0.397cm" svg:height="0.397cm" draw:z-index="5"><draw:image xlink:href="Pictures/100002010000000F0000000F11B80C9D2DA6CA21.png" xlink:type="simple" xlink:show="embed" xlink:actuate="onLoad" loext:mime-type="image/png"/><svg:title>Btn radio non checked</svg:title></draw:frame>Non</text:p>
      <text:p text:style-name="P61">La CNIL propose, sur son site à l’adresse : <text:a xlink:type="simple" xlink:href="http://www.cnil.fr/vos-droits/vos-traces/les-cookies/conseils-aux-internautes" text:style-name="Internet_20_link" text:visited-style-name="Visited_20_Internet_20_Link">http://www.cnil.fr/vos-droits/vos-traces/les-cookies/conseils-aux-internautes</text:a>, <text:span text:style-name="T63">le paramétrage pour refuser les cookies tiers par défaut ainsi qu’</text:span>un large panel d’outils permettant de limiter la traçabilité de votre navigation sur Internet : extensions pour votre navigateur permettant de bloquer les traceurs, les boutons de partage sur les réseaux sociaux, le chargement de ressources en provenance d’autres sites…</text:p>
      <text:p text:style-name="P61"><text:span text:style-name="Strong_20_Emphasis"><text:span text:style-name="T60">Dans le cas où</text:span></text:span><text:span text:style-name="Strong_20_Emphasis"><text:span text:style-name="T58"> vous utilisez le navigateur Safari, </text:span></text:span><text:span text:style-name="Strong_20_Emphasis"><text:span text:style-name="T61">voici les instructions</text:span></text:span><text:span text:style-name="Strong_20_Emphasis"><text:span text:style-name="T58"> : </text:span></text:span><text:span text:style-name="Strong_20_Emphasis"><text:span text:style-name="T59">d</text:span></text:span>ans votre navigateur, choisissez le menu « Édition » puis sélectionnez « Préférences », <text:span text:style-name="T66">c</text:span>liquez sur « Confidentialité »,<text:span text:style-name="T66"> p</text:span>ositionnez le réglage « Bloquer les cookies sur « Des tierces parties et des annonceurs » puis cliquez sur OK.</text:p>
      <text:p text:style-name="P63">Vous pouvez en savoir plus sur l’utilisation des données collectées par Google en lien avec votre compte sur ces sites :</text:p>
      <text:list xml:id="list208109250" text:style-name="L2">
        <text:list-item>
          <text:p text:style-name="P184"><text:a xlink:type="simple" xlink:href="https://www.google.com/intl/fr/policies/privacy/partners/" text:style-name="Internet_20_link" text:visited-style-name="Visited_20_Internet_20_Link"><text:span text:style-name="T54">https://www.google.com/intl/fr/policies/privacy/partners/</text:span></text:a><text:span text:style-name="T54">,</text:span></text:p>
        </text:list-item>
        <text:list-item>
          <text:p text:style-name="P184"><text:a xlink:type="simple" xlink:href="https://www.google.com/policies/technologies/ads/" text:style-name="Internet_20_link" text:visited-style-name="Visited_20_Internet_20_Link"><text:span text:style-name="T54">https://www.google.com/policies/technologies/ads/</text:span></text:a><text:span text:style-name="T54">.</text:span></text:p>
        </text:list-item>
      </text:list>
      <text:p text:style-name="P64"><text:soft-page-break/>Vous pouvez aussi utiliser ces outils pour contrôler l’utilisation des cookies :</text:p>
      <text:list xml:id="list135271164" text:style-name="L3">
        <text:list-item>
          <text:p text:style-name="P185"><text:a xlink:type="simple" xlink:href="http://www.youronlinechoices.com/fr/" text:style-name="Internet_20_link" text:visited-style-name="Visited_20_Internet_20_Link"><text:span text:style-name="T70">http://www.youronlinechoices.com/fr/</text:span></text:a><text:span text:style-name="T70">,</text:span></text:p>
        </text:list-item>
        <text:list-item>
          <text:p text:style-name="P185"><text:a xlink:type="simple" xlink:href="http://www.networkadvertising.org/choices/" text:style-name="Internet_20_link" text:visited-style-name="Visited_20_Internet_20_Link"><text:span text:style-name="T70">http://www.networkadvertising.org/choices/</text:span></text:a><text:span text:style-name="T70">.</text:span></text:p>
        </text:list-item>
      </text:list>
      <text:p text:style-name="P5">Liste des cookies nécessaires utilisés : <text:span text:style-name="T1">(noms et fonctions)</text:span></text:p>
      <text:p text:style-name="P168">PAGE « <text:span text:style-name="T49">Conditions Générales de Ventes</text:span> »</text:p>
      <text:p text:style-name="P148">***</text:p>
      <text:p text:style-name="P159"><text:span text:style-name="T5">/</text:span><text:span text:style-name="T6">conditions-generales-ventes</text:span></text:p>
      <text:p text:style-name="P160"/>
      <table:table table:name="Tableau8" table:style-name="Tableau8">
        <table:table-column table:style-name="Tableau8.A"/>
        <table:table-column table:style-name="Tableau8.B"/>
        <table:table-row>
          <table:table-cell table:style-name="Tableau8.A1" office:value-type="string">
            <text:p text:style-name="P111">&lt;title&gt; 56 caractères MAX</text:p>
          </table:table-cell>
          <table:table-cell table:style-name="Tableau8.B1" office:value-type="string">
            <text:p text:style-name="P140"><text:span text:style-name="T20">NOM_SITE</text:span><text:span text:style-name="T25"> - </text:span>Conditions Générales de Ventes</text:p>
          </table:table-cell>
        </table:table-row>
        <table:table-row table:style-name="Tableau8.2">
          <table:table-cell table:style-name="Tableau8.A5" office:value-type="string">
            <text:p text:style-name="P111">Meta description</text:p>
            <text:p text:style-name="P111">156 caractères MAX</text:p>
          </table:table-cell>
          <table:table-cell table:style-name="Tableau8.B2" office:value-type="string">
            <text:p text:style-name="P127"><text:span text:style-name="T149">Conditions Générales de Vente</text:span> du site <text:span text:style-name="T51">NOM_SITE</text:span> appartenant à <text:span text:style-name="T11">NOM_PROPRIETAIRE.</text:span></text:p>
          </table:table-cell>
        </table:table-row>
        <table:table-row table:style-name="Tableau8.2">
          <table:table-cell table:style-name="Tableau8.A5" office:value-type="string">
            <text:p text:style-name="P111">Sélection de Mots-clefs <text:span text:style-name="T2">à intégrer</text:span></text:p>
          </table:table-cell>
          <table:table-cell table:style-name="Tableau8.B2" office:value-type="string">
            <text:p text:style-name="P130">Conditions générales de ventes, <text:span text:style-name="T134">CGV</text:span>, <text:span text:style-name="T51">NOM_SITE</text:span></text:p>
          </table:table-cell>
        </table:table-row>
        <table:table-row table:style-name="Tableau8.4">
          <table:table-cell table:style-name="Tableau8.A5" office:value-type="string">
            <text:p text:style-name="P111">Nombre total de mots</text:p>
          </table:table-cell>
          <table:table-cell table:style-name="Tableau8.B4" office:value-type="string">
            <text:p text:style-name="P133">+ 1500 mots</text:p>
          </table:table-cell>
        </table:table-row>
        <table:table-row table:style-name="Tableau8.4">
          <table:table-cell table:style-name="Tableau8.A5" office:value-type="string">
            <text:p text:style-name="P116">Fil d’ariane</text:p>
            <text:p text:style-name="P116">(Emplacement dans le menu)</text:p>
          </table:table-cell>
          <table:table-cell table:style-name="Tableau8.B4" office:value-type="string">
            <text:p text:style-name="P116">&gt; <text:span text:style-name="T52">CGV</text:span></text:p>
          </table:table-cell>
        </table:table-row>
      </table:table>
      <text:h text:style-name="P180" text:outline-level="1">H1 – <text:span text:style-name="T53">Conditions Générales de Ventes (CGV)</text:span></text:h>
      <text:p text:style-name="P15"/>
      <text:p text:style-name="P20">Entre la Société <text:span text:style-name="T12">RAISON_SOCIALE</text:span>,<text:line-break/><text:span text:style-name="T13">ADR_POST_PROP</text:span>,<text:line-break/>au Capital Social de 147.000€,<text:line-break/>immatriculée au Registre du Commerce et des Sociétés de PARIS,<text:line-break/>sous le numéro <text:span text:style-name="T130">de </text:span>SIRET <text:span text:style-name="T131">SIRET_SOC</text:span>,<text:line-break/>représentée par M. <text:span text:style-name="T132">NOM_PROPRIETAIRE</text:span> en qualité de <text:span text:style-name="T123">gérant/</text:span><text:span text:style-name="T125">président</text:span>,<text:line-break/>dûment habilité aux fins des présentes.<text:line-break/>La société peut être jointe par <text:span text:style-name="T133">e-mail</text:span> en cliquant sur le formulaire de contact accessible via la page <text:span text:style-name="T130">de contact</text:span> du site.<text:line-break/><text:span text:style-name="T130">C</text:span>i-après le « Vendeur » ou la « Société ».<text:line-break/>D’une part,</text:p>
      <text:p text:style-name="P19">Et la personne physique ou morale procédant à l’achat de produits ou services de la société,<text:line-break/>Ci-après, « l’Acheteur », ou « le Client »<text:line-break/>D’autre part,</text:p>
      <text:h text:style-name="Heading_20_2" text:outline-level="2" text:is-list-header="true">PRÉAMBULE</text:h>
      <text:p text:style-name="P71">Le Vendeur est éditeur de produits et de services de <text:span text:style-name="T123">___ </text:span><text:span text:style-name="T124">(</text:span><text:span text:style-name="T126">placer ici les catégories</text:span><text:span text:style-name="T124"> des produits et services vendu sur le site)</text:span> à destination de consommateurs, commercialisés par l’intermédiaire de ses sites Internet (http://URL_SITE_WEB). La liste et le descriptif des biens et services proposés par la Société peuvent être consultés sur les sites susmentionnés.</text:p>
      <text:h text:style-name="Heading_20_2" text:outline-level="2">Objet</text:h>
      <text:p text:style-name="P65">Les présentes Conditions Générales de Vente déterminent les droits et obligations des parties dans le cadre de la vente en ligne de Produits proposés par le Vendeur.</text:p>
      <text:h text:style-name="Heading_20_2" text:outline-level="2"><text:soft-page-break/>Dispositions générales</text:h>
      <text:p text:style-name="P73">Les présentes Conditions Générales de Vente (CGV) s’appliquent à toutes les ventes de Produits, effectuées au travers des sites Internet de la Société qui sont partie intégrante du Contrat entre l’Acheteur et le Vendeur.</text:p>
      <text:p text:style-name="P73">Le Vendeur se réserve la possibilité de modifier les présentes, à tout moment par la publication d’une nouvelle version sur son site Internet. Les CGV applicables alors sont celles étant en vigueur à la date du paiement (ou du premier paiement en cas de paiements multiples) de la commande.</text:p>
      <text:p text:style-name="P73">Ces CGV sont consultables sur le site Internet de la Société à l’adresse suivante :<text:span text:style-name="T33"> </text:span><text:span text:style-name="T29">ADR_POST_PROP</text:span>. La Société s’assure également que leur acceptation soit claire et sans réserve en mettant en place une case à cocher et un clic de validation.</text:p>
      <text:p text:style-name="P73">Le Client déclare avoir pris connaissance de l’ensemble des présentes Conditions Générales de Vente, et le cas échéant des Conditions Particulières de Vente liées à un produit ou à un service, et les accepter sans restriction ni réserve. Le Client reconnaît qu’il a bénéficié des conseils et informations nécessaires afin de s’assurer de l’adéquation de l’offre à ses besoins. Le Client déclare être en mesure de contracter légalement en vertu des lois françaises ou valablement représenter la personne physique ou morale pour laquelle il s’engage.</text:p>
      <text:p text:style-name="P73">Sauf preuve contraire les informations enregistrées par la Société constituent la preuve de l’ensemble des transactions.</text:p>
      <text:h text:style-name="Heading_20_2" text:outline-level="2">Prix</text:h>
      <text:p text:style-name="P72"><text:span text:style-name="T123">Les prix des produits vendus au travers des sites Internet sont indiqués en Euros hors taxes et précisément déterminés sur les pages de descriptifs des Produits. Ils sont également indiqués en euros toutes taxes comprises (TVA + autres taxes éventuelles) sur la page de commande des produits, et hors frais spécifiques d’expédition. Pour tous les produits expédiés hors Union européenne et/ou DOM-TOM, le prix est calculé hors taxes automatiquement sur la facture.</text:span> </text:p>
      <text:p text:style-name="P72">Des droits de douane ou autres taxes locales ou droits d’importation ou taxes d’état sont susceptibles d’être exigibles dans certains cas. Ces droits et sommes ne relèvent pas du ressort du Vendeur. Ils seront à la charge de l’acheteur et relèvent de sa responsabilité (déclarations, paiement aux autorités compétentes, etc.). Le Vendeur invite à ce titre l’acheteur à se renseigner sur ces aspects auprès des autorités locales correspondantes.</text:p>
      <text:p text:style-name="P72">La Société se réserve la possibilité de modifier ses prix à tout moment pour l’avenir. Les frais de télécommunication nécessaires à l’accès aux sites Internet de la Société sont à la charge du Client. Le cas échéant également, les frais de livraison.</text:p>
      <text:p text:style-name="P74">TRES IMPORTANT : – on détaille le prix de vente de manière précise (attention sanctions de ce côté la JP est très sévère) – on précise l’ensemble des éléments relatifs à la livraison (qui ne sont pas précisés dans ces CGV car elles sont, à l’origine, destinées à des produits immatériels).</text:p>
      <text:p text:style-name="P25">Article 2.1 : Prix – exemple de clause illicite La Société se réserve la possibilité de changer les prix à tout moment des produits achetés par le consommateur en particulier pour les abonnements – ceux-ci seront librement déterminés par le Vendeur par la suite, au fur et à mesure de l’évolution des prestations.</text:p>
      <text:p text:style-name="P25"><text:soft-page-break/>Voici un exemple assez basique de de clause illicite essentiellement en raison du fait que le vendeur peut modifier le prix à tout moment – sans qu’en soit vraiment clairement informé le consommateur (ex : vous lui vendez un abonnement à 20€ à l’origine, puis vous changez le prix à 200€)</text:p>
      <text:p text:style-name="P15"/>
      <text:h text:style-name="Heading_20_2" text:outline-level="2">Conclusion du contrat en ligne</text:h>
      <text:p text:style-name="P73">Le Client devra suivre une série d’étapes spécifiques à chaque Produit offert par le Vendeur pour pouvoir réaliser sa commande. Toutefois, les étapes décrites ci-après sont systématiques : </text:p>
      <text:list xml:id="list830432574" text:style-name="L4">
        <text:list-item>
          <text:p text:style-name="P186">Information sur les caractéristiques essentielles du Produit,</text:p>
        </text:list-item>
        <text:list-item>
          <text:p text:style-name="P186">Choix du Produit, le cas échéant de ses options et indication des données essentielles du Client (identification, adresse…),</text:p>
        </text:list-item>
        <text:list-item>
          <text:p text:style-name="P186">Acceptation des présentes Conditions Générales de Vente,</text:p>
        </text:list-item>
        <text:list-item>
          <text:p text:style-name="P186">Vérification des éléments de la commande et, le cas échéant, correction des erreurs,</text:p>
        </text:list-item>
        <text:list-item>
          <text:p text:style-name="P186">Suivi des instructions pour le paiement, et paiement des produits,</text:p>
        </text:list-item>
        <text:list-item>
          <text:p text:style-name="P186">Livraison des produits.</text:p>
        </text:list-item>
      </text:list>
      <text:p text:style-name="P73">Le Client recevra alors confirmation par courrier électronique du paiement de la commande, ainsi qu’un accusé de réception de la commande la confirmant. Il recevra un exemplaire .pdf des présentes conditions générales de vente.</text:p>
      <text:p text:style-name="P73">Pour les produits livrés, cette livraison se fera à l’adresse indiquée par le Client. Aux fins de bonne réalisation de la commande, et conformément à l’article 1316-1 du Code civil, le Client s’engage à fournir ses éléments d’identification véridiques. Le Vendeur se réserve la possibilité de refuser la commande, par exemple pour toute demande anormale, réalisée de mauvaise foi ou pour tout motif légitime.</text:p>
      <text:h text:style-name="Heading_20_2" text:outline-level="2">Produits et services</text:h>
      <text:p text:style-name="P75">Les caractéristiques essentielles des biens, des services et leurs prix respectifs sont mis à disposition de l’acheteur sur les sites Internet de la société. Le client atteste avoir reçu un détail des frais de livraison ainsi que les modalités de paiement, de livraison et d’exécution du contrat.</text:p>
      <text:p text:style-name="P75">Le Vendeur s’engage à honorer la commande du Client d<text:span text:style-name="T36">ans la limite des stocks de Produits disponibles uniquement. A défaut, le Vendeur en informe le Client.</text:span></text:p>
      <text:p text:style-name="P201">Ces informations contractuelles sont présentées en détail et en langue française. Conformément à la loi française, elles font l’objet d’un récapitulatif et d’une confirmation lors de la validation de la commande. Les parties conviennent que les illustrations ou photos des produits offerts à la vente n’ont pas de valeur contractuelle.</text:p>
      <text:p text:style-name="P76">La durée de validité de l’offre des Produits ainsi que leurs prix est précisée sur les sites Internet de la Société, ainsi que la durée minimale des contrats proposés lorsque ceux-ci portent sur une fourniture continue ou périodique de produits ou services. Sauf conditions particulières, les droits <text:soft-page-break/>concédés au titre des présentes le sont uniquement à la personne physique signataire de la commande (ou la personne titulaire de l’adresse <text:span text:style-name="T138">e-mail</text:span> communiqué).</text:p>
      <text:p text:style-name="P76">Conformément aux dispositions légales en matière de conformité et de vices cachés, le Vendeur rembourse ou échange les produits défectueux ou ne correspondant pas à la commande. Le remboursement peut être demandé de la manière suivante : <text:span text:style-name="T123">____ (décrire la procédure de remboursement, et comment le produit doit être retourné, et le remboursement des frais d’expédition le cas échéant)</text:span>.</text:p>
      <text:h text:style-name="Heading_20_2" text:outline-level="2">Clause de réserve de propriété</text:h>
      <text:p text:style-name="P66">Les produits demeurent la propriété de la Société jusqu’au complet paiement du prix.</text:p>
      <text:h text:style-name="Heading_20_2" text:outline-level="2">Modalités de livraison</text:h>
      <text:p text:style-name="P80">Les produits sont livrés à l’adresse de livraison qui a été indiquée lors de la commande et le délai indiqué. Ce délai ne prend pas en compte le délai de préparation de la commande.</text:p>
      <text:p text:style-name="P80">Lorsque la livraison nécessite une prise de rendez-vous avec le Client <text:span text:style-name="T123">___ (décrire la procédure</text:span><text:span text:style-name="T129">)</text:span><text:span text:style-name="T35">.</text:span></text:p>
      <text:p text:style-name="P81">Lorsque le Client commande plusieurs produits en même temps ceux-ci peuvent avoir des délais de livraison différents acheminés selon les modalités suivantes <text:span text:style-name="T123">___ (décrire la procédure)</text:span>.</text:p>
      <text:p text:style-name="P81">En cas de retard d’expédition <text:span text:style-name="T123">____ (décrire la procédure)</text:span>.</text:p>
      <text:p text:style-name="P81">En cas de retard de livraison, le Client dispose de la possibilité de résoudre le contrat dans les conditions et modalités définies à l’Article L 138-2 du Code de la consommation.</text:p>
      <text:p text:style-name="P81">Le Vendeur procède alors au remboursement du produit et aux frais « aller » dans les conditions de l’Article L 138-3 du Code de la consommation.</text:p>
      <text:p text:style-name="P81">Le Vendeur met à disposition un point de contact téléphonique (coût d’une communication locale à partir d’un poste fixe) indiqué dans <text:span text:style-name="T137">l’e-mail</text:span> de confirmation de commande afin d’assurer le suivi de la commande.</text:p>
      <text:p text:style-name="P81">Le Vendeur rappelle qu’au moment où le Client p<text:span text:style-name="T141">r</text:span>end possession physiquement des produits, les risques de perte ou d’endommagement des produits lui est transféré. Il appartient au Client de notifier au transporteur toute réserves sur le produit livré.</text:p>
      <text:h text:style-name="Heading_20_2" text:outline-level="2">Disponibilité et présentation</text:h>
      <text:p text:style-name="P82">Les commandes seront traitées dans la limite de nos stocks disponibles ou sous réserve des stocks disponibles chez nos fournisseurs.</text:p>
      <text:p text:style-name="P82">En cas d’indisponibilité d’un article pour une période supérieure à <text:span text:style-name="T123">____</text:span> jours ouvrables, vous serez immédiatement prévenu des délais prévisibles de livraison et la commande de cet article pourra être annulée sur simple demande. Le Client pourra alors demander un avoir pour le montant de l’article ou son remboursement.</text:p>
      <text:h text:style-name="Heading_20_2" text:outline-level="2"><text:soft-page-break/>Paiement</text:h>
      <text:p text:style-name="P82">Le paiement est exigible immédiatement à la commande, y compris pour les produits en précommande.</text:p>
      <text:p text:style-name="P82">Le Client peut effectuer le règlement par carte de paiement ou chèque bancaire. Les cartes émises par des banques domiciliées hors de France doivent obligatoirement être des cartes bancaires internationales (<text:span text:style-name="T137">MasterCard</text:span> ou Visa).</text:p>
      <text:p text:style-name="P82">Le paiement sécurisé en ligne par carte bancaire est réalisé par notre prestataire de paiement. Les informations transmises sont chiffrées dans les règles de l’art et ne peuvent être lues au cours du transport sur le réseau <text:span text:style-name="T123">____ (décrire le process)</text:span>.</text:p>
      <text:p text:style-name="P82">Une fois le paiement lancé par le Client, la transaction est immédiatement débitée après vérification des informations. Conformément aux dispositions du Code monétaire et financier, l’engagement de payer donné par carte est irrévocable. En communiquant ses informations bancaires lors de la vente, le Client autorise le Vendeur à débiter sa carte du montant relatif au prix indiqué.</text:p>
      <text:p text:style-name="P82">Le Client confirme qu’il est bien le titulaire légal de la carte à débiter et qu’il est légalement en droit d’en faire usage. En cas d’erreur, ou d’impossibilité de débiter la carte, la Vente est immédiatement résolue de plein droit et la commande annulée.</text:p>
      <text:h text:style-name="Heading_20_2" text:outline-level="2">Délai de rétractation</text:h>
      <text:p text:style-name="P79">Conformément à l’article L. 121-20 du Code de la consommation, « le consommateur dispose d’un délai de quatorze jours francs pour exercer son droit de rétractation sans avoir à justifier de motifs ni à payer de pénalités, à l’exception, le cas échéant, des frais de retour ». « Le délai mentionné à l’alinéa précédent court à compter de la réception pour les biens ou de l’acceptation de l’offre pour les prestations de services ».</text:p>
      <text:p text:style-name="P79">Le droit de rétractation peut être exercé en contactant la Société de la manière suivante : <text:span text:style-name="T123">___ (décrire la procédure précise)</text:span>.</text:p>
      <text:p text:style-name="P79">Nous informons les Clients que conformément à l’article L. 121-20-2 du Code de la consommation, ce droit de rétractation ne peut être exercé pour <text:span text:style-name="T123">___ (décrire les biens non sujets à ces dispositions – </text:span><text:span text:style-name="T128">ex. : produits alimentaires, magazines, etc.</text:span><text:span text:style-name="T123">)</text:span>.</text:p>
      <text:p text:style-name="P79">En cas d’exercice du droit de rétractation dans le délai susmentionné, seul le prix du ou des produits achetés et les frais d’envoi seront remboursés, les frais de retour restent à la charge du Client. Les retours des produits sont à effectuer dans leur état d’origine et complets (emballage, accessoires, notice…) de sorte qu’ils puissent être recommercialisés à l’état neuf ; ils doivent si possible être accompagnés d’une copie du justificatif d’achat.</text:p>
      <text:p text:style-name="P79">Conformément aux dispositions légales, vous trouverez ci-après le formulaire-type de rétractation à nous adresser à l’adresse suivante : <text:span text:style-name="T13">ADR_POST_PROP</text:span>.</text:p>
      <text:p text:style-name="P79">Procédure de remboursement : <text:span text:style-name="T123">___ (décrire précisément la procédure de remboursement – en particulier pour les gros achats)</text:span></text:p>
      <text:h text:style-name="Heading_20_2" text:outline-level="2"><text:soft-page-break/>Garanties</text:h>
      <text:p text:style-name="P78">Conformément à la loi, le Vendeur assume deux garanties : <text:span text:style-name="T140">la garantie </text:span>de conformité et <text:span text:style-name="T140">celle</text:span> relative aux vices cachés des produits. Le Vendeur rembourse l’acheteur ou échange les produits apparemment défectueux ou ne correspondant pas à la commande effectuée. La demande de remboursement doit s’effectuer de la manière suivante : <text:span text:style-name="T123">_____ (détailler la procédure)</text:span>.</text:p>
      <text:p text:style-name="P78">Le Vendeur rappelle que le consommateur :</text:p>
      <text:list xml:id="list1394338437" text:style-name="L5">
        <text:list-item>
          <text:p text:style-name="P187">dispose d’un délai de 2 ans à compter de la délivrance du bien pour agir auprès du Vendeur,</text:p>
        </text:list-item>
        <text:list-item>
          <text:p text:style-name="P187">qu’il peut choisir entre le remplacement et la réparation du bien sous réserve des conditions prévues par les dispositions susmentionnées. apparemment défectueux ou ne correspondant,</text:p>
        </text:list-item>
        <text:list-item>
          <text:p text:style-name="P187">qu’il est dispensé d’apporter la preuve l’existence du défaut de conformité du bien durant les six mois suivant la délivrance du bien,</text:p>
        </text:list-item>
        <text:list-item>
          <text:p text:style-name="P187">que, sauf biens d’occasion, ce délai sera porté à 24 mois à compter du 18 mars 2016,</text:p>
        </text:list-item>
        <text:list-item>
          <text:p text:style-name="P187">que le consommateur peut également faire valoir la garantie contre les vices cachés de la chose vendue au sens de l’article 1641 du code civil et, dans cette hypothèse, il peut choisir entre la résolution de la vente ou une réduction du prix de vente (dispositions des articles 1644 du Code Civil).</text:p>
        </text:list-item>
      </text:list>
      <text:p text:style-name="P78">Garanties complémentaires : <text:span text:style-name="T123">___ (décrire vos garanties complémentaires)</text:span><text:span text:style-name="T33">.</text:span></text:p>
      <text:h text:style-name="Heading_20_2" text:outline-level="2">Réclamations</text:h>
      <text:p text:style-name="P66">Le cas échéant, l’Acheteur peut présenter toute réclamation en contactant la société au moyen des coordonnées suivantes <text:span text:style-name="T123">___ (indiquer les coordonnées et la procédure -</text:span><text:span text:style-name="T127">e-mail, courrier, etc.</text:span><text:span text:style-name="T123">)</text:span>.</text:p>
      <text:h text:style-name="Heading_20_2" text:outline-level="2">Droits de propriété intellectuelle</text:h>
      <text:p text:style-name="P67">Les marques, noms de domaines, produits, logiciels, images, vidéos, textes ou plus généralement toute information objet de droits de propriété intellectuelle sont et restent la propriété exclusive du vendeur. Aucune cession de droits de propriété intellectuelle n’est réalisée au travers des présentes CGV. Toute reproduction totale ou partielle, modification ou utilisation de ces biens pour quelque motif que ce soit est strictement interdite.</text:p>
      <text:h text:style-name="Heading_20_2" text:outline-level="2">Force majeure</text:h>
      <text:p text:style-name="P67">L’exécution des obligations du vendeur au terme des présentes est suspendue en cas de survenance d’un cas fortuit ou de force majeure qui en empêcherait l’exécution. Le vendeur avisera le client de la survenance d’un tel évènement dès que possible.</text:p>
      <text:h text:style-name="Heading_20_2" text:outline-level="2"><text:soft-page-break/><text:span text:style-name="T145">N</text:span>ullité et modification du contrat</text:h>
      <text:p text:style-name="P67">Si l’une des stipulations du présent contrat était annulée, cette nullité n’entraînerait pas la nullité des autres stipulations qui demeureront en vigueur entre les parties. Toute modification contractuelle n’est valable qu’après un accord écrit et signé des parties.</text:p>
      <text:h text:style-name="Heading_20_2" text:outline-level="2">Protection des données personnelles</text:h>
      <text:p text:style-name="P76">Conformément à la Loi Informatique et Libertés du 6 janvier 1978, vous disposez des droits d’interrogation, d’accès, de modification, d’opposition et de rectification sur les données personnelles vous concernant. En adhérant à ces conditions générales de vente, vous consentez à ce que nous collections et utilisions ces données pour la réalisation du présent contrat.</text:p>
      <text:p text:style-name="P76">En saisissant votre adresse <text:span text:style-name="T137">e-mail</text:span> sur l’un des sites de notre réseau, vous recevrez des <text:span text:style-name="T137">e-mails</text:span> contenant des informations et des offres promotionnelles concernant des produits édités par la Société et de ses partenaires. Vous pouvez vous désinscrire à tout instant. Il vous suffit pour cela de cliquer sur le lien présent à la fin de nos <text:span text:style-name="T137">e-mails</text:span> ou de contacter le responsable du traitement (la Société) par lettre RAR. Nous effectuons sur l’ensemble de nos sites un suivi de la fréquentation. Pour cela, nous avons recours à des outils tels que <text:span text:style-name="T123">________</text:span>.</text:p>
      <text:p text:style-name="P77"><text:span text:style-name="T139">Pour en savoir plus, nous vous invitons à lire</text:span> notre <text:a xlink:type="simple" xlink:href="../../../../../../../../../politique-confidentialite" text:style-name="Internet_20_link" text:visited-style-name="Visited_20_Internet_20_Link">Politique de Confidentialité</text:a>.</text:p>
      <text:h text:style-name="Heading_20_2" text:outline-level="2">Droit applicable</text:h>
      <text:p text:style-name="P67">Toutes les clauses figurant dans les présentes conditions générales de vente, ainsi que toutes les opérations d’achat et de vente qui y sont visées, seront soumises au droit français.</text:p>
      <text:p text:style-name="P15"/>
      <text:p text:style-name="P164">Nos conditions générales de vente ont été élaborées à partir d’un modèle libre et gratuit qui peut être téléchargé sur le site</text:p>
      <text:p text:style-name="P57">https://www.donneespersonnelles.fr/</text:p>
      <text:p text:style-name="P169">PAGE « <text:span text:style-name="T75">Conditions Générales d’Utilisations</text:span> »</text:p>
      <text:p text:style-name="P149">***</text:p>
      <text:p text:style-name="P157">/<text:span text:style-name="T135">conditions-generales-utilisation</text:span></text:p>
      <text:p text:style-name="P161"/>
      <table:table table:name="Tableau15" table:style-name="Tableau15">
        <table:table-column table:style-name="Tableau15.A"/>
        <table:table-column table:style-name="Tableau15.B"/>
        <table:table-row>
          <table:table-cell table:style-name="Tableau15.A1" office:value-type="string">
            <text:p text:style-name="P112">&lt;title&gt; 56 caractères MAX</text:p>
          </table:table-cell>
          <table:table-cell table:style-name="Tableau15.B1" office:value-type="string">
            <text:p text:style-name="P140"><text:span text:style-name="T20">NOM_SITE</text:span><text:span text:style-name="T25"> - </text:span>Conditions Générales d’<text:span text:style-name="T142">Utilisation</text:span></text:p>
          </table:table-cell>
        </table:table-row>
        <table:table-row table:style-name="Tableau15.2">
          <table:table-cell table:style-name="Tableau15.A5" office:value-type="string">
            <text:p text:style-name="P112">Meta description</text:p>
            <text:p text:style-name="P112">156 caractères MAX</text:p>
          </table:table-cell>
          <table:table-cell table:style-name="Tableau15.B2" office:value-type="string">
            <text:p text:style-name="P127"><text:span text:style-name="T149">Conditions Générales d’Utilisation</text:span> du site <text:span text:style-name="T51">NOM_SITE</text:span> appartenant à <text:span text:style-name="T11">NOM_PROPRIETAIRE.</text:span></text:p>
          </table:table-cell>
        </table:table-row>
        <table:table-row table:style-name="Tableau15.2">
          <table:table-cell table:style-name="Tableau15.A5" office:value-type="string">
            <text:p text:style-name="P112">Sélection de Mots-clefs <text:span text:style-name="T2">à intégrer</text:span></text:p>
          </table:table-cell>
          <table:table-cell table:style-name="Tableau15.B2" office:value-type="string">
            <text:p text:style-name="P131">Conditions générales d’<text:span text:style-name="T142">utilisation</text:span>, <text:span text:style-name="T134">CGU</text:span>, <text:span text:style-name="T51">NOM_SITE</text:span></text:p>
          </table:table-cell>
        </table:table-row>
        <table:table-row table:style-name="Tableau15.4">
          <table:table-cell table:style-name="Tableau15.A5" office:value-type="string">
            <text:p text:style-name="P112">Nombre total de mots</text:p>
          </table:table-cell>
          <table:table-cell table:style-name="Tableau15.B4" office:value-type="string">
            <text:p text:style-name="P133">+ 1500 mots</text:p>
          </table:table-cell>
        </table:table-row>
        <table:table-row table:style-name="Tableau15.4">
          <table:table-cell table:style-name="Tableau15.A5" office:value-type="string">
            <text:p text:style-name="P117">Fil d’ariane</text:p>
            <text:p text:style-name="P117">(Emplacement dans le menu)</text:p>
          </table:table-cell>
          <table:table-cell table:style-name="Tableau15.B4" office:value-type="string">
            <text:p text:style-name="P117">&gt; <text:span text:style-name="T142">CGU</text:span></text:p>
          </table:table-cell>
        </table:table-row>
      </table:table>
      <text:h text:style-name="P181" text:outline-level="1">H1 – <text:span text:style-name="T119">Conditions Générales d’Utilisation (CGU)</text:span></text:h>
      <text:h text:style-name="Heading_20_2" text:outline-level="2">Objet</text:h>
      <text:p text:style-name="Text_20_body"><text:span text:style-name="T80">Les présentes conditions générales ont pour objet de définir les modalités et conditions d’utilisation des services proposés sur le site (ci-après : les « Services</text:span><text:span text:style-name="T83"> </text:span><text:span text:style-name="T80">»), </text:span><text:span text:style-name="T76">ainsi que de définir les droits et obligations des parties dans ce cadre</text:span><text:span text:style-name="T80">.</text:span></text:p>
      <text:p text:style-name="Text_20_body">Elles sont notamment accessibles et imprimables à tout moment par un lien direct en bas de la page d’accueil du site.</text:p>
      <text:p text:style-name="Text_20_body">Elles peuvent être complétées, le cas échéant, par des conditions d’utilisation particulières à certains Services. En cas de contradiction, les conditions particulières prévalent sur ces conditions générales.</text:p>
      <text:h text:style-name="P175" text:outline-level="2">Exploitant des Services</text:h>
      <text:p text:style-name="P96"><text:span text:style-name="T76">Les Services sont exploités par la</text:span><text:span text:style-name="T82"> </text:span><text:span text:style-name="T76">soc</text:span><text:span text:style-name="T97">iété </text:span><text:span text:style-name="T85">RAISON_SOCIALE</text:span><text:span text:style-name="T97">, </text:span><text:span text:style-name="T117">FORME_SOC <text:s/></text:span><text:span text:style-name="T97">au capital social de </text:span><text:span text:style-name="T86">CAPITAL_SOC</text:span><text:span text:style-name="T97"> euros, immatriculée au RCS de </text:span><text:span text:style-name="T98">VILLE_RCS</text:span><text:span text:style-name="T97"> sous le n° </text:span><text:span text:style-name="T99">NUM_RCS</text:span><text:span text:style-name="T97">, dont le siège social est situé </text:span><text:span text:style-name="T86">ADR_POST_PROP</text:span><text:span text:style-name="T97"> (ci-après : « NomSociété »).</text:span></text:p>
      <text:p text:style-name="Text_20_body">RAISON_SOCIALE peut être contactée aux coordonnées suivantes :</text:p>
      <text:p text:style-name="P95"><text:span text:style-name="T76"><text:tab/>Adresse postale : </text:span><text:span text:style-name="T89">ADR_POST_PROP</text:span></text:p>
      <text:p text:style-name="P89"><text:span text:style-name="T76"><text:tab/>Adresse électronique : </text:span><text:span text:style-name="T82"><text:s/></text:span><text:span text:style-name="T87">CONTACT_RESP_PUB</text:span></text:p>
      <text:h text:style-name="P175" text:outline-level="2">Accès au site et aux Services</text:h>
      <text:p text:style-name="Text_20_body">Les Services sont accessibles, sous réserve des restrictions prévues sur le site :</text:p>
      <text:list xml:id="list825127619" text:style-name="L6">
        <text:list-item>
          <text:p text:style-name="P188">à toute personne physique disposant de la pleine capacité juridique pour s’engager au titre des présentes conditions générales. La personne physique qui ne dispose pas de la pleine <text:soft-page-break/>capacité juridique ne peut accéder au Site et aux Services qu’avec l’accord de son représentant légal ;</text:p>
        </text:list-item>
        <text:list-item>
          <text:p text:style-name="P188">à toute personne morale agissant par l’intermédiaire d’une personne physique disposant de la capacité juridique pour contracter au nom et pour le compte de la personne morale.</text:p>
        </text:list-item>
      </text:list>
      <text:p text:style-name="P165"/>
      <text:h text:style-name="P175" text:outline-level="2"><text:span text:style-name="T146">A</text:span>cceptation des conditions générales</text:h>
      <text:p text:style-name="Text_20_body">L’acceptation des présentes conditions générales est matérialisée par une case à cocher dans le formulaire d’inscription. Cette acceptation ne peut être que pleine et entière. Toute adhésion sous réserve est considérée comme nulle et non avenue. L’Utilisateur qui n’accepte pas d’être lié par les présentes conditions générales ne doit pas utiliser les Services.</text:p>
      <text:h text:style-name="P175" text:outline-level="2">Inscription sur le site</text:h>
      <text:p text:style-name="P8">1. </text:p>
      <text:p text:style-name="P8">L’utilisation des Services nécessite que l’Utilisateur s’inscrive sur le site, en remplissant le formulaire prévu à cet effet. L’Utilisateur doit fournir l’ensemble des informations marquées comme obligatoires. Toute inscription incomplète ne sera pas validée.</text:p>
      <text:p text:style-name="P8"><text:span text:style-name="T76">L’inscription entraîne automatiquement l’ouverture d’un compte au nom de l’Utilisateur (ci-après : le « Compte »), lui donnant accès à un espace personnel (ci-après : l’« Espace Personnel ») qui lui permet de gérer son utilisation des Services sous une forme et selon les moyens techniques que </text:span><text:span text:style-name="T97">RAISON_SOCIALE</text:span><text:span text:style-name="T82"> </text:span><text:span text:style-name="T76">juge les plus appropriés pour rendre lesdits Services.</text:span></text:p>
      <text:p text:style-name="P8">L’Utilisateur garantit que toutes les informations qu’il donne dans le formulaire d’inscription sont exactes, à jour et sincères et ne sont entachées d’aucun caractère trompeur.</text:p>
      <text:p text:style-name="P8">Il s’engage à mettre à jour ces informations dans son Espace Personnel en cas de modifications, afin qu’elles correspondent toujours aux critères susvisés.</text:p>
      <text:p text:style-name="P8">L’Utilisateur est informé et accepte que les informations saisies aux fins de création ou de mise à jour de son Compte vaillent preuve de son identité. Les informations saisies par l’Utilisateur l’engagent dès leur validation.</text:p>
      <text:p text:style-name="P10">2.</text:p>
      <text:p text:style-name="P8">L’Utilisateur peut accéder à tout moment à son Espace Personnel après s’être identifié à l’aide de son identifiant de connexion ainsi que de son mot de passe.</text:p>
      <text:p text:style-name="P8">L’Utilisateur s’engage à utiliser personnellement les Services et à ne permettre à aucun tiers de les utiliser à sa place ou pour son compte, sauf à en supporter l’entière responsabilité.</text:p>
      <text:p text:style-name="P8"><text:span text:style-name="T76">Il est pareillement responsable du maintien de la confidentialité de son identifiant et de son mot de passe. Il doit immédiatement contacter </text:span><text:span text:style-name="T97">RAISON_SOCIALE</text:span><text:span text:style-name="T76"> aux coordonnées mentionnées à l’article 2 des présentes s’il remarque que son Compte a été utilisé à son insu. Il reconnaît à </text:span><text:span text:style-name="T97">RAISON_SOCIALE</text:span><text:span text:style-name="T76"> le droit de prendre toutes mesures appropriées en pareil cas.</text:span></text:p>
      <text:h text:style-name="P175" text:outline-level="2"><text:soft-page-break/>Description des Services</text:h>
      <text:p text:style-name="P8"><text:span text:style-name="T76">L’Utilisateur a accès aux Services décrits sur le site, sous une forme et selon les fonctionnalités et moyens techniques que </text:span><text:span text:style-name="T82">RAISON_SOCIALE</text:span><text:span text:style-name="T76"> juge les plus appropriés.</text:span></text:p>
      <text:h text:style-name="P175" text:outline-level="2">Services gratuits<text:span text:style-name="T10"> </text:span><text:span text:style-name="T28">[ou]</text:span><text:span text:style-name="T10"> payants</text:span></text:h>
      <text:p text:style-name="Text_20_body">Les Services sont fournis à titre gratuit.</text:p>
      <text:p text:style-name="P70">[ou]</text:p>
      <text:h text:style-name="Heading_20_3" text:outline-level="3">Prix</text:h>
      <text:p text:style-name="Text_20_body">Le prix des Services est indiqué sur le site.</text:p>
      <text:p text:style-name="Text_20_body">Sauf mention contraire, ils sont exprimés en euros et toutes taxes françaises comprises.</text:p>
      <text:p text:style-name="Text_20_body"><text:span text:style-name="T97">RAISON_SOCIALE</text:span><text:span text:style-name="T82"> </text:span><text:span text:style-name="T76">se réserve le droit, à sa libre discrétion et selon des modalités dont elle sera seule juge, de proposer des offres promotionnelles ou réductions de prix.</text:span></text:p>
      <text:h text:style-name="Heading_20_3" text:outline-level="3">Révision des prix</text:h>
      <text:p text:style-name="Text_20_body"><text:span text:style-name="T76">Le prix de Services peut faire l’objet d’une révision par </text:span><text:span text:style-name="T97">RAISON_SOCIALE</text:span><text:span text:style-name="T76"> à tout moment, à sa libre discrétion.</text:span></text:p>
      <text:p text:style-name="P97"><text:span text:style-name="T76">L’Utilisateur sera informé de ces modifications par </text:span><text:span text:style-name="T97">RAISON_SOCIALE</text:span><text:span text:style-name="T76"> par </text:span><text:span text:style-name="T77">e-mail</text:span><text:span text:style-name="T76"> sous un préavis de </text:span><text:span text:style-name="T106">____ </text:span><text:span text:style-name="T107">(</text:span><text:span text:style-name="T110">donner le </text:span><text:span text:style-name="T108">délai </text:span><text:span text:style-name="T110">de </text:span><text:span text:style-name="T113">p</text:span><text:span text:style-name="T110">réavis</text:span><text:span text:style-name="T107">)</text:span><text:span text:style-name="T106">.</text:span><text:span text:style-name="T97"> a</text:span><text:span text:style-name="T76">u moins avant l’entrée en vigueur des nouveaux tarifs.</text:span></text:p>
      <text:p text:style-name="Text_20_body">L’Utilisateur qui n’accepte pas les nouveaux prix doit mettre fin à son utilisation des Services selon les modalités prévues à l’article 18. A défaut, il sera réputé avoir accepté les nouveaux tarifs.</text:p>
      <text:h text:style-name="Heading_20_3" text:outline-level="3">Facturation</text:h>
      <text:p text:style-name="Text_20_body">Les Services font l’objet de factures qui sont communiquées à l’Utilisateur par tout moyen utile.</text:p>
      <text:h text:style-name="Heading_20_3" text:outline-level="3">Modalités de paiement</text:h>
      <text:p text:style-name="Text_20_body">Les modalités de paiement du prix des Services sont décrites sur le site.</text:p>
      <text:p text:style-name="Text_20_body">Le paiement s’effectue par prélèvement automatique à partir du numéro de carte bancaire de l’Utilisateur.</text:p>
      <text:p text:style-name="Text_20_body"><text:span text:style-name="T80">Le prélèvement est mis en œuvre par le prestataire de paiement désigné sur le site,</text:span><text:span text:style-name="T83"> </text:span><text:span text:style-name="T80">qui seul conserve les coordonnées bancaires de l’Utilisateur à cette fin. </text:span><text:span text:style-name="T102">RAISON_SOCIALE</text:span><text:span text:style-name="T83"> </text:span><text:span text:style-name="T80">ne conserve aucune coordonnée bancaire.</text:span></text:p>
      <text:p text:style-name="Text_20_body"><text:span text:style-name="T76">L’Utilisateur garantit à </text:span><text:span text:style-name="T97">RAISON_SOCIALE</text:span><text:span text:style-name="T76"> qu'il dispose des autorisations nécessaires pour utiliser le mode de paiement choisi. </text:span><text:span text:style-name="T80">Il s’engage à prendre les mesures nécessaires afin que le prélèvement automatique du prix des Services puisse être effectué.</text:span></text:p>
      <text:h text:style-name="Heading_20_3" text:outline-level="3"><text:soft-page-break/>Retards et incidents de paiement </text:h>
      <text:p text:style-name="P83">L’Utilisateur est informé et accepte expressément que tout retard de paiement de tout ou partie d’une somme due à son échéance entraînera automatiquement, sans préjudice des dispositions de l’article 12 et sans mise en demeure préalable :</text:p>
      <text:list xml:id="list679693584" text:style-name="L7">
        <text:list-item>
          <text:p text:style-name="P189">la déchéance du terme de l’ensemble des sommes dues par l’Utilisateur et leur exigibilité immédiate ;</text:p>
        </text:list-item>
        <text:list-item>
          <text:p text:style-name="P189">la suspension immédiate des Services en cours jusqu’au complet paiement de l’intégralité des sommes dues par l’Utilisateur ;</text:p>
        </text:list-item>
        <text:list-item>
          <text:p text:style-name="P189"><text:span text:style-name="T76">la facturation au profit de </text:span><text:span text:style-name="T97">RAISON_SOCIALE</text:span><text:span text:style-name="T76"> d’un intérêt de retard au taux de</text:span><text:span text:style-name="T97"> </text:span><text:span text:style-name="T106">_____ </text:span><text:span text:style-name="T109">(</text:span><text:span text:style-name="T111">donner le </text:span><text:span text:style-name="T107">taux d’intérêt </text:span><text:span text:style-name="T106">en chiffres et en lettres</text:span><text:span text:style-name="T107">)</text:span><text:span text:style-name="T97"> le</text:span><text:span text:style-name="T76"> taux de l’intérêt légal, assis sur le montant de l’intégralité des sommes dues par l’Utilisateur.</text:span></text:p>
        </text:list-item>
      </text:list>
      <text:h text:style-name="Heading_20_2" text:outline-level="2">Données</text:h>
      <text:p text:style-name="Text_20_body">L’Utilisateur reconnaît et accepte expressément :</text:p>
      <text:list xml:id="list3233622512" text:style-name="L8">
        <text:list-item>
          <text:p text:style-name="P190"><text:span text:style-name="T76">que les données recueillies sur le site et sur les équipements informatiques de </text:span><text:span text:style-name="T97">RAISON_SOCIALE</text:span><text:span text:style-name="T76"> font foi de la réalité des opérations intervenues dans le cadre des présentes ;</text:span></text:p>
        </text:list-item>
        <text:list-item>
          <text:p text:style-name="P190"><text:span text:style-name="T76">que ces données constituent le seul mode de preuve admis entre les parties, notamment pour le calcul des sommes dues à </text:span><text:span text:style-name="T97">RAISON_SOCIALE.</text:span></text:p>
        </text:list-item>
      </text:list>
      <text:p text:style-name="Text_20_body">L’Utilisateur peut accéder à ces données dans son Espace Personnel.</text:p>
      <text:h text:style-name="Heading_20_2" text:outline-level="2">Obligations de l’Utilisateur</text:h>
      <text:p text:style-name="Text_20_body"><text:span text:style-name="T80">Sans préjudice des autres obligations prévues aux présentes, l’Utilisateur s’engage à respecter les obligations qui suivent</text:span><text:span text:style-name="T76"> :</text:span></text:p>
      <text:p text:style-name="P102">1. </text:p>
      <text:p text:style-name="Text_20_body"><text:span text:style-name="T76">L’Utilisateur s’engage, dans son usage des Services, à respecter </text:span><text:span text:style-name="T80">les lois et règlements en vigueur et à ne pas porter atteinte aux droits de tiers ou à l’ordre public</text:span><text:span text:style-name="T76">.</text:span></text:p>
      <text:p text:style-name="Text_20_body"><text:span text:style-name="T76">Il est notamment seul responsable du bon accomplissement de toutes les formalités notamment administratives, fiscales et/ ou sociales et de tous les paiements de cotisations, taxes ou impôts de toutes natures qui lui incombent, le cas échéant, en relation avec son utilisation des Services. La responsabilité de </text:span><text:span text:style-name="T97">RAISON_SOCIALE</text:span><text:span text:style-name="T76"> ne pourra en aucun cas être engagée à ce titre.</text:span></text:p>
      <text:p text:style-name="P102">2.</text:p>
      <text:p text:style-name="Text_20_body">L’Utilisateur reconnaît avoir pris connaissance sur le site des caractéristiques et contraintes, notamment techniques, de l’ensemble des Services. Il est seul responsable de son utilisation des Services.</text:p>
      <text:p text:style-name="P84">3.</text:p>
      <text:p text:style-name="Text_20_body"><text:soft-page-break/><text:span text:style-name="T80">L’Utilisateur est informé et accepte que la mise en œuvre des Services nécessite qu’il soit connecté à internet</text:span><text:span text:style-name="T76"> et que la qualité des Services dépend directement de cette connexion, dont il est seul responsable.</text:span></text:p>
      <text:p text:style-name="P102">4.</text:p>
      <text:p text:style-name="P85">L’Utilisateur est également seul responsable des relations qu’il pourra nouer avec les autres Utilisateurs et des informations qu’il leur communique dans le cadre des Services. Il lui appartient d’exercer la prudence et le discernement appropriés dans ces relations et communications.</text:p>
      <text:p text:style-name="P84">5.</text:p>
      <text:p text:style-name="P85">L’Utilisateur s’engage en outre, dans ses échanges avec les autres Utilisateurs, à respecter les règles usuelles de politesse et de courtoisie.</text:p>
      <text:p text:style-name="P84">6.</text:p>
      <text:p text:style-name="Text_20_body">L’Utilisateur s’engage à faire un usage strictement personnel des Services. Il s’interdit en conséquence de céder, concéder ou transférer tout ou partie de ses droits ou obligations au titre des présentes à un tiers, de quelque manière que ce soit.</text:p>
      <text:p text:style-name="P84">7.</text:p>
      <text:p text:style-name="Text_20_body"><text:span text:style-name="T76">L’Utilisateur s’engage à fournir à </text:span><text:span text:style-name="T97">RAISON_SOCIALE</text:span><text:span text:style-name="T76"> toutes les informations nécessaires à la bonne exécution des Services. Plus généralement, l’Utilisateur s’engage à coopérer activement avec </text:span><text:span text:style-name="T97">RAISON_SOCIALE</text:span><text:span text:style-name="T76"> en vue de la bonne exécution des présentes.</text:span></text:p>
      <text:p text:style-name="Text_20_body">L’Utilisateur est seul responsable des contenus de toute nature (rédactionnels, graphiques, audiovisuels ou autres, en ce compris la dénomination et/ou l’image éventuellement choisies par l’Utilisateur pour l’identifier sur le site) qu’il diffuse dans le cadre des Services (ci-après désignés : les « Contenus »).</text:p>
      <text:p text:style-name="Text_20_body"><text:span text:style-name="T76">Il garantit à </text:span><text:span text:style-name="T97">RAISON_SOCIALE</text:span><text:span text:style-name="T76"> qu’il dispose de tous les droits et autorisations nécessaires à la diffusion de ces Contenus.</text:span></text:p>
      <text:p text:style-name="Text_20_body"><text:span text:style-name="T76">Il s’engage à ce que lesdits Contenus soient licites, ne portent pas atteinte à l’ordre public, aux bonnes mœurs ou aux droits de tiers, n’enfreignent aucune disposition législative ou </text:span><text:span text:style-name="T78">réglementaire</text:span><text:span text:style-name="T76"> et plus généralement, ne soient aucunement susceptibles de mettre en jeu la responsabilité civile ou pénale de</text:span><text:span text:style-name="T97"> RAISON_SOCIALE.</text:span></text:p>
      <text:p text:style-name="Text_20_body">L’Utilisateur s’interdit ainsi de diffuser, notamment et sans que cette liste soit exhaustive :</text:p>
      <text:list xml:id="list2973169052" text:style-name="L9">
        <text:list-item>
          <text:p text:style-name="P191">des Contenus pornographiques, obscènes, indécents, choquants ou inadaptés à un public familial, diffamatoires, injurieux, violents, racistes, xénophobes ou révisionnistes,</text:p>
        </text:list-item>
        <text:list-item>
          <text:p text:style-name="P191">des Contenus contrefaisants,</text:p>
        </text:list-item>
        <text:list-item>
          <text:p text:style-name="P191">des Contenus attentatoires à l’image d’un tiers,</text:p>
        </text:list-item>
        <text:list-item>
          <text:p text:style-name="P191">des Contenus mensongers, trompeurs ou proposant ou promouvant des activités illicites, frauduleuses ou trompeuses,</text:p>
        </text:list-item>
        <text:list-item>
          <text:p text:style-name="P191">des Contenus nuisibles aux systèmes informatiques de tiers (tels que virus, vers, chevaux de Troie, etc.),</text:p>
        </text:list-item>
        <text:list-item>
          <text:p text:style-name="P191">et plus généralement des Contenus susceptibles de porter atteinte aux droits de tiers ou d’être préjudiciables à des tiers, de quelque manière et sous quelque forme que ce soit.</text:p>
        </text:list-item>
      </text:list>
      <text:p text:style-name="P84"><text:soft-page-break/>8.</text:p>
      <text:p text:style-name="P85">L’Utilisateur reconnaît que les Services lui offrent une solution supplémentaire mais non alternative des moyens qu’il utilise déjà par ailleurs pour atteindre le même objectif et que cette solution ne saurait se substituer à ces autres moyens.</text:p>
      <text:p text:style-name="P84">9.</text:p>
      <text:p text:style-name="Text_20_body">L’Utilisateur doit prendre les mesures nécessaires pour sauvegarder par ses propres moyens les informations de son Espace Personnel qu’il juge nécessaires, dont aucune copie ne lui sera fournie.</text:p>
      <text:p text:style-name="P84">10.</text:p>
      <text:p text:style-name="Text_20_body"><text:span text:style-name="T80">L’Utilisateur est informé et accepte que la mise en œuvre des Services nécessite qu’il soit connecté à internet</text:span><text:span text:style-name="T76"> et que la qualité des Services dépend directement de cette connexion, dont il est seul responsable.</text:span></text:p>
      <text:h text:style-name="Heading_20_2" text:outline-level="2">Garantie de l’Utilisateur</text:h>
      <text:p text:style-name="Text_20_body"><text:span text:style-name="T76">L’Utilisateur garantit </text:span><text:span text:style-name="T97">RAISON_SOCIALE</text:span><text:span text:style-name="T76"> contre toutes plaintes, réclamations, actions et/ou revendications quelconques que </text:span><text:span text:style-name="T97">RAISON_SOCIALE</text:span><text:span text:style-name="T76"> pourrait subir du fait de la violation, par l’Utilisateur de l’une quelconque de ses obligations ou garanties aux termes des présentes conditions générales.</text:span></text:p>
      <text:p text:style-name="Text_20_body"><text:span text:style-name="T76">Il s’engage à indemniser </text:span><text:span text:style-name="T97">RAISON_SOCIALE</text:span><text:span text:style-name="T76"> de tout préjudice qu’elle subirait et à lui payer tous les frais, charges et/ou condamnations qu’elle pourrait avoir à supporter de ce fait.</text:span></text:p>
      <text:h text:style-name="Heading_20_2" text:outline-level="2">Comportements prohibés</text:h>
      <text:p text:style-name="P108">1.</text:p>
      <text:p text:style-name="P86">Il est strictement interdit d’utiliser les Services aux fins suivantes : </text:p>
      <text:list xml:id="list783438459" text:style-name="L10">
        <text:list-item>
          <text:p text:style-name="P192">l’exercice d’activités illégales, frauduleuses ou portant atteinte aux droits ou à la sécurité des tiers,</text:p>
        </text:list-item>
        <text:list-item>
          <text:p text:style-name="P192">l’atteinte à l’ordre public ou la violation des lois et règlements en vigueur,</text:p>
        </text:list-item>
        <text:list-item>
          <text:p text:style-name="P192">l’intrusion dans le système informatique d’un tiers ou toute activité de nature à nuire, contrôler, interférer, ou intercepter tout ou partie du système informatique d’un tiers, en violer l’intégrité ou la sécurité,</text:p>
        </text:list-item>
        <text:list-item>
          <text:p text:style-name="P192">l’envoi <text:span text:style-name="T144">d’e-mails</text:span> non sollicités et/ou de prospection ou sollicitation commerciale,</text:p>
        </text:list-item>
        <text:list-item>
          <text:p text:style-name="P192">les manipulations destinées à améliorer le référencement d’un site tiers,</text:p>
        </text:list-item>
        <text:list-item>
          <text:p text:style-name="P192">l’aide ou l’incitation, sous quelque forme et de quelque manière que ce soit, à un ou plusieurs des actes et activités décrits ci-dessus,</text:p>
        </text:list-item>
        <text:list-item>
          <text:p text:style-name="P192">et plus généralement toute pratique détournant les Services à des fins autres que celles pour lesquelles ils ont été conçus.</text:p>
        </text:list-item>
      </text:list>
      <text:p text:style-name="P103">2.</text:p>
      <text:p text:style-name="P86"><text:soft-page-break/><text:span text:style-name="T76">Il est strictement interdit aux Utilisateurs de copier et/ou de détourner à leurs fins ou à celles de tiers le concept, les technologies ou tout autre élément du site de </text:span><text:span text:style-name="T82">RAISON_SOCIALE.</text:span></text:p>
      <text:p text:style-name="P103">3.</text:p>
      <text:p text:style-name="P104">Sont également strictement interdits : </text:p>
      <text:list xml:id="list4197374482" text:style-name="L11">
        <text:list-item>
          <text:p text:style-name="P194">tous comportements de nature à interrompre, suspendre, ralentir ou empêcher la continuité des Services,</text:p>
        </text:list-item>
        <text:list-item>
          <text:p text:style-name="P193"><text:span text:style-name="T76">toutes intrusions ou tentatives d’intrusions dans les systèmes de </text:span><text:span text:style-name="T97">RAISON_SOCIALE</text:span><text:span text:style-name="T76">,</text:span></text:p>
        </text:list-item>
        <text:list-item>
          <text:p text:style-name="P194">tous détournements des ressources système du site,</text:p>
        </text:list-item>
        <text:list-item>
          <text:p text:style-name="P194">toutes actions de nature à imposer une charge disproportionnée sur les infrastructures de ce dernier,</text:p>
        </text:list-item>
        <text:list-item>
          <text:p text:style-name="P194">toutes atteintes aux mesures de sécurité et d’authentification,</text:p>
        </text:list-item>
        <text:list-item>
          <text:p text:style-name="P193"><text:span text:style-name="T76">tous actes de nature à porter atteinte aux droits et intérêts financiers, commerciaux ou moraux de </text:span><text:span text:style-name="T97">RAISON_SOCIALE</text:span><text:span text:style-name="T82"> </text:span><text:span text:style-name="T76">ou des usagers de son site, et enfin plus généralement</text:span></text:p>
        </text:list-item>
        <text:list-item>
          <text:p text:style-name="P194">tout manquement aux présentes conditions générales.</text:p>
        </text:list-item>
      </text:list>
      <text:p text:style-name="P109">4.</text:p>
      <text:p text:style-name="P86">Il est strictement interdit de monnayer, vendre ou concéder tout ou partie de l’accès aux Services ou au site, ainsi qu’aux informations qui y sont hébergées et/ou partagées.</text:p>
      <text:h text:style-name="Heading_20_2" text:outline-level="2">Sanctions des manquements</text:h>
      <text:p text:style-name="Text_20_body"><text:span text:style-name="T76">En cas de manquement à l’une quelconque des dispositions des présentes conditions générales ou plus généralement, d’infraction aux lois et règlements en vigueur par un Utilisateur, </text:span><text:span text:style-name="T82">RAISON_SOCIALE</text:span><text:span text:style-name="T76"> se réserve le droit de prendre toute mesure appropriée et notamment de :</text:span></text:p>
      <text:list xml:id="list3765448733" text:style-name="L12">
        <text:list-item>
          <text:p text:style-name="P196">suspendre ou résilier l’accès aux Services de l’Utilisateur, auteur du manquement ou de l’infraction, ou y ayant participé,</text:p>
        </text:list-item>
        <text:list-item>
          <text:p text:style-name="P196">supprimer tout contenu mis en ligne sur le site,</text:p>
        </text:list-item>
        <text:list-item>
          <text:p text:style-name="P196"><text:span text:style-name="T76">publier sur le site tout message d’information que </text:span><text:span text:style-name="T97">RAISON_SOCIALE</text:span><text:span text:style-name="T76"> jugera utile,</text:span></text:p>
        </text:list-item>
        <text:list-item>
          <text:p text:style-name="P196">avertir toute autorité concernée,</text:p>
        </text:list-item>
        <text:list-item>
          <text:p text:style-name="P196">engager toute action judiciaire.</text:p>
        </text:list-item>
      </text:list>
      <text:h text:style-name="Heading_20_2" text:outline-level="2">Responsabilité et garantie de <text:span text:style-name="T10">RAISON_SOCIALE</text:span></text:h>
      <text:p text:style-name="P100">1.</text:p>
      <text:p text:style-name="Text_20_body"><text:span text:style-name="T97">RAISON_SOCIALE</text:span><text:span text:style-name="T83"> </text:span><text:span text:style-name="T80">s’engage à fournir les Services avec diligence et selon les règles de l’art, étant précisé qu’il pèse sur elle une obligation de moyens, à l’exclusion de toute obligation de résultat, ce que les Utilisateurs reconnaissent et acceptent expressément.</text:span></text:p>
      <text:p text:style-name="P100">2.</text:p>
      <text:p text:style-name="P87"><text:soft-page-break/><text:span text:style-name="T97">RAISON_SOCIALE</text:span><text:span text:style-name="T76"> n’a pas connaissance des Contenus mis en ligne par les Utilisateurs dans le cadre des Services, sur lesquels elle n’effectue aucune modération, sélection, vérification ou contrôle d’aucune sorte et à l’égard desquels elle n’intervient qu’en tant que prestataire d’hébergement.</text:span></text:p>
      <text:p text:style-name="Text_20_body"><text:span text:style-name="T76">En conséquence, </text:span><text:span text:style-name="T97">RAISON_SOCIALE</text:span><text:span text:style-name="T76"> ne peut être tenue pour responsable des Contenus, dont les auteurs sont des tiers, toute réclamation éventuelle devant être dirigée en premier lieu vers l’auteur des Contenus en question.</text:span></text:p>
      <text:p text:style-name="Text_20_body"><text:span text:style-name="T76">Les Contenus préjudiciables à un tiers peuvent faire l’objet d’une notification à </text:span><text:span text:style-name="T97">RAISON_SOCIALE</text:span><text:span text:style-name="T76"> selon les modalités prévues par l’article 6 I 5 de la loi n° 2004-575 du 21 juin 2004 pour la confiance dans l'économie numérique, </text:span><text:span text:style-name="T97">RAISON_SOCIALE</text:span><text:span text:style-name="T76"> se réservant de prendre les mesures décrites à l’article </text:span><text:span text:style-name="T80">12.</text:span></text:p>
      <text:p text:style-name="P100">3.</text:p>
      <text:p text:style-name="P87"><text:span text:style-name="T97">RAISON_SOCIALE</text:span><text:span text:style-name="T76"> décline toute responsabilité en cas de perte éventuelle des informations accessibles dans l’Espace Personnel de l’Utilisateur, celui-ci devant en sauvegarder une copie et ne pouvant prétendre à aucun dédommagement à ce titre.</text:span></text:p>
      <text:p text:style-name="P100">4.</text:p>
      <text:p text:style-name="P87"><text:span text:style-name="T97">RAISON_SOCIALE</text:span><text:span text:style-name="T76"> s’engage à procéder régulièrement à des contrôles afin de vérifier le fonctionnement et l’accessibilité du site. A ce titre</text:span><text:span text:style-name="T82">, </text:span><text:span text:style-name="T97">RAISON_SOCIALE</text:span><text:span text:style-name="T76"> se réserve la faculté d’interrompre momentanément l’accès au site pour des raisons de maintenance. De même, </text:span><text:span text:style-name="T97">RAISON_SOCIALE</text:span><text:span text:style-name="T76"> ne saurait être tenue responsable des difficultés ou impossibilités momentanées d’accès au site qui auraient pour origine des circonstances qui lui sont extérieures, la force majeure, ou encore qui seraient dues à des perturbations des réseaux de télécommunication.</text:span></text:p>
      <text:p text:style-name="P105">5.</text:p>
      <text:p text:style-name="P88"><text:span text:style-name="T97">RAISON_SOCIALE</text:span><text:span text:style-name="T76"> ne garantit pas aux Utilisateurs</text:span></text:p>
      <text:list xml:id="list389069954" text:style-name="L13">
        <text:list-item>
          <text:p text:style-name="P195">que les Services, soumis à une recherche constante pour en améliorer notamment la performance et le progrès, seront totalement exempts d’erreurs, de vices ou défauts,</text:p>
        </text:list-item>
        <text:list-item>
          <text:p text:style-name="P195">que les Services, étant standard et nullement proposés à la seule intention d’un Utilisateur donné en fonction de ses propres contraintes personnelles, répondront spécifiquement à ses besoins et attentes.</text:p>
        </text:list-item>
      </text:list>
      <text:p text:style-name="P105">6.</text:p>
      <text:p text:style-name="Text_20_body"><text:span text:style-name="T76">En tout état de cause, la responsabilité susceptible d’être encourue par </text:span><text:span text:style-name="T97">RAISON_SOCIALE</text:span><text:span text:style-name="T76"> au titre des présentes est expressément limitée aux seuls dommages directs avérés subis par l’Utilisateur.</text:span></text:p>
      <text:h text:style-name="Heading_20_2" text:outline-level="2">Propriété intellectuelle</text:h>
      <text:p text:style-name="Text_20_body"><text:span text:style-name="T76">Les systèmes, logiciels, structures, infrastructures, bases de données et contenus de toute nature (textes, images, visuels, musiques, logos, marques, base de données, etc …) exploités par </text:span><text:span text:style-name="T97">RAISON_SOCIALE</text:span><text:span text:style-name="T76"> au sein du site sont protégés par tous droits de propriété intellectuelle ou droits des producteurs de bases de données en vigueur. Tous désassemblages, décompilations, décryptages, extractions, réutilisations, copies et plus généralement, tous actes de reproduction, représentation, diffusion et utilisation de l’un quelconque de ces éléments, en tout ou partie, sans </text:span><text:soft-page-break/><text:span text:style-name="T76">l’autorisation de </text:span><text:span text:style-name="T97">RAISON_SOCIALE</text:span><text:span text:style-name="T76"> sont strictement interdits et pourront faire l’objet de poursuites judiciaires.</text:span></text:p>
      <text:h text:style-name="Heading_20_2" text:outline-level="2"><text:span text:style-name="T10">D</text:span>onnées à caractère personnel</text:h>
      <text:p text:style-name="Text_20_body"><text:span text:style-name="T97">RAISON_SOCIALE</text:span><text:span text:style-name="T76"> pratique une politique de protection des données personnelles dont les caractéristiques sont explicitées dans le document intitulé </text:span><text:a xlink:type="simple" xlink:href="../../../../../../../../../politique-confidentialite" text:style-name="Internet_20_link" text:visited-style-name="Visited_20_Internet_20_Link"><text:span text:style-name="T95">« </text:span></text:a><text:a xlink:type="simple" xlink:href="../../../../../../../../../politique-confidentialite" text:style-name="Internet_20_link" text:visited-style-name="Visited_20_Internet_20_Link"><text:span text:style-name="T96">Politique</text:span></text:a><text:a xlink:type="simple" xlink:href="../../../../../../../../../politique-confidentialite" text:style-name="Internet_20_link" text:visited-style-name="Visited_20_Internet_20_Link"><text:span text:style-name="T95"> de confidentialité »</text:span></text:a><text:span text:style-name="T94">,</text:span><text:span text:style-name="T76"> dont l’Utilisateur est expressément invité à prendre connaissance sur le site.</text:span></text:p>
      <text:h text:style-name="Heading_20_2" text:outline-level="2">Publicité</text:h>
      <text:p text:style-name="Text_20_body"><text:span text:style-name="T97">RAISON_SOCIALE</text:span><text:span text:style-name="T82"> </text:span><text:span text:style-name="T76">se réserve la faculté d’insérer sur toute page du site et dans toute communication aux Utilisateurs tous messages publicitaires ou promotionnels sous une forme et dans des conditions do</text:span><text:span text:style-name="T97">nt RAISON_SOCIALE</text:span><text:span text:style-name="T82"> </text:span><text:span text:style-name="T76">sera seule juge.</text:span></text:p>
      <text:h text:style-name="Heading_20_2" text:outline-level="2">Liens et sites tiers</text:h>
      <text:p text:style-name="Text_20_body"><text:span text:style-name="T97">RAISON_SOCIALE</text:span><text:span text:style-name="T76"> ne pourra en aucun cas être tenue pour responsable de la disponibilité technique de sites internet ou d’applications mobiles exploités par des tiers (y compris ses éventuels partenaires) auxquels l’Utilisateur accéderait par l'intermédiaire du site.</text:span></text:p>
      <text:p text:style-name="Text_20_body"><text:span text:style-name="T97">RAISON_SOCIALE</text:span><text:span text:style-name="T82"> </text:span><text:span text:style-name="T76">n'endosse aucune responsabilité au titre des contenus, publicités, produits et/ou services disponibles sur de tels sites et applications mobiles tiers dont il est rappelé qu’ils sont régis par leurs propres conditions d’utilisation.</text:span></text:p>
      <text:p text:style-name="Text_20_body"><text:span text:style-name="T97">RAISON_SOCIALE</text:span><text:span text:style-name="T76"> n'est pas non plus responsable des transactions intervenues entre l’Utilisateur et un quelconque annonceur, professionnel ou commerçant (y compris ses éventuels partenaires) vers lequel l’Utilisateur serait orienté par l'intermédiaire du site et ne saurait en aucun cas être partie à quelques litiges éventuels que ce soit avec ces tiers concernant notamment la livraison de produits et/ou services, les garanties, déclarations et autres obligations quelconques auxquelles ces tiers sont tenus.</text:span></text:p>
      <text:h text:style-name="Heading_20_2" text:outline-level="2">Durée des Services, désinscription</text:h>
      <text:p text:style-name="Text_20_body">Les Services sont souscrits pour une durée indéterminée.</text:p>
      <text:p text:style-name="Text_20_body"><text:span text:style-name="T76">L’Utilisateur peut se désinscrire des Services à tout moment, en adressant une demande à cet effet à </text:span><text:span text:style-name="T97">RAISON_SOCIALE</text:span><text:span text:style-name="T76"> par </text:span><text:span text:style-name="T79">e-mail</text:span><text:span text:style-name="T76">, aux coordonnées mentionnées à l’article 2.</text:span></text:p>
      <text:p text:style-name="Text_20_body">La désinscription est effective immédiatement. Elle entraîne la suppression automatique du Compte de l’Utilisateur.</text:p>
      <text:h text:style-name="Heading_20_2" text:outline-level="2">Modifications</text:h>
      <text:p text:style-name="Text_20_body"><text:span text:style-name="T97">RAISON_SOCIALE</text:span><text:span text:style-name="T76"> se réserve la faculté de modifier à tout moment les présentes conditions générales. </text:span></text:p>
      <text:p text:style-name="Text_20_body">L’Utilisateur sera informé de ces modifications par tout moyen utile.</text:p>
      <text:p text:style-name="Text_20_body"><text:soft-page-break/>L’Utilisateur qui n’accepte pas les conditions générales modifiées doit se désinscrire des Services selon les modalités prévues à l’article 18.</text:p>
      <text:p text:style-name="Text_20_body">Tout Utilisateur qui a recours aux Services postérieurement à l’entrée en vigueur des conditions générales modifiées est réputé avoir accepté ces modifications.</text:p>
      <text:h text:style-name="Heading_20_2" text:outline-level="2">Langue</text:h>
      <text:p text:style-name="Text_20_body">Dans l’hypothèse d’une traduction des présentes conditions générales dans une ou plusieurs langues, la langue d’interprétation sera la langue française en cas de contradiction ou de contestation sur la signification d’un terme ou d’une disposition.</text:p>
      <text:h text:style-name="Heading_20_2" text:outline-level="2">Loi applicable et juridiction</text:h>
      <text:p text:style-name="Text_20_body">Les présentes conditions générales sont régies par la loi française.</text:p>
      <text:p text:style-name="Text_20_body">En cas de contestation sur la validité, l’interprétation et/ou l’exécution des présentes conditions générales, les parties conviennent que les tribunaux de Paris seront exclusivement compétents pour en juger, sauf règles de procédure impératives contraires.</text:p>
      <text:h text:style-name="Heading_20_2" text:outline-level="2">Entrée en vigueur</text:h>
      <text:p text:style-name="P90"><text:span text:style-name="T76">Les présentes conditions générales sont entrées en vigu</text:span><text:span text:style-name="T97">eur le </text:span><text:span text:style-name="T106">___ </text:span><text:span text:style-name="T107">(</text:span><text:span text:style-name="T112">écrire la </text:span><text:span text:style-name="T106">date </text:span><text:span text:style-name="T112">d’entrée en vigueur des CGU</text:span><text:span text:style-name="T107">)</text:span><text:span text:style-name="T97">.</text:span></text:p>
      <text:p text:style-name="P101"/>
      <text:p text:style-name="P90"><text:span text:style-name="T97">No</text:span><text:span text:style-name="T100">s conditions générales d’utilisation</text:span><text:span text:style-name="T97"> ont été élaborées à partir d’un modèle libre et gratuit qui peut être téléchargé sur le site </text:span><text:a xlink:type="simple" xlink:href="https://www.jurismatic.com/" text:style-name="Internet_20_link" text:visited-style-name="Visited_20_Internet_20_Link"><text:span text:style-name="T97">https://www.</text:span></text:a><text:a xlink:type="simple" xlink:href="https://www.jurismatic.com/" text:style-name="Internet_20_link" text:visited-style-name="Visited_20_Internet_20_Link"><text:span text:style-name="T101">jurismatic.com/</text:span></text:a><text:span text:style-name="T101">.</text:span></text:p>
      <text:p text:style-name="P172">PAGE « <text:span text:style-name="T75">Politique de Confidentialité</text:span> »</text:p>
      <text:p text:style-name="P152">***</text:p>
      <text:p text:style-name="P158">/<text:span text:style-name="T136">politique-confidentialite</text:span></text:p>
      <text:p text:style-name="P166"/>
      <table:table table:name="Tableau4" table:style-name="Tableau4">
        <table:table-column table:style-name="Tableau4.A"/>
        <table:table-column table:style-name="Tableau4.B"/>
        <table:table-row>
          <table:table-cell table:style-name="Tableau4.A1" office:value-type="string">
            <text:p text:style-name="P141">&lt;title&gt; 56 caractères MAX</text:p>
          </table:table-cell>
          <table:table-cell table:style-name="Tableau4.B1" office:value-type="string">
            <text:p text:style-name="P142"><text:span text:style-name="T20">NOM_SITE</text:span><text:span text:style-name="T11"> – </text:span><text:span text:style-name="T24">Politique de Confidentialité</text:span></text:p>
          </table:table-cell>
        </table:table-row>
        <table:table-row table:style-name="Tableau4.2">
          <table:table-cell table:style-name="Tableau4.A5" office:value-type="string">
            <text:p text:style-name="P141">Meta description</text:p>
            <text:p text:style-name="P141">156 caractères MAX</text:p>
          </table:table-cell>
          <table:table-cell table:style-name="Tableau4.B2" office:value-type="string">
            <text:p text:style-name="P127"><text:span text:style-name="T149">Charte de Confidentialité</text:span> du site <text:span text:style-name="T51">NOM_SITE</text:span> appartenant à <text:span text:style-name="T11">NOM_PROPRIETAIRE.</text:span></text:p>
          </table:table-cell>
        </table:table-row>
        <table:table-row table:style-name="Tableau4.2">
          <table:table-cell table:style-name="Tableau4.A5" office:value-type="string">
            <text:p text:style-name="P141">Sélection de Mots-clefs <text:span text:style-name="T2">à intégrer</text:span></text:p>
          </table:table-cell>
          <table:table-cell table:style-name="Tableau4.B2" office:value-type="string">
            <text:p text:style-name="P143"><text:span text:style-name="T143">Charte de Confidentialité, Données personnelles</text:span>, <text:span text:style-name="T51">NOM_SITE</text:span></text:p>
          </table:table-cell>
        </table:table-row>
        <table:table-row table:style-name="Tableau4.4">
          <table:table-cell table:style-name="Tableau4.A5" office:value-type="string">
            <text:p text:style-name="P141">Nombre total de mots</text:p>
          </table:table-cell>
          <table:table-cell table:style-name="Tableau4.B4" office:value-type="string">
            <text:p text:style-name="P146">+ 1500 mots</text:p>
          </table:table-cell>
        </table:table-row>
        <table:table-row table:style-name="Tableau4.4">
          <table:table-cell table:style-name="Tableau4.A5" office:value-type="string">
            <text:p text:style-name="P144">Fil d’ariane</text:p>
            <text:p text:style-name="P144">(Emplacement dans le menu)</text:p>
          </table:table-cell>
          <table:table-cell table:style-name="Tableau4.B4" office:value-type="string">
            <text:p text:style-name="P145">&gt; <text:span text:style-name="T24">Politique de Confidentialité</text:span></text:p>
          </table:table-cell>
        </table:table-row>
      </table:table>
      <text:h text:style-name="P182" text:outline-level="1">H1 – <text:span text:style-name="T119">Politique de Confidentialité</text:span></text:h>
      <text:h text:style-name="Heading_20_2" text:outline-level="2">Définition et nature des données à caractère personnel</text:h>
      <text:p text:style-name="Text_20_body">Lors de votre utilisation de notre site, nous pouvons être amenés à vous demander de nous communiquer des données à caractère personnel vous concernant.</text:p>
      <text:p text:style-name="Text_20_body">Le terme « données à caractère personnel » désigne toutes les données qui permettent d’identifier un individu, ce qui correspond notamment à vos nom, prénoms, pseudonyme, photographie, adresses postale et de courrier électronique, numéros de téléphone, date de naissance, données relatives à vos transactions sur le site, détails de vos achats et abonnements, numéros de carte bancaire, ainsi qu’à tout autre renseignement que vous choisirez de nous communiquer à votre sujet.</text:p>
      <text:h text:style-name="Heading_20_2" text:outline-level="2">Objet de la présente charte</text:h>
      <text:p text:style-name="Text_20_body">La présente charte a pour objet de vous informer sur les moyens que nous mettons en œuvre pour collecter vos données à caractère personnel, dans le respect le plus strict de vos droits.</text:p>
      <text:p text:style-name="Text_20_body">Nous vous indiquons à ce sujet que nous nous conformons, dans la collecte et la gestion de vos données à caractère personnel, à la loi n° 78-17 du 6 janvier 1978 relative à l'informatique, aux fichiers et aux libertés, dans sa version actuelle.</text:p>
      <text:h text:style-name="Heading_20_2" text:outline-level="2">Identité du responsable de la collecte de données</text:h>
      <text:p text:style-name="P94"><text:span text:style-name="T80">Le responsable de la collecte de vos données à caractère personnel est la société </text:span><text:span text:style-name="T88">RAISON_SOCIAL</text:span><text:span text:style-name="T91">E</text:span><text:span text:style-name="T84">, </text:span><text:span text:style-name="T117">FORME_SOC</text:span><text:span text:style-name="T118">, im</text:span><text:span text:style-name="T80">matriculée au Registre du Commerce et des Sociétés de </text:span><text:span text:style-name="T103">VILLE_RCS</text:span><text:span text:style-name="T80"> sous le n° </text:span><text:span text:style-name="T104">NUM_RCS</text:span><text:span text:style-name="T80">, ayant son siège social </text:span><text:span text:style-name="T105">VILLE_SOC</text:span><text:span text:style-name="T102">.</text:span></text:p>
      <text:h text:style-name="Heading_20_2" text:outline-level="2"><text:soft-page-break/>Collecte des données à caractère personnel</text:h>
      <text:p text:style-name="Text_20_body">Vos données à caractère personnel sont collectées pour répondre à une ou plusieurs des finalités suivantes :</text:p>
      <text:list xml:id="list162491964" text:style-name="WW8Num10">
        <text:list-item>
          <text:p text:style-name="P197">Gérer votre accès à certains services accessibles sur le site et leur utilisation,</text:p>
        </text:list-item>
        <text:list-item>
          <text:p text:style-name="P197">Effectuer les opérations relatives à la gestion des clients concernant les contrats, commandes, livraisons, factures, programmes de fidélité, suivis de la relation avec les clients,</text:p>
        </text:list-item>
        <text:list-item>
          <text:p text:style-name="P197">Constituer un fichier de membres inscrits, d’utilisateurs, de clients et prospects,</text:p>
        </text:list-item>
        <text:list-item>
          <text:p text:style-name="P197">Adresser des newsletters, sollicitations et messages promotionnels. Dans le cas où vous ne le souhaiteriez pas, nous vous donnons la faculté d’exprimer votre refus à ce sujet lors de la collecte de vos données;</text:p>
        </text:list-item>
        <text:list-item>
          <text:p text:style-name="P197">Élaborer des statistiques commerciales et de fréquentation de nos services,</text:p>
        </text:list-item>
        <text:list-item>
          <text:p text:style-name="P197">Organiser des jeux concours, loteries et toutes opérations promotionnelles à l’exclusion des jeux d’argent et de hasard en ligne soumis à l’agrément de l’Autorité de Régulation des Jeux en ligne,</text:p>
        </text:list-item>
        <text:list-item>
          <text:p text:style-name="P197">Gérer la gestion des avis des personnes sur des produits, services ou contenus,</text:p>
        </text:list-item>
        <text:list-item>
          <text:p text:style-name="P197">Gérer les impayés et les contentieux éventuels quant à l’utilisation de nos produits et services,</text:p>
        </text:list-item>
        <text:list-item>
          <text:p text:style-name="P197">Respecter nos obligations légales et réglementaires.</text:p>
        </text:list-item>
      </text:list>
      <text:p text:style-name="Text_20_body">Nous vous informons, lors de la collecte de vos données personnelles, si certaines données doivent être obligatoirement renseignées ou si elles sont facultatives. Nous vous indiquons également quelles sont les conséquences éventuelles d’un défaut de réponse.</text:p>
      <text:h text:style-name="Heading_20_2" text:outline-level="2">Destinataires des données collectées</text:h>
      <text:p text:style-name="Text_20_body">Le personnel de notre société, les services chargés du contrôle (commissaire aux comptes notamment) et nos sous-traitants auront accès à vos données à caractère personnel.</text:p>
      <text:p text:style-name="Text_20_body">Peuvent également être destinataires de vos données à caractère personnel les organismes publics, exclusivement pour répondre à nos obligations légales, les auxiliaires de justice, les officiers ministériels et les organismes chargés d’effectuer le recouvrement de créances.</text:p>
      <text:h text:style-name="Heading_20_2" text:outline-level="2">Cession des données à caractère personnel</text:h>
      <text:p text:style-name="Text_20_body">Vos données à caractère personnel pourront faire l’objet de cessions, locations ou échanges au bénéfice de tiers. Dans le cas où vous le souhaiteriez, nous vous donnons la faculté de cocher une case exprimant votre accord à ce sujet lors de la collecte de vos données.</text:p>
      <text:p text:style-name="P70">[ou]</text:p>
      <text:p text:style-name="Text_20_body">Vos données à caractère personnel ne feront pas l’objet de cessions, locations ou échanges au bénéfice de tiers.</text:p>
      <text:h text:style-name="Heading_20_2" text:outline-level="2"><text:soft-page-break/>Durée de conservation des données à caractère personnel</text:h>
      <text:h text:style-name="Heading_20_3" text:outline-level="3">Concernant les données relatives à la gestion de clients et prospects :</text:h>
      <text:p text:style-name="Text_20_body"><text:span text:style-name="T62">Vos données </text:span>à caractère personnel ne seront pas conservées au-delà de la durée strictement nécessaire à la gestion de notre relation commerciale avec vous. Toutefois, les données permettant d’établir la preuve d’un droit ou d’un contrat, devant être conservées au titre du respect d’une obligation légale, le seront pendant la durée prévue par la loi en vigueur.</text:p>
      <text:p text:style-name="Text_20_body">Concernant d’éventuelles opérations de prospection à destination des clients, leurs données pourront être conservées pendant un délai de trois ans à compter de la fin de la relation commerciale. </text:p>
      <text:p text:style-name="Text_20_body">Les données à caractère personnel relatives à un prospect, non client, pourront être conservées pendant un délai de trois ans à compter de leur collecte ou du dernier contact émanant du prospect.</text:p>
      <text:p text:style-name="Text_20_body">Au terme de ce délai de trois ans, nous pourrons reprendre contact avec vous pour savoir si vous souhaitez continuer à recevoir des sollicitations commerciales.</text:p>
      <text:h text:style-name="Heading_20_3" text:outline-level="3">Concernant les pièces d’identité :</text:h>
      <text:p text:style-name="Text_20_body">En cas d’exercice du droit d’accès ou de rectification, les données relatives aux pièces d’identité pourront être conservées pendant le délai prévu à l’article 9 du code de procédure pénale, soit un an. En cas d’exercice du droit d’opposition, ces données peuvent être archivées pendant le délai de prescription prévu par l’article 8 du code de procédure pénale, soit trois ans.</text:p>
      <text:h text:style-name="Heading_20_3" text:outline-level="3">Concernant les données relatives aux cartes bancaires :</text:h>
      <text:p text:style-name="Text_20_body">Les transactions financières relatives au paiement des achats et des frais via le site, sont confiées à un prestataire de services de paiement qui en assure le bon déroulement et la sécurité.</text:p>
      <text:p text:style-name="Text_20_body">Pour les besoins des services, ce prestataire de services de paiement peut être amené à être destinataire de vos données à caractère personnel relatives à vos numéros de cartes bancaires, qu’il recueille et conserve en notre nom et pour notre compte.</text:p>
      <text:p text:style-name="Text_20_body">Nous n’avons pas accès à ces données.</text:p>
      <text:p text:style-name="Text_20_body">Pour vous permettre de réaliser régulièrement des achats ou de régler les frais afférents sur le site, vos données relatives à vos cartes bancaires sont conservées pendant le temps de votre inscription sur le site et à tout le moins, jusqu’au moment où vous réalisez votre dernière transaction.</text:p>
      <text:p text:style-name="Text_20_body">En ayant coché sur le site la case expressément prévue à cet effet, vous nous donnez votre consentement exprès pour cette conservation.</text:p>
      <text:p text:style-name="Text_20_body">Les données relatives au cryptogramme visuel ou CVV2, inscrit sur votre carte bancaire, ne sont pas stockées.</text:p>
      <text:p text:style-name="Text_20_body"><text:soft-page-break/>Si vous refusez que vos données à caractère personnel relatives à vos numéros de cartes bancaires soient conservées dans les conditions précisées ci-dessus, nous ne conserverons pas ces données au-delà du temps nécessaire pour permettre la réalisation de la transaction.</text:p>
      <text:p text:style-name="Text_20_body">En tout état de cause, les données relatives à celles-ci pourront être conservées, pour une finalité de preuve en cas d’éventuelle contestation de la transaction, en archives intermédiaires, pour la durée prévue par l’article L 133-24 du Code monétaire et financier, en l’occurrence 13 mois suivant la date de débit. Ce délai peut être étendu à 15 mois afin de prendre en compte la possibilité d’utilisation des cartes de paiement à débit différé.</text:p>
      <text:h text:style-name="Heading_20_3" text:outline-level="3">Concernant la gestion des listes d’opposition à recevoir de la prospection :</text:h>
      <text:p text:style-name="Text_20_body">Les informations permettant de prendre en compte votre droit d’opposition sont conservées au minimum trois ans à compter de l’exercice du droit d’opposition.</text:p>
      <text:h text:style-name="Heading_20_3" text:outline-level="3">Concernant les statistiques de mesure d’audience :</text:h>
      <text:p text:style-name="Text_20_body">Les informations stockées dans le terminal des utilisateurs ou tout autre élément utilisé pour identifier les utilisateurs et permettant leur traçabilité ou fréquentation ne seront pas conservées au-delà de 6 mois. </text:p>
      <text:h text:style-name="Heading_20_2" text:outline-level="2">Sécurité</text:h>
      <text:p text:style-name="Text_20_body">Nous vous informons prendre toutes précautions utiles, mesures organisationnelles et techniques appropriées pour préserver la sécurité, l’intégrité et la confidentialité de vos données à caractère personnel et notamment, empêcher qu’elles soient déformées, endommagées ou que des tiers non autorisés y aient accès. Nous recourrons ou pouvons recourir également à des systèmes de paiement sécurisé conformes à l’état de l’art et à la réglementation applicable. </text:p>
      <text:h text:style-name="Heading_20_2" text:outline-level="2">Cookies</text:h>
      <text:p text:style-name="Text_20_body">Les cookies sont des fichiers textes, souvent cryptés, stockés dans votre navigateur. Ils sont créés lorsque le navigateur d’un utilisateur charge un site internet donné : le site envoie des informations au navigateur, qui créé alors un fichier texte. Chaque fois que l’utilisateur revient sur le même site, le navigateur récupère ce fichier et l’envoie au serveur du site internet.</text:p>
      <text:p text:style-name="Text_20_body">On peut distinguer deux types de cookies, qui n’ont pas les mêmes finalités : les cookies techniques et les cookies publicitaires :</text:p>
      <text:list xml:id="list1223112739" text:style-name="L14">
        <text:list-item>
          <text:p text:style-name="P198">Les cookies techniques sont utilisés tout au long de votre navigation, afin de la faciliter et d’exécuter certaines fonctions. Un cookie technique peut par exemple être utilisé pour mémoriser les réponses renseignées dans un formulaire ou encore les préférences de l’utilisateur s’agissant de la langue ou de la présentation d’un site internet, lorsque de telles options sont disponibles.</text:p>
        </text:list-item>
        <text:list-item>
          <text:p text:style-name="P198">Les cookies publicitaires peuvent être créés non seulement par le site internet sur lequel l’utilisateur navigue, mais également par d’autres sites internet diffusant des publicités, annonces, widgets ou autres éléments sur la page affichée. Ces cookies peuvent <text:soft-page-break/>notamment être utilisés pour effectuer de la publicité ciblée, c’est-à-dire de la publicité déterminée en fonction de la navigation de l’utilisateur.</text:p>
        </text:list-item>
      </text:list>
      <text:p text:style-name="Text_20_body">Nous utilisons des cookies techniques. Ceux-ci sont stockés dans votre navigateur pour une période qui ne peut excéder six mois.</text:p>
      <text:p text:style-name="Text_20_body">Nous n’utilisons pas de cookies publicitaires. Toutefois, si nous devions en utiliser à l’avenir, nous vous en informerions au préalable et vous auriez la possibilité le cas échéant de désactiver ces cookies.</text:p>
      <text:p text:style-name="Text_20_body">Nous utilisons ou pouvons utiliser Google Analytics qui est un outil statistique d’analyse d’audience qui génère un cookie permettant de mesurer le nombre de visites sur le site, le nombre de pages vues et l’activité des visiteurs. Votre adresse IP est également collectée pour déterminer la ville depuis laquelle vous vous connectez. La durée de conservation de ce cookie est mentionnée à l’article 7.<text:span text:style-name="T148">5</text:span> de la présente charte.</text:p>
      <text:p text:style-name="Text_20_body">Nous vous rappelons à toutes fins utiles qu’il vous est possible de vous opposer au dépôt de cookies en configurant votre navigateur. Un tel refus pourrait toutefois empêcher le bon fonctionnement du site.</text:p>
      <text:h text:style-name="Heading_20_2" text:outline-level="2">Consentement</text:h>
      <text:p text:style-name="Text_20_body">Lorsque vous choisissez de communiquer vos données à caractère personnel, vous donnez expressément votre consentement pour la collecte et l’utilisation de celles-ci conformément à ce qui est énoncé à la présente charte et à la législation en vigueur.</text:p>
      <text:h text:style-name="Heading_20_2" text:outline-level="2">Accès à vos données à caractère personnel</text:h>
      <text:p text:style-name="Text_20_body">Conformément à la loi n° 78-17 du 6 janvier 1978 relative à l'informatique, aux fichiers et aux libertés, vous disposez du droit d’obtenir la communication et, le cas échéant, la rectification ou la suppression des données vous concernant, à travers un accès en ligne à votre dossier. Vous pouvez également vous adresser à :</text:p>
      <text:list xml:id="list3113883652" text:style-name="L15">
        <text:list-item>
          <text:p text:style-name="P199"><text:span text:style-name="T80">adresse de courrier électronique : </text:span><text:span text:style-name="T83"><text:s/></text:span><text:span text:style-name="T90">CONTACT_RESP_PUB</text:span></text:p>
        </text:list-item>
        <text:list-item>
          <text:p text:style-name="P200"><text:span text:style-name="T80">adresse de courrier posta</text:span><text:span text:style-name="T81">le</text:span><text:span text:style-name="T80">l : </text:span><text:span text:style-name="T89">ADR_POST_PROP</text:span></text:p>
        </text:list-item>
      </text:list>
      <text:p text:style-name="Text_20_body">Il est rappelé que toute personne peut, pour des motifs légitimes, s'opposer au traitement des données la concernant.</text:p>
      <text:h text:style-name="Heading_20_2" text:outline-level="2">Modifications</text:h>
      <text:p text:style-name="Text_20_body">Nous nous réservons le droit, à notre seule discrétion, de modifier à tout moment la présente charte, en totalité ou en partie. Ces modifications entreront en vigueur à compter de la publication de la nouvelle charte. Votre utilisation du site suite à l’entrée en vigueur de ces modifications vaudra reconnaissance et acceptation de la nouvelle charte. A défaut et si cette nouvelle charte ne vous convient pas, vous ne devrez plus accéder au site.</text:p>
      <text:h text:style-name="Heading_20_2" text:outline-level="2"><text:soft-page-break/>Entrée en vigueur</text:h>
      <text:p text:style-name="P98"><text:span text:style-name="T80">La présente charte est entrée en vigueur le</text:span><text:span text:style-name="T102"> </text:span><text:span text:style-name="T114">___ </text:span><text:span text:style-name="T115">(</text:span><text:span text:style-name="T116">écrire la </text:span><text:span text:style-name="T114">date </text:span><text:span text:style-name="T116">d’entrée en vigueur de la politique de confidentialité</text:span><text:span text:style-name="T115">)</text:span><text:span text:style-name="T102">.</text:span></text:p>
      <text:p text:style-name="P90"/>
      <text:p text:style-name="P90">No<text:span text:style-name="T147">s politiques de confidentialité</text:span> ont été élaborées à partir d’un modèle libre et gratuit qui peut être téléchargé sur le site <text:a xlink:type="simple" xlink:href="https://www.jurismatic.com/" text:style-name="Internet_20_link" text:visited-style-name="Visited_20_Internet_20_Link">https://www.</text:a><text:a xlink:type="simple" xlink:href="https://www.jurismatic.com/" text:style-name="Internet_20_link" text:visited-style-name="Visited_20_Internet_20_Link"><text:span text:style-name="T120">jurismatic.com/</text:span></text:a><text:span text:style-name="T120">.</text:span></text:p>
      <text:p text:style-name="P169">PAGE « ... »</text:p>
      <text:p text:style-name="P149">***</text:p>
      <text:p text:style-name="P154">URL</text:p>
      <text:p text:style-name="P161"/>
      <table:table table:name="Tableau2" table:style-name="Tableau2">
        <table:table-column table:style-name="Tableau2.A"/>
        <table:table-column table:style-name="Tableau2.B"/>
        <table:table-row>
          <table:table-cell table:style-name="Tableau2.A1" office:value-type="string">
            <text:p text:style-name="P112">&lt;title&gt; 56 caractères MAX</text:p>
          </table:table-cell>
          <table:table-cell table:style-name="Tableau2.B1" office:value-type="string">
            <text:p text:style-name="P134"/>
          </table:table-cell>
        </table:table-row>
        <table:table-row table:style-name="Tableau2.2">
          <table:table-cell table:style-name="Tableau2.A5" office:value-type="string">
            <text:p text:style-name="P112">Meta description</text:p>
            <text:p text:style-name="P112">156 caractères MAX</text:p>
          </table:table-cell>
          <table:table-cell table:style-name="Tableau2.B2" office:value-type="string">
            <text:p text:style-name="P122"/>
          </table:table-cell>
        </table:table-row>
        <table:table-row table:style-name="Tableau2.2">
          <table:table-cell table:style-name="Tableau2.A5" office:value-type="string">
            <text:p text:style-name="P112">Sélection de Mots-clefs <text:span text:style-name="T2">à intégrer</text:span></text:p>
          </table:table-cell>
          <table:table-cell table:style-name="Tableau2.B2" office:value-type="string">
            <text:p text:style-name="P129">NOM_SITE</text:p>
          </table:table-cell>
        </table:table-row>
        <table:table-row table:style-name="Tableau2.4">
          <table:table-cell table:style-name="Tableau2.A5" office:value-type="string">
            <text:p text:style-name="P112">Nombre total de mots</text:p>
          </table:table-cell>
          <table:table-cell table:style-name="Tableau2.B4" office:value-type="string">
            <text:p text:style-name="P134"/>
          </table:table-cell>
        </table:table-row>
        <table:table-row table:style-name="Tableau2.4">
          <table:table-cell table:style-name="Tableau2.A5" office:value-type="string">
            <text:p text:style-name="P117">Fil d’ariane</text:p>
            <text:p text:style-name="P117">(Emplacement dans le menu)</text:p>
          </table:table-cell>
          <table:table-cell table:style-name="Tableau2.B4" office:value-type="string">
            <text:p text:style-name="P117">&gt; <text:span text:style-name="T3">Activité</text:span></text:p>
          </table:table-cell>
        </table:table-row>
      </table:table>
      <text:h text:style-name="P181" text:outline-level="1">H1 – ...</text:h>
      <text:p text:style-name="P55">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 Nunc sit amet bibendum massa, in pellentesque lorem. Nam non sem cursus arcu commodo ultrices. Fusce a lectus nisl.</text:p>
      <text:p text:style-name="P55">Sed lorem ex, vehicula a ultrices nec, sollicitudin hendrerit odio. Phasellus efficitur sollicitudin laoreet. Vivamus et blandit neque. Integer porttitor diam eget dui tempus commodo. Aliquam dapibus, elit vel laoreet molestie, lectus mauris rhoncus diam, nec scelerisque mi ipsum quis quam. Cras et felis auctor, pulvinar turpis ac, mollis neque. Praesent vel justo neque. Maecenas sit amet turpis ut quam auctor efficitur. Nullam efficitur leo et pellentesque iaculis. Suspendisse ultrices porta sodales. Praesent ac pretium ex, ut condimentum lacus.</text:p>
      <text:p text:style-name="P55"/>
      <text:p text:style-name="P2">Nombre de mots :</text:p>
      <text:h text:style-name="P176" text:outline-level="2" text:is-list-header="true">H2 – Activité</text:h>
      <text:p text:style-name="P55">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55"/>
      <text:p text:style-name="P2"><text:soft-page-break/>Nombre de mots :</text:p>
      <text:p text:style-name="P7"/>
      <table:table table:name="Tableau3" table:style-name="Tableau3">
        <table:table-column table:style-name="Tableau3.A"/>
        <table:table-row>
          <table:table-cell table:style-name="Tableau3.A1" office:value-type="string">
            <text:p text:style-name="P9">CTA<text:line-break/><text:span text:style-name="T1">(lien vers … )</text:span></text:p>
          </table:table-cell>
        </table:table-row>
      </table:table>
      <text:p text:style-name="P55"/>
      <text:h text:style-name="P176" text:outline-level="2" text:is-list-header="true">H2 – Activité</text:h>
      <text:p text:style-name="P55">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55"/>
      <text:p text:style-name="P2">Nombre de mots :</text:p>
      <text:p text:style-name="P7"/>
      <table:table table:name="Tableau10" table:style-name="Tableau10">
        <table:table-column table:style-name="Tableau10.A"/>
        <table:table-row>
          <table:table-cell table:style-name="Tableau10.A1" office:value-type="string">
            <text:p text:style-name="P9">CTA<text:line-break/><text:span text:style-name="T1">(lien vers … )</text:span></text:p>
          </table:table-cell>
        </table:table-row>
      </table:table>
      <text:p text:style-name="P55"/>
      <text:p text:style-name="P11">Pictos :</text:p>
      <text:p text:style-name="P13">Lorem ipsum // dolor sit amet // consectetur // adipiscing elit</text:p>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6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499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0%"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75%"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70%"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6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5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ille_20_moyenne_20_1_20_-_20_Accent_20_2" style:display-name="Grille moyenne 1 - Accent 2" style:family="paragraph" style:parent-style-name="Standard">
      <style:paragraph-properties fo:margin-left="1.249cm" fo:margin-right="0cm" fo:text-indent="0cm" style:auto-text-indent="false"/>
    </style:style>
    <style:style style:name="Liste_20_couleur_20_-_20_Accent_20_1" style:display-name="Liste couleur - Accent 1" style:family="paragraph" style:parent-style-name="Standard">
      <style:paragraph-properties fo:margin-left="1.249cm" fo:margin-right="0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fo:font-size="11pt" style:text-underline-style="solid" style:text-underline-width="auto" style:text-underline-color="font-color" style:font-size-asian="11pt" style:font-name-complex="Arial1" style:font-family-complex="Arial" style:font-family-generic-complex="swiss" style:font-pitch-complex="variable" style:font-size-complex="11pt"/>
    </style:style>
    <style:style style:name="WW8Num11z1" style:family="text">
      <style:text-properties fo:font-size="11pt" fo:font-weight="bold" fo:background-color="#ffff00" style:font-size-asian="11pt" style:font-weight-asian="bold" style:font-size-complex="11pt"/>
    </style:style>
    <style:style style:name="WW8Num11z2" style:family="text">
      <style:text-properties fo:font-style="italic" style:font-style-asian="italic"/>
    </style:style>
    <style:style style:name="WW8Num11z3" style:family="text"/>
    <style:style style:name="WW8Num8z0" style:family="text">
      <style:text-properties style:font-name="Arial1" fo:font-family="Arial" style:font-family-generic="swiss" style:font-pitch="variable" fo:font-size="11pt" style:font-name-asian="Times New Roman" style:font-family-asian="'Times New Roman'" style:font-family-generic-asian="roman" style:font-pitch-asian="variable" style:font-size-asian="11pt" style:font-name-complex="Courier New" style:font-family-complex="'Courier New'" style:font-family-generic-complex="modern" style:font-size-complex="11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fo:font-size="11pt" style:font-size-asian="11pt"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0" style:family="text">
      <style:text-properties fo:font-size="11pt" style:font-size-asian="11pt" style:font-size-complex="11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7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font-size="11pt" style:font-size-asian="11pt" style:font-size-complex="11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10z0" style:family="text">
      <style:text-properties fo:font-size="11pt" style:font-size-asian="11pt" style:font-name-complex="Arial1" style:font-family-complex="Arial" style:font-family-generic-complex="swiss" style:font-pitch-complex="variable" style:font-size-complex="11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9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10.994cm" fo:text-indent="-1.244cm" fo:margin-left="10.994cm"/>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1z3"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3"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1z3"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3"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49cm" fo:text-indent="-1.508cm" fo:margin-left="2.759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i">
        <style:list-level-properties text:list-level-position-and-space-mode="label-alignment">
          <style:list-level-label-alignment text:label-followed-by="listtab" fo:text-indent="-0.635cm" fo:margin-left="3.022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4.292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5.562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6.832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8.102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9.37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10.642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1.912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3.1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Numbering_20_Symbols"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38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i">
        <style:list-level-properties text:list-level-position-and-space-mode="label-alignment">
          <style:list-level-label-alignment text:label-followed-by="listtab" text:list-tab-stop-position="3.154cm" fo:text-indent="-1.27cm" fo:margin-left="3.154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Arial1"/>
      </text:list-level-style-bullet>
      <text:list-level-style-bullet text:level="2" text:style-name="WW8Num14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0:35:34.502000000</meta:creation-date>
    <dc:date>2018-07-24T04:34:52.832000000</dc:date>
    <meta:editing-duration>P3DT5H52M41S</meta:editing-duration>
    <meta:editing-cycles>279</meta:editing-cycles>
    <meta:generator>LibreOffice/6.0.2.1$Windows_X86_64 LibreOffice_project/f7f06a8f319e4b62f9bc5095aa112a65d2f3ac89</meta:generator>
    <meta:document-statistic meta:table-count="11" meta:image-count="6" meta:object-count="0" meta:page-count="36" meta:paragraph-count="613" meta:word-count="11064" meta:character-count="72827" meta:non-whitespace-character-count="62462"/>
  </office:meta>
</office:document-meta>
</file>